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" style:font-pitch="fixed"/>
    <style:font-face style:name="Comic Sans MS" svg:font-family="'Comic Sans MS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Math" svg:font-family="'Latin Modern Math'" style:font-pitch="variable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1fa5e5" officeooo:paragraph-rsid="002ea01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fa5e5" officeooo:paragraph-rsid="001fa5e5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3cd6d8" officeooo:paragraph-rsid="003cd6d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25799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1fa5e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0f55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f55dd" officeooo:paragraph-rsid="007c2d3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716091" officeooo:paragraph-rsid="00e8aa6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8aa6b" officeooo:paragraph-rsid="00e8aa6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3df49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1a2c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2626c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0f55d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paragraph-rsid="00ec75c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e9b06a" officeooo:paragraph-rsid="00e9b06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f55d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9921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099214" officeooo:paragraph-rsid="000d63f8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099214" officeooo:paragraph-rsid="0047db6d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scadia Mono" fo:font-size="12pt" fo:language="es" fo:country="ES" officeooo:rsid="002ea01c" officeooo:paragraph-rsid="003cd6d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ea01c" officeooo:paragraph-rsid="0053f585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94157" officeooo:paragraph-rsid="00294157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0f55d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e889c" officeooo:paragraph-rsid="00814a9f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edf93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cab10" officeooo:paragraph-rsid="00ef6f8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8adc17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86ac2f" officeooo:paragraph-rsid="00f305fd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152bc0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f305fd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8bc91" officeooo:paragraph-rsid="0048bc9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f305fd" officeooo:paragraph-rsid="00f305fd" style:font-size-asian="12pt" style:font-size-complex="12pt"/>
    </style:style>
    <style:style style:name="P43" style:family="paragraph" style:parent-style-name="Standard">
      <style:text-properties style:use-window-font-color="true" loext:opacity="0%" style:font-name="Cascadia Mono" fo:font-size="12pt" fo:language="es" fo:country="ES" officeooo:paragraph-rsid="0048bc91" style:font-size-asian="12pt" style:font-size-complex="12pt"/>
    </style:style>
    <style:style style:name="P44" style:family="paragraph" style:parent-style-name="Standard">
      <style:text-properties style:use-window-font-color="true" loext:opacity="0%" style:font-name="Cascadia Mono" fo:font-size="12pt" fo:language="es" fo:country="ES" officeooo:paragraph-rsid="010dc51e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48bc91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16c626" officeooo:paragraph-rsid="0016c626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2pt" fo:language="es" fo:country="ES" officeooo:rsid="00d8447e" officeooo:paragraph-rsid="00d8447e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47db6d" officeooo:paragraph-rsid="0047db6d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602ae5" officeooo:paragraph-rsid="00602ae5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2be97e" officeooo:paragraph-rsid="002be97e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f01e0" officeooo:paragraph-rsid="005f01e0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7225f" officeooo:paragraph-rsid="0057225f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d565" officeooo:paragraph-rsid="0059d565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officeooo:rsid="0059e914" officeooo:paragraph-rsid="005c7535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99214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99214" officeooo:paragraph-rsid="000d63f8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f55dd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0d63f8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0f55dd" officeooo:paragraph-rsid="007f93dc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0f55d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716091" officeooo:paragraph-rsid="00eb1c5a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e8aa6b" officeooo:paragraph-rsid="00eb1c5a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86ac2f" officeooo:paragraph-rsid="008adc17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f305fd" officeooo:paragraph-rsid="00f305fd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officeooo:rsid="004e889c" officeooo:paragraph-rsid="0048bc91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loext:opacity="0%"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10pt" fo:language="es" fo:country="ES" fo:font-weight="normal" officeooo:rsid="011552fe" officeooo:paragraph-rsid="011552fe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ascadia Mono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83" style:family="paragraph" style:parent-style-name="Standard">
      <style:text-properties style:use-window-font-color="true" loext:opacity="0%" style:font-name="Libre Franklin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84" style:family="paragraph" style:parent-style-name="Standard">
      <style:text-properties style:use-window-font-color="true" loext:opacity="0%" style:font-name="Libre Franklin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85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c93ed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1d5909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322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1205dc8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1135d3e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use-window-font-color="true" loext:opacity="0%" style:font-name="Libre Franklin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use-window-font-color="true" loext:opacity="0%"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use-window-font-color="true" loext:opacity="0%" style:font-name="Libre Franklin" fo:font-size="12pt" fo:language="es" fo:country="ES" fo:font-weight="normal" officeooo:rsid="00ad630e" officeooo:paragraph-rsid="00e13195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use-window-font-color="true" loext:opacity="0%" style:font-name="Libre Franklin" fo:font-size="12pt" fo:language="es" fo:country="ES" fo:font-style="normal" officeooo:rsid="0048205f" officeooo:paragraph-rsid="00f7ed93" style:font-size-asian="10.5pt" style:font-style-asian="normal" style:font-size-complex="12pt" style:font-style-complex="normal"/>
    </style:style>
    <style:style style:name="P99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text-properties style:use-window-font-color="true" loext:opacity="0%" style:font-name="Libre Franklin SemiBold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02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08dd4d" officeooo:paragraph-rsid="00e13195" style:font-size-asian="10pt" style:font-size-complex="10pt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04e889c" officeooo:paragraph-rsid="00257994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fa5e5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1a2cb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2626c3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0f55dd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1427f5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paragraph-rsid="0046378c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scadia Mono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ascadia Mono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12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124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12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12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12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2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12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6c2d3" style:font-size-asian="12pt" style:font-weight-asian="normal" style:font-size-complex="12pt" style:font-weight-complex="normal"/>
    </style:style>
    <style:style style:name="P130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63a02" officeooo:paragraph-rsid="01274c7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32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b239f" style:font-size-asian="12pt" style:font-weight-asian="normal" style:font-size-complex="12pt" style:font-weight-complex="normal"/>
    </style:style>
    <style:style style:name="P133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bff404" officeooo:paragraph-rsid="012c18e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135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00a926" style:font-size-asian="12pt" style:font-weight-asian="normal" style:font-size-complex="12pt" style:font-weight-complex="normal"/>
    </style:style>
    <style:style style:name="P136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b239f" style:font-size-asian="12pt" style:font-weight-asian="normal" style:font-size-complex="12pt" style:font-weight-complex="normal"/>
    </style:style>
    <style:style style:name="P137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2c18e3" style:font-size-asian="12pt" style:font-weight-asian="normal" style:font-size-complex="12pt" style:font-weight-complex="normal"/>
    </style:style>
    <style:style style:name="P138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ca7a8f" officeooo:paragraph-rsid="0131aff9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c93ed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fo:font-weight="normal" officeooo:rsid="00ad630e" officeooo:paragraph-rsid="011d5909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font-variant="normal" fo:text-transform="none" style:use-window-font-color="true" loext:opacity="0%" style:font-name="Libre Franklin" fo:font-size="12pt" fo:letter-spacing="normal" fo:language="es" fo:country="ES" fo:font-style="normal" style:text-underline-style="none" fo:font-weight="normal" officeooo:rsid="00ca7a8f" officeooo:paragraph-rsid="01360cb8" style:font-size-asian="10.5pt" style:font-weight-asian="normal" style:font-size-complex="12pt" style:font-weight-complex="normal"/>
    </style:style>
    <style:style style:name="P142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143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144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caf3d4" style:font-size-asian="12pt" style:font-size-complex="12pt"/>
    </style:style>
    <style:style style:name="P145" style:family="paragraph" style:parent-style-name="Standard">
      <style:text-properties fo:font-variant="normal" fo:text-transform="none" style:use-window-font-color="true" loext:opacity="0%" style:font-name="Libre Franklin" fo:font-size="12pt" fo:language="es" fo:country="ES" fo:font-weight="normal" officeooo:paragraph-rsid="00d5a8a8" style:font-size-asian="12pt" style:font-size-complex="12pt"/>
    </style:style>
    <style:style style:name="P146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147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49617" style:font-size-asian="12pt" style:font-weight-asian="normal" style:font-size-complex="12pt" style:font-weight-complex="normal"/>
    </style:style>
    <style:style style:name="P148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6c2d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1274c7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152" style:family="paragraph" style:parent-style-name="Standard">
      <style:text-properties fo:font-variant="normal" fo:text-transform="none" fo:color="#ff0000" loext:opacity="100%" style:font-name="Libre Franklin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53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154" style:family="paragraph" style:parent-style-name="Standard">
      <style:text-properties fo:font-variant="normal" fo:text-transform="none" fo:color="#ff0000" loext:opacity="100%" style:font-name="Libre Franklin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155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facdda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10e3ce3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0f27f" officeooo:paragraph-rsid="00b376a3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b63a02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0c711f9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49617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6c2d3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b63a02" officeooo:paragraph-rsid="01274c73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1c32d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a7a8f" officeooo:paragraph-rsid="00d5a8a8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variant="normal" fo:text-transform="none" fo:color="#ff0000" loext:opacity="100%" style:font-name="Libre Franklin" fo:font-size="11pt" fo:letter-spacing="normal" fo:language="es" fo:country="ES" fo:font-style="normal" fo:font-weight="normal" officeooo:rsid="00cd3255" officeooo:paragraph-rsid="00d5a8a8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0f27f" officeooo:paragraph-rsid="010e3ce3" style:font-size-asian="11pt" style:font-weight-asian="normal" style:font-size-complex="11pt" style:font-weight-complex="normal"/>
    </style:style>
    <style:style style:name="P168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b63a02" officeooo:paragraph-rsid="00c711f9" style:font-size-asian="11pt" style:font-weight-asian="normal" style:font-size-complex="11pt" style:font-weight-complex="normal"/>
    </style:style>
    <style:style style:name="P169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d3255" style:font-size-asian="11pt" style:font-weight-asian="normal" style:font-size-complex="11pt" style:font-weight-complex="normal"/>
    </style:style>
    <style:style style:name="P170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ce1207" style:font-size-asian="11pt" style:font-weight-asian="normal" style:font-size-complex="11pt" style:font-weight-complex="normal"/>
    </style:style>
    <style:style style:name="P171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47e51" style:font-size-asian="11pt" style:font-weight-asian="normal" style:font-size-complex="11pt" style:font-weight-complex="normal"/>
    </style:style>
    <style:style style:name="P172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b239f" style:font-size-asian="11pt" style:font-weight-asian="normal" style:font-size-complex="11pt" style:font-weight-complex="normal"/>
    </style:style>
    <style:style style:name="P173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0d5a8a8" style:font-size-asian="11pt" style:font-weight-asian="normal" style:font-size-complex="11pt" style:font-weight-complex="normal"/>
    </style:style>
    <style:style style:name="P174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d3255" officeooo:paragraph-rsid="012c18e3" style:font-size-asian="11pt" style:font-weight-asian="normal" style:font-size-complex="11pt" style:font-weight-complex="normal"/>
    </style:style>
    <style:style style:name="P175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a7a8f" style:font-size-asian="11pt" style:font-weight-asian="normal" style:font-size-complex="11pt" style:font-weight-complex="normal"/>
    </style:style>
    <style:style style:name="P176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d3255" style:font-size-asian="11pt" style:font-weight-asian="normal" style:font-size-complex="11pt" style:font-weight-complex="normal"/>
    </style:style>
    <style:style style:name="P177" style:family="paragraph" style:parent-style-name="Standard">
      <style:text-properties fo:font-variant="normal" fo:text-transform="none" fo:color="#ff0000" loext:opacity="100%" style:font-name="Libre Franklin" fo:font-size="11pt" fo:language="es" fo:country="ES" fo:font-weight="normal" officeooo:rsid="00ca7a8f" officeooo:paragraph-rsid="00ce1207" style:font-size-asian="11pt" style:font-weight-asian="normal" style:font-size-complex="11pt" style:font-weight-complex="normal"/>
    </style:style>
    <style:style style:name="P178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179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180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181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183" style:family="paragraph" style:parent-style-name="Standard">
      <style:text-properties fo:font-variant="normal" fo:text-transform="none" fo:color="#000000" loext:opacity="100%" style:font-name="Libre Franklin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184" style:family="paragraph" style:parent-style-name="Standard">
      <style:text-properties fo:font-variant="normal" fo:text-transform="none" style:font-name="Libre Franklin" fo:font-size="11pt" fo:language="es" fo:country="ES" officeooo:paragraph-rsid="00e13195" style:font-size-asian="11pt" style:font-size-complex="11pt"/>
    </style:style>
    <style:style style:name="P185" style:family="paragraph" style:parent-style-name="Standard">
      <style:text-properties fo:font-variant="normal" fo:text-transform="none" style:font-name="Libre Franklin" fo:font-size="11pt" fo:language="es" fo:country="ES" fo:font-weight="normal" officeooo:paragraph-rsid="00e13195" style:font-size-asian="11pt" style:font-weight-asian="normal" style:font-size-complex="11pt"/>
    </style:style>
    <style:style style:name="P186" style:family="paragraph" style:parent-style-name="Standard">
      <style:paragraph-properties fo:text-align="start" style:justify-single-word="false"/>
      <style:text-properties style:font-name="Cascadia Mono" fo:language="es" fo:country="ES" officeooo:paragraph-rsid="001427f5"/>
    </style:style>
    <style:style style:name="P187" style:family="paragraph" style:parent-style-name="Standard">
      <style:paragraph-properties fo:text-align="start" style:justify-single-word="false"/>
      <style:text-properties style:font-name="Cascadia Mono" fo:language="es" fo:country="ES" officeooo:paragraph-rsid="0046378c"/>
    </style:style>
    <style:style style:name="P188" style:family="paragraph" style:parent-style-name="Standard">
      <style:paragraph-properties fo:text-align="start" style:justify-single-word="false"/>
      <style:text-properties style:font-name="Cascadia Mono" fo:language="es" fo:country="ES" officeooo:paragraph-rsid="007a17a4"/>
    </style:style>
    <style:style style:name="P189" style:family="paragraph" style:parent-style-name="Standard">
      <style:text-properties style:font-name="Cascadia Mono" fo:language="es" fo:country="ES" officeooo:paragraph-rsid="00f7ed93"/>
    </style:style>
    <style:style style:name="P190" style:family="paragraph" style:parent-style-name="Standard">
      <style:text-properties style:font-name="Cascadia Mono" fo:language="es" fo:country="ES" fo:font-style="italic" officeooo:paragraph-rsid="00f7ed93" style:font-style-asian="italic" style:font-style-complex="italic"/>
    </style:style>
    <style:style style:name="P191" style:family="paragraph" style:parent-style-name="Standard">
      <style:text-properties style:font-name="Cascadia Mono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92" style:family="paragraph" style:parent-style-name="Standard">
      <style:text-properties fo:color="#ff0000" loext:opacity="100%" style:font-name="Libre Franklin" fo:font-size="10.5pt" fo:language="es" fo:country="ES" fo:font-weight="normal" style:font-size-asian="10.5pt" style:font-weight-asian="normal" style:font-size-complex="10.5pt" style:font-weight-complex="normal"/>
    </style:style>
    <style:style style:name="P193" style:family="paragraph" style:parent-style-name="Standard">
      <style:text-properties fo:color="#ff0000" loext:opacity="100%" style:font-name="Libre Franklin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194" style:family="paragraph" style:parent-style-name="Standard">
      <style:text-properties fo:color="#ff0000" loext:opacity="100%" style:font-name="Libre Franklin" fo:font-size="10.5pt" fo:language="es" fo:country="ES" fo:font-weight="normal" officeooo:paragraph-rsid="011bdad8" style:font-size-asian="10.5pt" style:font-weight-asian="normal" style:font-size-complex="10.5pt" style:font-weight-complex="normal"/>
    </style:style>
    <style:style style:name="P195" style:family="paragraph" style:parent-style-name="Standard">
      <style:text-properties fo:color="#ff0000" loext:opacity="100%" style:font-name="Libre Franklin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96" style:family="paragraph" style:parent-style-name="Standard">
      <style:text-properties fo:color="#ff0000" loext:opacity="100%" style:font-name="Libre Franklin" fo:font-size="10pt" fo:language="es" fo:country="ES" officeooo:paragraph-rsid="01064fdc" style:font-size-asian="10pt" style:font-size-complex="10pt"/>
    </style:style>
    <style:style style:name="P197" style:family="paragraph" style:parent-style-name="Standard">
      <style:text-properties fo:color="#ff0000" loext:opacity="100%" style:font-name="Libre Franklin" fo:font-size="12pt" fo:language="es" fo:country="ES" officeooo:paragraph-rsid="00e4a515" style:font-size-asian="12pt" style:font-size-complex="12pt"/>
    </style:style>
    <style:style style:name="P198" style:family="paragraph" style:parent-style-name="Standard">
      <style:text-properties fo:color="#ff0000" loext:opacity="100%" style:font-name="Libre Franklin" fo:font-size="11pt" fo:language="es" fo:country="ES" fo:font-weight="normal" officeooo:paragraph-rsid="008e26ca" style:font-size-asian="11pt" style:font-weight-asian="normal" style:font-size-complex="11pt" style:font-weight-complex="normal"/>
    </style:style>
    <style:style style:name="P199" style:family="paragraph" style:parent-style-name="Standard">
      <style:text-properties fo:color="#ff0000" loext:opacity="100%"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200" style:family="paragraph" style:parent-style-name="Standard">
      <style:text-properties fo:color="#ff0000" loext:opacity="100%" style:font-name="Libre Franklin" fo:font-size="11pt" fo:language="es" fo:country="ES" fo:font-weight="normal" officeooo:paragraph-rsid="008eb55a" style:font-size-asian="11pt" style:font-weight-asian="normal" style:font-size-complex="11pt" style:font-weight-complex="normal"/>
    </style:style>
    <style:style style:name="P201" style:family="paragraph" style:parent-style-name="Standard">
      <style:text-properties fo:color="#ff0000" loext:opacity="100%" style:font-name="Libre Franklin" fo:font-size="11pt" fo:language="es" fo:country="ES" fo:font-weight="normal" officeooo:paragraph-rsid="0119fdb8" style:font-size-asian="11pt" style:font-weight-asian="normal" style:font-size-complex="11pt" style:font-weight-complex="normal"/>
    </style:style>
    <style:style style:name="P202" style:family="paragraph" style:parent-style-name="Standard">
      <style:text-properties fo:color="#ff0000" loext:opacity="100%" style:font-name="Libre Franklin" fo:font-size="11pt" fo:language="es" fo:country="ES" fo:font-weight="normal" officeooo:paragraph-rsid="00915de8" style:font-size-asian="11pt" style:font-weight-asian="normal" style:font-size-complex="11pt" style:font-weight-complex="normal"/>
    </style:style>
    <style:style style:name="P203" style:family="paragraph" style:parent-style-name="Standard">
      <style:text-properties fo:color="#ff0000" loext:opacity="100%" style:font-name="Libre Franklin" fo:font-size="11pt" fo:language="es" fo:country="ES" fo:font-weight="normal" officeooo:paragraph-rsid="011bdad8" style:font-size-asian="11pt" style:font-weight-asian="normal" style:font-size-complex="11pt" style:font-weight-complex="normal"/>
    </style:style>
    <style:style style:name="P204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e13195" style:font-size-asian="11pt" style:font-weight-asian="normal" style:font-size-complex="11pt" style:font-weight-complex="normal"/>
    </style:style>
    <style:style style:name="P205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facdda" style:font-size-asian="11pt" style:font-weight-asian="normal" style:font-size-complex="11pt" style:font-weight-complex="normal"/>
    </style:style>
    <style:style style:name="P206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c93ed" style:font-size-asian="11pt" style:font-weight-asian="normal" style:font-size-complex="11pt" style:font-weight-complex="normal"/>
    </style:style>
    <style:style style:name="P207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1d5909" style:font-size-asian="11pt" style:font-weight-asian="normal" style:font-size-complex="11pt" style:font-weight-complex="normal"/>
    </style:style>
    <style:style style:name="P208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0f27f" style:font-size-asian="11pt" style:font-weight-asian="normal" style:font-size-complex="11pt" style:font-weight-complex="normal"/>
    </style:style>
    <style:style style:name="P209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0b2cd0a" style:font-size-asian="11pt" style:font-weight-asian="normal" style:font-size-complex="11pt" style:font-weight-complex="normal"/>
    </style:style>
    <style:style style:name="P210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322" style:font-size-asian="11pt" style:font-weight-asian="normal" style:font-size-complex="11pt" style:font-weight-complex="normal"/>
    </style:style>
    <style:style style:name="P211" style:family="paragraph" style:parent-style-name="Standard">
      <style:text-properties fo:color="#ff0000" loext:opacity="100%" style:font-name="Libre Franklin" fo:font-size="11pt" fo:language="es" fo:country="ES" fo:font-weight="normal" officeooo:rsid="00b0f27f" officeooo:paragraph-rsid="01205dc8" style:font-size-asian="11pt" style:font-weight-asian="normal" style:font-size-complex="11pt" style:font-weight-complex="normal"/>
    </style:style>
    <style:style style:name="P212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e13195" style:font-size-asian="11pt" style:font-style-asian="normal" style:font-weight-asian="normal" style:font-size-complex="11pt" style:font-style-complex="normal" style:font-weight-complex="normal"/>
    </style:style>
    <style:style style:name="P213" style:family="paragraph" style:parent-style-name="Standard">
      <style:text-properties fo:color="#ff0000" loext:opacity="100%" style:font-name="Libre Franklin" fo:font-size="11pt" fo:language="es" fo:country="ES" fo:font-style="normal" fo:font-weight="normal" officeooo:rsid="00b0f27f" officeooo:paragraph-rsid="00facdda" style:font-size-asian="11pt" style:font-style-asian="normal" style:font-weight-asian="normal" style:font-size-complex="11pt" style:font-style-complex="normal" style:font-weight-complex="normal"/>
    </style:style>
    <style:style style:name="P214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7ed93" style:font-size-asian="11pt" style:font-style-asian="normal" style:font-size-complex="11pt" style:font-style-complex="normal"/>
    </style:style>
    <style:style style:name="P215" style:family="paragraph" style:parent-style-name="Standard">
      <style:text-properties fo:color="#ff0000" loext:opacity="100%" style:font-name="Libre Franklin" fo:font-size="11pt" fo:language="es" fo:country="ES" fo:font-style="normal" officeooo:rsid="00199ac8" officeooo:paragraph-rsid="00fe1b5d" style:font-size-asian="11pt" style:font-style-asian="normal" style:font-size-complex="11pt" style:font-style-complex="normal"/>
    </style:style>
    <style:style style:name="P216" style:family="paragraph" style:parent-style-name="Standard">
      <style:text-properties fo:color="#ff0000" loext:opacity="100%" style:font-name="Libre Franklin" fo:font-size="11pt" fo:language="es" fo:country="ES" fo:font-style="normal" officeooo:rsid="001b2359" officeooo:paragraph-rsid="00f7ed93" style:font-size-asian="11pt" style:font-style-asian="normal" style:font-size-complex="11pt" style:font-style-complex="normal"/>
    </style:style>
    <style:style style:name="P217" style:family="paragraph" style:parent-style-name="Standard">
      <style:text-properties fo:color="#ff0000" loext:opacity="100%" style:font-name="Libre Franklin" fo:font-size="11pt" fo:language="es" fo:country="ES" fo:font-style="normal" officeooo:rsid="0048205f" officeooo:paragraph-rsid="00f7ed93" style:font-size-asian="11pt" style:font-style-asian="normal" style:font-size-complex="11pt" style:font-style-complex="normal"/>
    </style:style>
    <style:style style:name="P218" style:family="paragraph" style:parent-style-name="Standard">
      <style:text-properties fo:color="#ff0000" loext:opacity="100%" style:font-name="Libre Franklin" fo:font-size="11pt" fo:language="es" fo:country="ES" fo:font-style="normal" officeooo:rsid="001e6150" officeooo:paragraph-rsid="00f7ed93" style:font-size-asian="11pt" style:font-style-asian="normal" style:font-size-complex="11pt" style:font-style-complex="normal"/>
    </style:style>
    <style:style style:name="P219" style:family="paragraph" style:parent-style-name="Standard">
      <style:text-properties fo:color="#ff0000" loext:opacity="100%" style:font-name="Libre Franklin" fo:font-size="11pt" fo:language="es" fo:country="ES" officeooo:paragraph-rsid="00e4a515" style:font-size-asian="11pt" style:font-size-complex="11pt"/>
    </style:style>
    <style:style style:name="P220" style:family="paragraph" style:parent-style-name="Standard">
      <style:text-properties fo:color="#ff0000" loext:opacity="100%" style:font-name="Libre Franklin" fo:font-size="11pt" fo:language="es" fo:country="ES" officeooo:paragraph-rsid="00e13195" style:font-size-asian="11pt" style:font-size-complex="11pt"/>
    </style:style>
    <style:style style:name="P221" style:family="paragraph" style:parent-style-name="Standard">
      <style:text-properties fo:color="#ff0000" loext:opacity="100%" style:font-name="Libre Franklin" fo:font-size="11pt" fo:language="es" fo:country="ES" officeooo:paragraph-rsid="01344015" style:font-size-asian="11pt" style:font-size-complex="11pt"/>
    </style:style>
    <style:style style:name="P222" style:family="paragraph" style:parent-style-name="Standard">
      <style:text-properties fo:color="#ff0000" loext:opacity="100%" style:font-name="Libre Franklin" fo:font-size="11pt" fo:language="es" fo:country="ES" officeooo:paragraph-rsid="01360cb8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ff0000" loext:opacity="100%" style:font-name="Libre Franklin SemiBold" fo:language="es" fo:country="ES" fo:font-weight="normal" style:font-weight-asian="normal" style:font-weight-complex="normal"/>
    </style:style>
    <style:style style:name="P224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language="es" fo:country="ES" fo:font-style="normal" fo:font-weight="normal" officeooo:rsid="00187abd" officeooo:paragraph-rsid="00f7ed93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226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22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officeooo:paragraph-rsid="00e13195" style:font-weight-asian="normal"/>
    </style:style>
    <style:style style:name="P229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230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231" style:family="paragraph" style:parent-style-name="Standard">
      <style:text-properties fo:text-transform="uppercase" style:use-window-font-color="true" loext:opacity="0%" style:font-name="Libre Franklin" fo:font-size="12pt" fo:language="es" fo:country="ES" fo:font-weight="normal" officeooo:rsid="00ad630e" officeooo:paragraph-rsid="011c93ed" style:font-size-asian="10.5pt" style:font-weight-asian="normal" style:font-size-complex="12pt" style:font-weight-complex="normal"/>
    </style:style>
    <style:style style:name="P232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33" style:family="paragraph" style:parent-style-name="Standard">
      <style:text-properties fo:text-transform="uppercase" style:use-window-font-color="true" loext:opacity="0%" style:font-name="Libre Franklin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234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235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236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37" style:family="paragraph" style:parent-style-name="Standard">
      <style:text-properties fo:text-transform="uppercase" style:font-name="Libre Franklin" fo:language="es" fo:country="ES" fo:font-weight="normal" officeooo:paragraph-rsid="00915de8" style:font-weight-asian="normal" style:font-weight-complex="normal"/>
    </style:style>
    <style:style style:name="P238" style:family="paragraph" style:parent-style-name="Standard">
      <style:text-properties fo:text-transform="uppercase" style:font-name="Libre Franklin" fo:language="es" fo:country="ES" fo:font-weight="normal" officeooo:paragraph-rsid="00e13195" style:font-weight-asian="normal"/>
    </style:style>
    <style:style style:name="P239" style:family="paragraph" style:parent-style-name="Standard">
      <style:text-properties fo:text-transform="uppercase" style:font-name="Libre Franklin" fo:language="es" fo:country="ES" fo:font-weight="normal" officeooo:paragraph-rsid="01360cb8" style:font-weight-asian="normal"/>
    </style:style>
    <style:style style:name="P240" style:family="paragraph" style:parent-style-name="Standard">
      <style:text-properties fo:text-transform="uppercase" style:font-name="Libre Franklin" fo:font-size="12pt" fo:language="es" fo:country="ES" fo:font-weight="normal" officeooo:paragraph-rsid="00e13195" style:font-size-asian="10.5pt" style:font-weight-asian="normal" style:font-size-complex="12pt"/>
    </style:style>
    <style:style style:name="P241" style:family="paragraph" style:parent-style-name="Standard">
      <style:text-properties fo:text-transform="uppercase" style:font-name="Libre Franklin" fo:font-size="12pt" fo:language="es" fo:country="ES" fo:font-weight="normal" officeooo:paragraph-rsid="01360cb8" style:font-size-asian="10.5pt" style:font-weight-asian="normal" style:font-size-complex="12pt"/>
    </style:style>
    <style:style style:name="P242" style:family="paragraph" style:parent-style-name="Standard">
      <style:text-properties fo:text-transform="uppercase" style:font-name="Libre Franklin SemiBold" fo:language="es" fo:country="ES" fo:font-weight="normal" officeooo:paragraph-rsid="00e13195" style:font-weight-asian="normal"/>
    </style:style>
    <style:style style:name="P243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44" style:family="paragraph" style:parent-style-name="Standard">
      <style:text-properties fo:color="#808080" loext:opacity="100%" style:font-name="Libre Franklin SemiBold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45" style:family="paragraph" style:parent-style-name="Standard">
      <style:text-properties fo:color="#808080" loext:opacity="100%"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46" style:family="paragraph" style:parent-style-name="Standard">
      <style:text-properties style:font-name="Liberation Mono" fo:language="es" fo:country="ES" fo:font-weight="bold" style:font-weight-asian="bold" style:font-weight-complex="bold"/>
    </style:style>
    <style:style style:name="P247" style:family="paragraph" style:parent-style-name="Standard">
      <style:text-properties style:font-name="Liberation Mono" fo:language="es" fo:country="ES" fo:font-weight="normal" style:font-weight-asian="normal" style:font-weight-complex="normal"/>
    </style:style>
    <style:style style:name="P248" style:family="paragraph" style:parent-style-name="Standard">
      <style:text-properties style:font-name="Libre Franklin" fo:language="es" fo:country="ES" fo:font-weight="normal" style:font-weight-asian="normal" style:font-weight-complex="normal"/>
    </style:style>
    <style:style style:name="P249" style:family="paragraph" style:parent-style-name="Standard">
      <style:text-properties style:font-name="Libre Franklin" fo:language="es" fo:country="ES" fo:font-weight="normal" officeooo:paragraph-rsid="008e26ca" style:font-weight-asian="normal" style:font-weight-complex="normal"/>
    </style:style>
    <style:style style:name="P250" style:family="paragraph" style:parent-style-name="Standard">
      <style:text-properties style:font-name="Libre Franklin" fo:language="es" fo:country="ES" fo:font-weight="normal" officeooo:paragraph-rsid="008f9b4b" style:font-weight-asian="normal" style:font-weight-complex="normal"/>
    </style:style>
    <style:style style:name="P251" style:family="paragraph" style:parent-style-name="Standard">
      <style:text-properties style:font-name="Libre Franklin" fo:language="es" fo:country="ES" fo:font-weight="normal" officeooo:paragraph-rsid="0090ac22" style:font-weight-asian="normal" style:font-weight-complex="normal"/>
    </style:style>
    <style:style style:name="P252" style:family="paragraph" style:parent-style-name="Standard">
      <style:text-properties style:font-name="Libre Franklin" fo:language="es" fo:country="ES" fo:font-weight="normal" officeooo:paragraph-rsid="00915de8" style:font-weight-asian="normal" style:font-weight-complex="normal"/>
    </style:style>
    <style:style style:name="P253" style:family="paragraph" style:parent-style-name="Standard">
      <style:text-properties style:font-name="Libre Franklin" fo:language="es" fo:country="ES" fo:font-weight="normal" officeooo:paragraph-rsid="01181a21" style:font-weight-asian="normal" style:font-weight-complex="normal"/>
    </style:style>
    <style:style style:name="P254" style:family="paragraph" style:parent-style-name="Standard">
      <style:text-properties style:font-name="Libre Franklin" fo:language="es" fo:country="ES" fo:font-weight="normal" officeooo:paragraph-rsid="0119fdb8" style:font-weight-asian="normal" style:font-weight-complex="normal"/>
    </style:style>
    <style:style style:name="P255" style:family="paragraph" style:parent-style-name="Standard">
      <style:text-properties style:font-name="Libre Franklin" fo:language="es" fo:country="ES" fo:font-weight="normal" officeooo:paragraph-rsid="011bdad8" style:font-weight-asian="normal" style:font-weight-complex="normal"/>
    </style:style>
    <style:style style:name="P256" style:family="paragraph" style:parent-style-name="Standard">
      <style:text-properties style:font-name="Libre Franklin" fo:language="es" fo:country="ES"/>
    </style:style>
    <style:style style:name="P257" style:family="paragraph" style:parent-style-name="Standard">
      <style:text-properties style:font-name="Libre Franklin" fo:language="es" fo:country="ES" officeooo:paragraph-rsid="00f7ed93"/>
    </style:style>
    <style:style style:name="P258" style:family="paragraph" style:parent-style-name="Standard">
      <style:text-properties style:font-name="Libre Franklin" fo:language="es" fo:country="ES" officeooo:paragraph-rsid="00fe1b5d"/>
    </style:style>
    <style:style style:name="P259" style:family="paragraph" style:parent-style-name="Standard">
      <style:text-properties style:font-name="Libre Franklin" fo:language="es" fo:country="ES" officeooo:paragraph-rsid="00e4a515"/>
    </style:style>
    <style:style style:name="P260" style:family="paragraph" style:parent-style-name="Standard">
      <style:text-properties style:font-name="Libre Franklin" fo:language="es" fo:country="ES" officeooo:paragraph-rsid="00e13195"/>
    </style:style>
    <style:style style:name="P261" style:family="paragraph" style:parent-style-name="Standard">
      <style:text-properties style:font-name="Libre Franklin" fo:language="es" fo:country="ES" officeooo:paragraph-rsid="00e3db1c"/>
    </style:style>
    <style:style style:name="P262" style:family="paragraph" style:parent-style-name="Standard">
      <style:text-properties style:font-name="Libre Franklin" fo:language="es" fo:country="ES" officeooo:paragraph-rsid="01344015"/>
    </style:style>
    <style:style style:name="P263" style:family="paragraph" style:parent-style-name="Standard">
      <style:text-properties style:font-name="Libre Franklin" fo:language="es" fo:country="ES" officeooo:paragraph-rsid="01360cb8"/>
    </style:style>
    <style:style style:name="P264" style:family="paragraph" style:parent-style-name="Standard">
      <style:text-properties style:font-name="Libre Franklin" fo:font-size="12pt" fo:language="es" fo:country="ES" fo:font-weight="normal" style:font-size-asian="12pt" style:font-weight-asian="normal" style:font-size-complex="12pt" style:font-weight-complex="normal"/>
    </style:style>
    <style:style style:name="P265" style:family="paragraph" style:parent-style-name="Standard">
      <style:text-properties style:font-name="Libre Franklin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66" style:family="paragraph" style:parent-style-name="Standard">
      <style:text-properties style:font-name="Libre Franklin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67" style:family="paragraph" style:parent-style-name="Standard">
      <style:text-properties style:font-name="Libre Franklin" fo:font-size="12pt" fo:language="es" fo:country="ES" fo:font-style="normal" officeooo:paragraph-rsid="0130d7a6" style:font-size-asian="12pt" style:font-style-asian="normal" style:font-size-complex="12pt" style:font-style-complex="normal"/>
    </style:style>
    <style:style style:name="P268" style:family="paragraph" style:parent-style-name="Standard">
      <style:text-properties style:font-name="Libre Franklin" fo:font-size="12pt" fo:language="es" fo:country="ES" fo:font-style="normal" officeooo:paragraph-rsid="00f7ed93" style:font-size-asian="10.5pt" style:font-style-asian="normal" style:font-size-complex="12pt" style:font-style-complex="normal"/>
    </style:style>
    <style:style style:name="P269" style:family="paragraph" style:parent-style-name="Standard">
      <style:text-properties style:font-name="Libre Franklin" fo:font-size="12pt" fo:language="es" fo:country="ES" fo:font-style="normal" officeooo:rsid="00199ac8" officeooo:paragraph-rsid="0130d7a6" style:font-size-asian="10.5pt" style:font-style-asian="normal" style:font-size-complex="12pt" style:font-style-complex="normal"/>
    </style:style>
    <style:style style:name="P270" style:family="paragraph" style:parent-style-name="Standard">
      <style:paragraph-properties fo:text-align="center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71" style:family="paragraph" style:parent-style-name="Standard">
      <style:paragraph-properties fo:text-align="start" style:justify-single-word="false"/>
      <style:text-properties style:font-name="Libre Franklin" fo:font-size="12pt" fo:language="es" fo:country="ES" officeooo:paragraph-rsid="00e13195" style:font-size-asian="10.5pt" style:font-size-complex="12pt"/>
    </style:style>
    <style:style style:name="P272" style:family="paragraph" style:parent-style-name="Standard">
      <style:text-properties style:font-name="Libre Franklin" fo:font-size="12pt" fo:language="es" fo:country="ES" officeooo:paragraph-rsid="00e13195" style:font-size-asian="10.5pt" style:font-size-complex="12pt"/>
    </style:style>
    <style:style style:name="P273" style:family="paragraph" style:parent-style-name="Standard">
      <style:text-properties style:font-name="Libre Franklin" fo:font-size="12pt" fo:language="es" fo:country="ES" style:text-underline-style="none" officeooo:paragraph-rsid="00e13195" style:font-size-asian="10.5pt" style:font-size-complex="12pt"/>
    </style:style>
    <style:style style:name="P274" style:family="paragraph" style:parent-style-name="Standard">
      <style:text-properties style:font-name="Libre Franklin" fo:font-size="12pt" fo:language="es" fo:country="ES" style:text-underline-style="none" officeooo:paragraph-rsid="01360cb8" style:font-size-asian="10.5pt" style:font-size-complex="12pt"/>
    </style:style>
    <style:style style:name="P275" style:family="paragraph" style:parent-style-name="Standard">
      <style:text-properties style:font-name="Libre Franklin" fo:font-size="12pt" fo:language="es" fo:country="ES" officeooo:paragraph-rsid="00f7ed93" style:font-size-asian="12pt" style:font-size-complex="12pt"/>
    </style:style>
    <style:style style:name="P276" style:family="paragraph" style:parent-style-name="Standard">
      <style:text-properties style:font-name="Libre Franklin" fo:font-size="11pt" fo:language="es" fo:country="ES" fo:font-weight="normal" officeooo:paragraph-rsid="0090ac22" style:font-size-asian="11pt" style:font-weight-asian="normal" style:font-size-complex="11pt" style:font-weight-complex="normal"/>
    </style:style>
    <style:style style:name="P277" style:family="paragraph" style:parent-style-name="Standard">
      <style:text-properties style:font-name="Libre Franklin" fo:font-size="11pt" fo:language="es" fo:country="ES" fo:font-weight="normal" style:font-size-asian="11pt" style:font-weight-asian="normal" style:font-size-complex="11pt" style:font-weight-complex="normal"/>
    </style:style>
    <style:style style:name="P278" style:family="paragraph" style:parent-style-name="Standard">
      <style:text-properties style:font-name="Libre Franklin" fo:font-size="11pt" fo:language="es" fo:country="ES" fo:font-style="normal" officeooo:rsid="0047a2eb" officeooo:paragraph-rsid="00f7ed93" style:font-size-asian="11pt" style:font-style-asian="normal" style:font-size-complex="11pt" style:font-style-complex="normal"/>
    </style:style>
    <style:style style:name="P279" style:family="paragraph" style:parent-style-name="Standard">
      <style:text-properties style:font-name="Libre Franklin" fo:font-size="11pt" fo:language="es" fo:country="ES" fo:font-style="normal" officeooo:paragraph-rsid="00f7ed93" style:font-size-asian="11pt" style:font-style-asian="normal" style:font-size-complex="11pt" style:font-style-complex="normal"/>
    </style:style>
    <style:style style:name="P280" style:family="paragraph" style:parent-style-name="Standard">
      <style:text-properties style:font-name="Libre Franklin" fo:font-size="11pt" fo:language="es" fo:country="ES" officeooo:paragraph-rsid="00f7ed93" style:font-size-asian="11pt" style:font-size-complex="11pt"/>
    </style:style>
    <style:style style:name="P281" style:family="paragraph" style:parent-style-name="Standard">
      <style:text-properties style:font-name="Libre Franklin" fo:font-size="11pt" fo:language="es" fo:country="ES" officeooo:paragraph-rsid="00fe1b5d" style:font-size-asian="11pt" style:font-size-complex="11pt"/>
    </style:style>
    <style:style style:name="P282" style:family="paragraph" style:parent-style-name="Standard">
      <style:text-properties style:font-name="Libre Franklin" fo:font-size="11pt" fo:language="es" fo:country="ES" officeooo:paragraph-rsid="0130d7a6" style:font-size-asian="11pt" style:font-size-complex="11pt"/>
    </style:style>
    <style:style style:name="P283" style:family="paragraph" style:parent-style-name="Standard">
      <style:text-properties style:font-name="Libre Franklin" fo:font-size="11pt" fo:language="es" fo:country="ES" officeooo:paragraph-rsid="0131aff9" style:font-size-asian="11pt" style:font-size-complex="11pt"/>
    </style:style>
    <style:style style:name="P284" style:family="paragraph" style:parent-style-name="Standard">
      <style:text-properties style:font-name="Libre Franklin" fo:font-size="11pt" fo:language="es" fo:country="ES" officeooo:paragraph-rsid="00e13195" style:font-size-asian="11pt" style:font-size-complex="11pt"/>
    </style:style>
    <style:style style:name="P285" style:family="paragraph" style:parent-style-name="Standard">
      <style:text-properties style:font-name="Libre Franklin" fo:font-size="11pt" fo:language="es" fo:country="ES" officeooo:paragraph-rsid="01064fdc" style:font-size-asian="11pt" style:font-size-complex="11pt"/>
    </style:style>
    <style:style style:name="P286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88" style:family="paragraph" style:parent-style-name="Standard">
      <style:text-properties style:font-name="Libre Franklin SemiBold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89" style:family="paragraph" style:parent-style-name="Standard">
      <style:text-properties style:font-name="Libre Franklin SemiBold" fo:language="es" fo:country="ES" fo:font-weight="normal" officeooo:paragraph-rsid="008eb55a" style:font-weight-asian="normal" style:font-weight-complex="normal"/>
    </style:style>
    <style:style style:name="P290" style:family="paragraph" style:parent-style-name="Standard">
      <style:text-properties style:font-name="Libre Franklin SemiBold" fo:language="es" fo:country="ES" officeooo:paragraph-rsid="00fe1b5d"/>
    </style:style>
    <style:style style:name="P291" style:family="paragraph" style:parent-style-name="Standard">
      <style:text-properties style:font-name="Libre Franklin SemiBold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T1" style:family="text">
      <style:text-properties officeooo:rsid="00113060"/>
    </style:style>
    <style:style style:name="T2" style:family="text">
      <style:text-properties officeooo:rsid="001a9a0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cab10"/>
    </style:style>
    <style:style style:name="T5" style:family="text">
      <style:text-properties style:text-underline-style="none" officeooo:rsid="004629d6"/>
    </style:style>
    <style:style style:name="T6" style:family="text">
      <style:text-properties style:text-underline-style="none" officeooo:rsid="0116082a"/>
    </style:style>
    <style:style style:name="T7" style:family="text">
      <style:text-properties officeooo:rsid="001fa5e5"/>
    </style:style>
    <style:style style:name="T8" style:family="text">
      <style:text-properties officeooo:rsid="0021a2cb"/>
    </style:style>
    <style:style style:name="T9" style:family="text">
      <style:text-properties officeooo:rsid="000f55d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58dde"/>
    </style:style>
    <style:style style:name="T13" style:family="text">
      <style:text-properties fo:font-variant="normal" fo:text-transform="none" fo:letter-spacing="normal" fo:font-style="normal" fo:font-weight="normal" officeooo:rsid="002626c3"/>
    </style:style>
    <style:style style:name="T14" style:family="text">
      <style:text-properties fo:font-variant="normal" fo:text-transform="none" fo:letter-spacing="normal" fo:font-style="normal" fo:font-weight="normal" officeooo:rsid="004caeef"/>
    </style:style>
    <style:style style:name="T15" style:family="text">
      <style:text-properties fo:font-variant="normal" fo:text-transform="none" fo:letter-spacing="normal" fo:font-style="normal" fo:font-weight="normal" officeooo:rsid="00656ad8"/>
    </style:style>
    <style:style style:name="T16" style:family="text">
      <style:text-properties fo:font-variant="normal" fo:text-transform="none" fo:letter-spacing="normal" fo:font-style="normal" fo:font-weight="normal" officeooo:rsid="0065cc60"/>
    </style:style>
    <style:style style:name="T17" style:family="text">
      <style:text-properties fo:font-variant="normal" fo:text-transform="none" fo:letter-spacing="normal" fo:font-style="normal" fo:font-weight="normal" officeooo:rsid="00662a22"/>
    </style:style>
    <style:style style:name="T18" style:family="text">
      <style:text-properties fo:font-variant="normal" fo:text-transform="none" fo:letter-spacing="normal" fo:font-style="normal" fo:font-weight="normal" officeooo:rsid="0068102e"/>
    </style:style>
    <style:style style:name="T19" style:family="text">
      <style:text-properties fo:font-variant="normal" fo:text-transform="none" fo:letter-spacing="normal" fo:font-style="normal" fo:font-weight="normal" officeooo:rsid="0069fe8a"/>
    </style:style>
    <style:style style:name="T20" style:family="text">
      <style:text-properties fo:font-variant="normal" fo:text-transform="none" fo:letter-spacing="normal" fo:font-style="normal" fo:font-weight="normal" officeooo:rsid="00716091"/>
    </style:style>
    <style:style style:name="T21" style:family="text">
      <style:text-properties fo:font-variant="normal" fo:text-transform="none" fo:letter-spacing="normal" fo:font-style="normal" fo:font-weight="normal" officeooo:rsid="00ea2610"/>
    </style:style>
    <style:style style:name="T22" style:family="text">
      <style:text-properties fo:font-variant="normal" fo:text-transform="none" fo:letter-spacing="normal" fo:font-style="normal" fo:font-weight="normal" officeooo:rsid="002cab10"/>
    </style:style>
    <style:style style:name="T23" style:family="text">
      <style:text-properties fo:font-variant="normal" fo:text-transform="none" fo:letter-spacing="normal" fo:font-style="normal" fo:font-weight="normal" officeooo:rsid="004fba3d"/>
    </style:style>
    <style:style style:name="T24" style:family="text">
      <style:text-properties fo:font-variant="normal" fo:text-transform="none" fo:letter-spacing="normal" fo:font-style="normal" fo:font-weight="normal" officeooo:rsid="00518bc9"/>
    </style:style>
    <style:style style:name="T25" style:family="text">
      <style:text-properties fo:font-variant="normal" fo:text-transform="none" fo:letter-spacing="normal" fo:font-style="normal" fo:font-weight="normal" officeooo:rsid="00ec75c0"/>
    </style:style>
    <style:style style:name="T26" style:family="text">
      <style:text-properties fo:font-variant="normal" fo:text-transform="none" fo:letter-spacing="normal" fo:font-style="normal" fo:font-weight="normal" officeooo:rsid="0054f568"/>
    </style:style>
    <style:style style:name="T27" style:family="text">
      <style:text-properties fo:font-variant="normal" fo:text-transform="none" fo:letter-spacing="normal" fo:font-style="normal" officeooo:rsid="0027418f"/>
    </style:style>
    <style:style style:name="T28" style:family="text">
      <style:text-properties fo:font-variant="normal" fo:text-transform="none" fo:letter-spacing="normal" fo:font-style="normal" officeooo:rsid="002626c3"/>
    </style:style>
    <style:style style:name="T29" style:family="text">
      <style:text-properties fo:font-variant="normal" fo:text-transform="none" fo:letter-spacing="normal" fo:font-style="normal" officeooo:rsid="006f9203"/>
    </style:style>
    <style:style style:name="T30" style:family="text">
      <style:text-properties fo:font-variant="normal" fo:text-transform="none" fo:letter-spacing="normal" fo:font-style="normal" officeooo:rsid="00e9b06a"/>
    </style:style>
    <style:style style:name="T3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letter-spacing="normal" fo:font-style="normal" fo:font-weight="bold" officeooo:rsid="00258dde" style:font-weight-asian="bold" style:font-weight-complex="bold"/>
    </style:style>
    <style:style style:name="T33" style:family="text">
      <style:text-properties fo:font-variant="normal" fo:text-transform="none" fo:letter-spacing="normal" fo:font-style="normal" fo:font-weight="bold" officeooo:rsid="002626c3" style:font-weight-asian="bold" style:font-weight-complex="bold"/>
    </style:style>
    <style:style style:name="T34" style:family="text">
      <style:text-properties fo:font-variant="normal" fo:text-transform="none" fo:letter-spacing="normal" fo:font-style="italic" officeooo:rsid="006f9203" style:font-style-asian="italic" style:font-style-complex="italic"/>
    </style:style>
    <style:style style:name="T3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6" style:family="text">
      <style:text-properties fo:font-variant="normal" fo:text-transform="none" fo:letter-spacing="normal" fo:font-style="italic" fo:font-weight="normal" officeooo:rsid="00ea2610" style:font-style-asian="italic" style:font-style-complex="italic"/>
    </style:style>
    <style:style style:name="T37" style:family="text">
      <style:text-properties fo:font-variant="normal" fo:text-transform="none" fo:letter-spacing="normal" fo:font-style="italic" fo:font-weight="normal" officeooo:rsid="00ec75c0" style:font-style-asian="italic" style:font-style-complex="italic"/>
    </style:style>
    <style:style style:name="T38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use-window-font-color="true" loext:opacity="0%" fo:font-size="12pt" fo:letter-spacing="normal" fo:font-style="normal" fo:font-weight="normal" officeooo:rsid="006ca2a2" style:font-size-asian="12pt" style:font-size-complex="12pt"/>
    </style:style>
    <style:style style:name="T40" style:family="text">
      <style:text-properties fo:font-variant="normal" fo:text-transform="none" style:use-window-font-color="true" loext:opacity="0%" fo:font-size="12pt" fo:letter-spacing="normal" fo:font-style="normal" fo:font-weight="normal" officeooo:rsid="007a17a4" style:font-size-asian="12pt" style:font-size-complex="12pt"/>
    </style:style>
    <style:style style:name="T41" style:family="text">
      <style:text-properties fo:font-variant="normal" fo:text-transform="none" style:use-window-font-color="true" loext:opacity="0%" fo:font-size="12pt" fo:letter-spacing="normal" fo:font-style="normal" fo:font-weight="normal" officeooo:rsid="0046378c" style:font-size-asian="12pt" style:font-size-complex="12pt"/>
    </style:style>
    <style:style style:name="T42" style:family="text">
      <style:text-properties fo:font-variant="normal" fo:text-transform="none" style:use-window-font-color="true" loext:opacity="0%" fo:font-size="12pt" fo:letter-spacing="normal" fo:font-style="normal" fo:font-weight="normal" officeooo:rsid="007b9c0c" style:font-size-asian="12pt" style:font-size-complex="12pt"/>
    </style:style>
    <style:style style:name="T43" style:family="text">
      <style:text-properties fo:font-variant="normal" fo:text-transform="none" style:use-window-font-color="true" loext:opacity="0%" fo:font-size="12pt" fo:letter-spacing="normal" fo:font-style="normal" fo:font-weight="normal" officeooo:rsid="006ca412" style:font-size-asian="12pt" style:font-size-complex="12pt"/>
    </style:style>
    <style:style style:name="T44" style:family="text">
      <style:text-properties fo:font-variant="normal" fo:text-transform="none" style:use-window-font-color="true" loext:opacity="0%" fo:font-size="12pt" fo:letter-spacing="normal" fo:font-style="normal" fo:font-weight="bold" officeooo:rsid="0046378c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808080" loext:opacity="100%" fo:letter-spacing="normal" fo:font-style="normal" officeooo:rsid="00b376a3"/>
    </style:style>
    <style:style style:name="T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48" style:family="text">
      <style:text-properties officeooo:rsid="0027418f"/>
    </style:style>
    <style:style style:name="T49" style:family="text">
      <style:text-properties officeooo:rsid="002cab10"/>
    </style:style>
    <style:style style:name="T50" style:family="text">
      <style:text-properties officeooo:rsid="003df49a"/>
    </style:style>
    <style:style style:name="T51" style:family="text">
      <style:text-properties style:use-window-font-color="true" loext:opacity="0%"/>
    </style:style>
    <style:style style:name="T52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fo:font-size="12pt" fo:font-style="normal" style:text-underline-style="none" fo:font-weight="bold" officeooo:rsid="00099214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4" style:family="text">
      <style:text-properties style:use-window-font-color="true" loext:opacity="0%" style:text-line-through-style="none" style:text-line-through-type="none" fo:font-size="12pt" fo:font-style="normal" style:text-underline-style="none" fo:font-weight="bold" officeooo:rsid="0046378c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55" style:family="text">
      <style:text-properties style:use-window-font-color="true" loext:opacity="0%" officeooo:rsid="00d5a8a8"/>
    </style:style>
    <style:style style:name="T56" style:family="text">
      <style:text-properties style:use-window-font-color="true" loext:opacity="0%" fo:font-size="10pt" officeooo:rsid="0048205f" style:font-size-asian="10pt" style:font-size-complex="10pt"/>
    </style:style>
    <style:style style:name="T57" style:family="text">
      <style:text-properties style:use-window-font-color="true" loext:opacity="0%" fo:font-size="10pt" officeooo:rsid="000fe596" style:font-size-asian="10pt" style:font-size-complex="10pt"/>
    </style:style>
    <style:style style:name="T58" style:family="text">
      <style:text-properties style:use-window-font-color="true" loext:opacity="0%" fo:font-size="10pt" officeooo:rsid="001e6150" style:font-size-asian="10pt" style:font-size-complex="10pt"/>
    </style:style>
    <style:style style:name="T59" style:family="text">
      <style:text-properties style:use-window-font-color="true" loext:opacity="0%" fo:font-size="10pt" officeooo:rsid="00f7ed93" style:font-size-asian="10pt" style:font-size-complex="10pt"/>
    </style:style>
    <style:style style:name="T60" style:family="text">
      <style:text-properties style:use-window-font-color="true" loext:opacity="0%" fo:font-size="10pt" officeooo:rsid="004a2d5b" style:font-size-asian="10pt" style:font-size-complex="10pt"/>
    </style:style>
    <style:style style:name="T61" style:family="text">
      <style:text-properties style:use-window-font-color="true" loext:opacity="0%" fo:font-size="10pt" officeooo:rsid="004deda0" style:font-size-asian="10pt" style:font-size-complex="10pt"/>
    </style:style>
    <style:style style:name="T62" style:family="text">
      <style:text-properties style:use-window-font-color="true" loext:opacity="0%" fo:font-size="10pt" fo:font-style="italic" officeooo:rsid="004deda0" style:font-size-asian="10pt" style:font-style-asian="italic" style:font-size-complex="10pt" style:font-style-complex="italic"/>
    </style:style>
    <style:style style:name="T63" style:family="text">
      <style:text-properties style:use-window-font-color="true" loext:opacity="0%" fo:font-size="10pt" fo:font-style="italic" officeooo:rsid="000fe596" style:font-size-asian="10pt" style:font-style-asian="italic" style:font-size-complex="10pt" style:font-style-complex="italic"/>
    </style:style>
    <style:style style:name="T64" style:family="text">
      <style:text-properties style:use-window-font-color="true" loext:opacity="0%" fo:font-size="10pt" fo:font-style="italic" officeooo:rsid="001e6150" style:font-size-asian="10pt" style:font-style-asian="italic" style:font-size-complex="10pt" style:font-style-complex="italic"/>
    </style:style>
    <style:style style:name="T65" style:family="text">
      <style:text-properties style:use-window-font-color="true" loext:opacity="0%" fo:font-size="10pt" fo:font-style="italic" officeooo:rsid="00f7ed93" style:font-size-asian="10pt" style:font-style-asian="italic" style:font-size-complex="10pt" style:font-style-complex="italic"/>
    </style:style>
    <style:style style:name="T66" style:family="text">
      <style:text-properties style:use-window-font-color="true" loext:opacity="0%" style:font-name="Libre Franklin SemiBold"/>
    </style:style>
    <style:style style:name="T67" style:family="text">
      <style:text-properties style:use-window-font-color="true" loext:opacity="0%" style:font-name="Libre Franklin SemiBold" officeooo:rsid="00199ac8"/>
    </style:style>
    <style:style style:name="T68" style:family="text">
      <style:text-properties style:use-window-font-color="true" loext:opacity="0%" style:font-name="Libre Franklin SemiBold" officeooo:rsid="004932b9"/>
    </style:style>
    <style:style style:name="T69" style:family="text">
      <style:text-properties style:use-window-font-color="true" loext:opacity="0%" style:font-name="Libre Franklin SemiBold" officeooo:rsid="001b2359"/>
    </style:style>
    <style:style style:name="T70" style:family="text">
      <style:text-properties officeooo:rsid="003ee74c"/>
    </style:style>
    <style:style style:name="T71" style:family="text">
      <style:text-properties officeooo:rsid="003ef4c5"/>
    </style:style>
    <style:style style:name="T72" style:family="text">
      <style:text-properties officeooo:rsid="0040766c"/>
    </style:style>
    <style:style style:name="T73" style:family="text">
      <style:text-properties officeooo:rsid="0041926f"/>
    </style:style>
    <style:style style:name="T74" style:family="text">
      <style:text-properties officeooo:rsid="0043767b"/>
    </style:style>
    <style:style style:name="T75" style:family="text">
      <style:text-properties officeooo:rsid="00456bb6"/>
    </style:style>
    <style:style style:name="T76" style:family="text">
      <style:text-properties officeooo:rsid="0047db6d"/>
    </style:style>
    <style:style style:name="T77" style:family="text">
      <style:text-properties officeooo:rsid="0048bc91"/>
    </style:style>
    <style:style style:name="T78" style:family="text">
      <style:text-properties officeooo:rsid="004ab3b1"/>
    </style:style>
    <style:style style:name="T79" style:family="text">
      <style:text-properties officeooo:rsid="00258dde"/>
    </style:style>
    <style:style style:name="T80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81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82" style:family="text">
      <style:text-properties officeooo:rsid="004caeef"/>
    </style:style>
    <style:style style:name="T83" style:family="text">
      <style:text-properties officeooo:rsid="0053f585"/>
    </style:style>
    <style:style style:name="T84" style:family="text">
      <style:text-properties officeooo:rsid="0046378c"/>
    </style:style>
    <style:style style:name="T85" style:family="text">
      <style:text-properties officeooo:rsid="00541cab"/>
    </style:style>
    <style:style style:name="T86" style:family="text">
      <style:text-properties officeooo:rsid="0054f568"/>
    </style:style>
    <style:style style:name="T87" style:family="text">
      <style:text-properties officeooo:rsid="0057225f"/>
    </style:style>
    <style:style style:name="T88" style:family="text">
      <style:text-properties officeooo:rsid="0058e111"/>
    </style:style>
    <style:style style:name="T89" style:family="text">
      <style:text-properties officeooo:rsid="0059d565"/>
    </style:style>
    <style:style style:name="T90" style:family="text">
      <style:text-properties officeooo:rsid="0059e914"/>
    </style:style>
    <style:style style:name="T91" style:family="text">
      <style:text-properties officeooo:rsid="005b8c17"/>
    </style:style>
    <style:style style:name="T92" style:family="text">
      <style:text-properties officeooo:rsid="005c7535"/>
    </style:style>
    <style:style style:name="T93" style:family="text">
      <style:text-properties officeooo:rsid="006019e0"/>
    </style:style>
    <style:style style:name="T94" style:family="text">
      <style:text-properties officeooo:rsid="00602ae5"/>
    </style:style>
    <style:style style:name="T95" style:family="text">
      <style:text-properties officeooo:rsid="0063becb"/>
    </style:style>
    <style:style style:name="T96" style:family="text">
      <style:text-properties officeooo:rsid="006eae17"/>
    </style:style>
    <style:style style:name="T97" style:family="text">
      <style:text-properties officeooo:rsid="00734db8"/>
    </style:style>
    <style:style style:name="T98" style:family="text">
      <style:text-properties officeooo:rsid="0074b0e8"/>
    </style:style>
    <style:style style:name="T99" style:family="text">
      <style:text-properties officeooo:rsid="00751500"/>
    </style:style>
    <style:style style:name="T100" style:family="text">
      <style:text-properties officeooo:rsid="0076168a"/>
    </style:style>
    <style:style style:name="T101" style:family="text">
      <style:text-properties officeooo:rsid="0078a434"/>
    </style:style>
    <style:style style:name="T102" style:family="text">
      <style:text-properties officeooo:rsid="007a17a4"/>
    </style:style>
    <style:style style:name="T103" style:family="text">
      <style:text-properties officeooo:rsid="007c2d33"/>
    </style:style>
    <style:style style:name="T104" style:family="text">
      <style:text-properties officeooo:rsid="007f93dc"/>
    </style:style>
    <style:style style:name="T105" style:family="text">
      <style:text-properties officeooo:rsid="00839781"/>
    </style:style>
    <style:style style:name="T106" style:family="text">
      <style:text-properties officeooo:rsid="008adc17"/>
    </style:style>
    <style:style style:name="T107" style:family="text">
      <style:text-properties fo:color="#ff0000" loext:opacity="100%"/>
    </style:style>
    <style:style style:name="T108" style:family="text">
      <style:text-properties fo:color="#ff0000" loext:opacity="100%" fo:font-size="10pt" style:font-size-asian="10pt" style:font-size-complex="10pt"/>
    </style:style>
    <style:style style:name="T109" style:family="text">
      <style:text-properties fo:color="#ff0000" loext:opacity="100%" fo:font-size="10pt" officeooo:rsid="0008dd4d" style:font-size-asian="10pt" style:font-size-complex="10pt"/>
    </style:style>
    <style:style style:name="T110" style:family="text">
      <style:text-properties fo:color="#ff0000" loext:opacity="100%" fo:font-size="10pt" officeooo:rsid="01020daf" style:font-size-asian="10pt" style:font-size-complex="10pt"/>
    </style:style>
    <style:style style:name="T111" style:family="text">
      <style:text-properties fo:color="#ff0000" loext:opacity="100%" officeooo:rsid="001b2359"/>
    </style:style>
    <style:style style:name="T112" style:family="text">
      <style:text-properties fo:color="#ff0000" loext:opacity="100%" officeooo:rsid="001e6150"/>
    </style:style>
    <style:style style:name="T113" style:family="text">
      <style:text-properties fo:color="#ff0000" loext:opacity="100%" officeooo:rsid="0048205f"/>
    </style:style>
    <style:style style:name="T114" style:family="text">
      <style:text-properties fo:color="#ff0000" loext:opacity="100%" officeooo:rsid="004f1160"/>
    </style:style>
    <style:style style:name="T115" style:family="text">
      <style:text-properties fo:color="#ff0000" loext:opacity="100%" officeooo:rsid="01051831"/>
    </style:style>
    <style:style style:name="T116" style:family="text">
      <style:text-properties fo:color="#ff0000" loext:opacity="100%" officeooo:rsid="01064fdc"/>
    </style:style>
    <style:style style:name="T117" style:family="text">
      <style:text-properties fo:color="#ff0000" loext:opacity="100%" officeooo:rsid="01126234"/>
    </style:style>
    <style:style style:name="T118" style:family="text">
      <style:text-properties fo:color="#ff0000" loext:opacity="100%" officeooo:rsid="00199ac8"/>
    </style:style>
    <style:style style:name="T119" style:family="text">
      <style:text-properties fo:color="#ff0000" loext:opacity="100%" fo:font-style="normal" style:font-style-asian="normal" style:font-style-complex="normal"/>
    </style:style>
    <style:style style:name="T120" style:family="text">
      <style:text-properties fo:color="#ff0000" loext:opacity="100%" fo:font-style="normal" officeooo:rsid="00199ac8" style:font-style-asian="normal" style:font-style-complex="normal"/>
    </style:style>
    <style:style style:name="T121" style:family="text">
      <style:text-properties fo:color="#ff0000" loext:opacity="100%" fo:font-style="normal" officeooo:rsid="0048205f" style:font-style-asian="normal" style:font-style-complex="normal"/>
    </style:style>
    <style:style style:name="T122" style:family="text">
      <style:text-properties fo:color="#ff0000" loext:opacity="100%" fo:font-style="normal" officeooo:rsid="0047a2eb" style:font-style-asian="normal" style:font-style-complex="normal"/>
    </style:style>
    <style:style style:name="T123" style:family="text">
      <style:text-properties fo:color="#ff0000" loext:opacity="100%" fo:font-style="normal" officeooo:rsid="001b2359" style:font-style-asian="normal" style:font-style-complex="normal"/>
    </style:style>
    <style:style style:name="T124" style:family="text">
      <style:text-properties fo:color="#ff0000" loext:opacity="100%" fo:font-style="normal" officeooo:rsid="0050db46" style:font-style-asian="normal" style:font-style-complex="normal"/>
    </style:style>
    <style:style style:name="T125" style:family="text">
      <style:text-properties fo:color="#ff0000" loext:opacity="100%" fo:font-style="normal" officeooo:rsid="001e6150" style:font-style-asian="normal" style:font-style-complex="normal"/>
    </style:style>
    <style:style style:name="T126" style:family="text">
      <style:text-properties fo:color="#ff0000" loext:opacity="100%" fo:font-style="normal" officeooo:rsid="0021014f" style:font-style-asian="normal" style:font-style-complex="normal"/>
    </style:style>
    <style:style style:name="T127" style:family="text">
      <style:text-properties fo:color="#ff0000" loext:opacity="100%" fo:font-style="normal" officeooo:rsid="004f1160" style:font-style-asian="normal" style:font-style-complex="normal"/>
    </style:style>
    <style:style style:name="T128" style:family="text">
      <style:text-properties fo:color="#ff0000" loext:opacity="100%" fo:font-weight="normal" style:font-weight-asian="normal"/>
    </style:style>
    <style:style style:name="T129" style:family="text">
      <style:text-properties fo:color="#ff0000" loext:opacity="100%" fo:font-weight="normal" officeooo:rsid="01020daf" style:font-weight-asian="normal"/>
    </style:style>
    <style:style style:name="T130" style:family="text">
      <style:text-properties fo:color="#ff0000" loext:opacity="100%" fo:font-weight="normal" officeooo:rsid="000c01de" style:font-weight-asian="normal"/>
    </style:style>
    <style:style style:name="T131" style:family="text">
      <style:text-properties fo:color="#ff0000" loext:opacity="100%" officeooo:rsid="0090ac22"/>
    </style:style>
    <style:style style:name="T132" style:family="text">
      <style:text-properties fo:color="#ff0000" loext:opacity="100%" officeooo:rsid="00915de8"/>
    </style:style>
    <style:style style:name="T133" style:family="text">
      <style:text-properties fo:color="#ff0000" loext:opacity="100%" style:font-name="Libre Franklin SemiBold" fo:font-style="normal" officeooo:rsid="00199ac8" style:font-style-asian="normal" style:font-style-complex="normal"/>
    </style:style>
    <style:style style:name="T134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135" style:family="text">
      <style:text-properties fo:color="#ff0000" loext:opacity="100%" style:font-name="Libre Franklin SemiBold" officeooo:rsid="00199ac8"/>
    </style:style>
    <style:style style:name="T136" style:family="text">
      <style:text-properties fo:color="#ff0000" loext:opacity="100%" officeooo:rsid="0050db46"/>
    </style:style>
    <style:style style:name="T137" style:family="text">
      <style:text-properties fo:color="#ff0000" loext:opacity="100%" officeooo:rsid="01020daf"/>
    </style:style>
    <style:style style:name="T138" style:family="text">
      <style:text-properties fo:color="#ff0000" loext:opacity="100%" officeooo:rsid="0008dd4d"/>
    </style:style>
    <style:style style:name="T139" style:family="text">
      <style:text-properties officeooo:rsid="008e26ca"/>
    </style:style>
    <style:style style:name="T140" style:family="text">
      <style:text-properties fo:color="#808080" loext:opacity="100%"/>
    </style:style>
    <style:style style:name="T141" style:family="text">
      <style:text-properties fo:color="#808080" loext:opacity="100%" officeooo:rsid="0090ac22"/>
    </style:style>
    <style:style style:name="T142" style:family="text">
      <style:text-properties fo:color="#808080" loext:opacity="100%" officeooo:rsid="00b0f27f"/>
    </style:style>
    <style:style style:name="T143" style:family="text">
      <style:text-properties fo:color="#808080" loext:opacity="100%" officeooo:rsid="00b2cd0a"/>
    </style:style>
    <style:style style:name="T144" style:family="text">
      <style:text-properties fo:color="#808080" loext:opacity="100%" fo:letter-spacing="normal" fo:font-style="normal"/>
    </style:style>
    <style:style style:name="T145" style:family="text">
      <style:text-properties fo:color="#808080" loext:opacity="100%" fo:letter-spacing="normal" fo:font-style="normal" officeooo:rsid="00b97603"/>
    </style:style>
    <style:style style:name="T146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47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48" style:family="text">
      <style:text-properties fo:color="#808080" loext:opacity="100%" fo:letter-spacing="normal" fo:font-style="normal" officeooo:rsid="00b4978f"/>
    </style:style>
    <style:style style:name="T149" style:family="text">
      <style:text-properties fo:color="#808080" loext:opacity="100%" fo:letter-spacing="normal" fo:font-style="normal" officeooo:rsid="00cd3255"/>
    </style:style>
    <style:style style:name="T150" style:family="text">
      <style:text-properties fo:color="#808080" loext:opacity="100%" officeooo:rsid="00d5a8a8"/>
    </style:style>
    <style:style style:name="T151" style:family="text">
      <style:text-properties fo:color="#808080" loext:opacity="100%" officeooo:rsid="0008dd4d"/>
    </style:style>
    <style:style style:name="T152" style:family="text">
      <style:text-properties fo:color="#808080" loext:opacity="100%" officeooo:rsid="000a9daa"/>
    </style:style>
    <style:style style:name="T153" style:family="text">
      <style:text-properties fo:color="#808080" loext:opacity="100%" officeooo:rsid="0048205f"/>
    </style:style>
    <style:style style:name="T154" style:family="text">
      <style:text-properties fo:color="#808080" loext:opacity="100%" officeooo:rsid="000fe596"/>
    </style:style>
    <style:style style:name="T155" style:family="text">
      <style:text-properties fo:color="#808080" loext:opacity="100%" officeooo:rsid="001e6150"/>
    </style:style>
    <style:style style:name="T156" style:family="text">
      <style:text-properties fo:color="#808080" loext:opacity="100%" officeooo:rsid="00553729"/>
    </style:style>
    <style:style style:name="T157" style:family="text">
      <style:text-properties fo:color="#808080" loext:opacity="100%" officeooo:rsid="004deda0"/>
    </style:style>
    <style:style style:name="T158" style:family="text">
      <style:text-properties fo:color="#808080" loext:opacity="100%" officeooo:rsid="00199ac8"/>
    </style:style>
    <style:style style:name="T159" style:family="text">
      <style:text-properties fo:color="#808080" loext:opacity="100%" officeooo:rsid="00915de8"/>
    </style:style>
    <style:style style:name="T160" style:family="text">
      <style:text-properties fo:color="#808080" loext:opacity="100%" officeooo:rsid="00cd3255"/>
    </style:style>
    <style:style style:name="T161" style:family="text">
      <style:text-properties fo:color="#808080" loext:opacity="100%" fo:font-size="12pt" fo:font-style="normal" officeooo:rsid="00553729" style:font-size-asian="12pt" style:font-style-asian="normal" style:font-size-complex="12pt" style:font-style-complex="normal"/>
    </style:style>
    <style:style style:name="T162" style:family="text">
      <style:text-properties fo:color="#808080" loext:opacity="100%" fo:font-size="12pt" fo:font-style="normal" officeooo:rsid="004f1160" style:font-size-asian="12pt" style:font-style-asian="normal" style:font-size-complex="12pt" style:font-style-complex="normal"/>
    </style:style>
    <style:style style:name="T163" style:family="text">
      <style:text-properties fo:color="#808080" loext:opacity="100%" officeooo:rsid="01181a21"/>
    </style:style>
    <style:style style:name="T164" style:family="text">
      <style:text-properties fo:color="#808080" loext:opacity="100%" style:font-name="Libre Franklin" fo:letter-spacing="normal" fo:font-style="normal"/>
    </style:style>
    <style:style style:name="T165" style:family="text">
      <style:text-properties fo:color="#808080" loext:opacity="100%" fo:font-style="normal" style:font-style-asian="normal" style:font-style-complex="normal"/>
    </style:style>
    <style:style style:name="T166" style:family="text">
      <style:text-properties officeooo:rsid="008eb55a"/>
    </style:style>
    <style:style style:name="T167" style:family="text">
      <style:text-properties officeooo:rsid="008f9b4b"/>
    </style:style>
    <style:style style:name="T168" style:family="text">
      <style:text-properties officeooo:rsid="0090ac22"/>
    </style:style>
    <style:style style:name="T169" style:family="text">
      <style:text-properties fo:text-transform="uppercase" fo:color="#808080" loext:opacity="100%" fo:font-weight="normal" officeooo:rsid="0008dd4d" style:font-weight-asian="normal"/>
    </style:style>
    <style:style style:name="T170" style:family="text">
      <style:text-properties fo:text-transform="uppercase" fo:color="#808080" loext:opacity="100%" officeooo:rsid="00b0f27f"/>
    </style:style>
    <style:style style:name="T171" style:family="text">
      <style:text-properties fo:text-transform="uppercase" fo:font-weight="normal" style:font-weight-asian="normal"/>
    </style:style>
    <style:style style:name="T172" style:family="text">
      <style:text-properties fo:text-transform="uppercase" fo:font-weight="normal" officeooo:rsid="0008dd4d" style:font-weight-asian="normal"/>
    </style:style>
    <style:style style:name="T173" style:family="text">
      <style:text-properties fo:text-transform="uppercase" style:font-name="Libre Franklin SemiBold"/>
    </style:style>
    <style:style style:name="T174" style:family="text">
      <style:text-properties fo:text-transform="uppercase" style:font-name="Libre Franklin SemiBold" officeooo:rsid="001c7ad5"/>
    </style:style>
    <style:style style:name="T175" style:family="text">
      <style:text-properties fo:text-transform="uppercase" officeooo:rsid="00b0f27f"/>
    </style:style>
    <style:style style:name="T176" style:family="text">
      <style:text-properties officeooo:rsid="00915de8"/>
    </style:style>
    <style:style style:name="T177" style:family="text">
      <style:text-properties officeooo:rsid="00ad630e"/>
    </style:style>
    <style:style style:name="T178" style:family="text">
      <style:text-properties officeooo:rsid="00af0ae4"/>
    </style:style>
    <style:style style:name="T179" style:family="text">
      <style:text-properties fo:letter-spacing="normal" fo:font-style="normal"/>
    </style:style>
    <style:style style:name="T180" style:family="text">
      <style:text-properties fo:letter-spacing="normal" fo:font-style="normal" officeooo:rsid="00b4978f"/>
    </style:style>
    <style:style style:name="T181" style:family="text">
      <style:text-properties fo:letter-spacing="normal" fo:font-style="normal" officeooo:rsid="00b7d689"/>
    </style:style>
    <style:style style:name="T182" style:family="text">
      <style:text-properties fo:letter-spacing="normal" fo:font-style="normal" officeooo:rsid="00b97603"/>
    </style:style>
    <style:style style:name="T183" style:family="text">
      <style:text-properties fo:letter-spacing="normal" fo:font-style="normal" officeooo:rsid="00bff404"/>
    </style:style>
    <style:style style:name="T184" style:family="text">
      <style:text-properties fo:letter-spacing="normal" fo:font-style="normal" officeooo:rsid="00c3c936"/>
    </style:style>
    <style:style style:name="T185" style:family="text">
      <style:text-properties fo:letter-spacing="normal" fo:font-style="normal" officeooo:rsid="00caf3d4" style:font-weight-asian="normal" style:font-weight-complex="normal"/>
    </style:style>
    <style:style style:name="T186" style:family="text">
      <style:text-properties fo:letter-spacing="normal" fo:font-style="normal" officeooo:rsid="00cbe299" style:font-weight-asian="normal" style:font-weight-complex="normal"/>
    </style:style>
    <style:style style:name="T187" style:family="text">
      <style:text-properties fo:letter-spacing="normal" fo:font-style="normal" officeooo:rsid="00cd3255" style:font-weight-asian="normal" style:font-weight-complex="normal"/>
    </style:style>
    <style:style style:name="T188" style:family="text">
      <style:text-properties fo:letter-spacing="normal" fo:font-style="normal" officeooo:rsid="00d5a8a8" style:font-weight-asian="normal" style:font-weight-complex="normal"/>
    </style:style>
    <style:style style:name="T189" style:family="text">
      <style:text-properties fo:letter-spacing="normal" fo:font-style="normal" officeooo:rsid="00cd3255"/>
    </style:style>
    <style:style style:name="T190" style:family="text">
      <style:text-properties fo:letter-spacing="normal" fo:font-style="normal" officeooo:rsid="00ce1207"/>
    </style:style>
    <style:style style:name="T191" style:family="text">
      <style:text-properties fo:letter-spacing="normal" fo:font-style="normal" officeooo:rsid="00d1c32d"/>
    </style:style>
    <style:style style:name="T192" style:family="text">
      <style:text-properties fo:letter-spacing="normal" fo:font-style="normal" officeooo:rsid="00d47e51"/>
    </style:style>
    <style:style style:name="T193" style:family="text">
      <style:text-properties fo:letter-spacing="normal" fo:font-style="normal" officeooo:rsid="00dcb289"/>
    </style:style>
    <style:style style:name="T194" style:family="text">
      <style:text-properties fo:letter-spacing="normal" fo:font-style="normal" officeooo:rsid="00dd3b6d"/>
    </style:style>
    <style:style style:name="T195" style:family="text">
      <style:text-properties fo:letter-spacing="normal" fo:font-style="normal" officeooo:rsid="00fc6f7b"/>
    </style:style>
    <style:style style:name="T196" style:family="text">
      <style:text-properties fo:letter-spacing="normal" fo:font-style="normal" officeooo:rsid="00fd09f5"/>
    </style:style>
    <style:style style:name="T197" style:family="text">
      <style:text-properties officeooo:rsid="00af9adc"/>
    </style:style>
    <style:style style:name="T198" style:family="text">
      <style:text-properties officeooo:rsid="00b0f27f"/>
    </style:style>
    <style:style style:name="T199" style:family="text">
      <style:text-properties officeooo:rsid="00b2cd0a"/>
    </style:style>
    <style:style style:name="T200" style:family="text">
      <style:text-properties officeooo:rsid="00bff404"/>
    </style:style>
    <style:style style:name="T201" style:family="text">
      <style:text-properties officeooo:rsid="00c9cd5d"/>
    </style:style>
    <style:style style:name="T202" style:family="text">
      <style:text-properties officeooo:rsid="00cbe299"/>
    </style:style>
    <style:style style:name="T203" style:family="text">
      <style:text-properties officeooo:rsid="00cd3255"/>
    </style:style>
    <style:style style:name="T204" style:family="text">
      <style:text-properties officeooo:rsid="00d1c32d"/>
    </style:style>
    <style:style style:name="T205" style:family="text">
      <style:text-properties officeooo:rsid="00d47e51"/>
    </style:style>
    <style:style style:name="T206" style:family="text">
      <style:text-properties officeooo:rsid="00d5a8a8"/>
    </style:style>
    <style:style style:name="T207" style:family="text">
      <style:text-properties officeooo:rsid="00dcb289"/>
    </style:style>
    <style:style style:name="T208" style:family="text">
      <style:text-properties officeooo:rsid="00dd3b6d"/>
    </style:style>
    <style:style style:name="T209" style:family="text">
      <style:text-properties officeooo:rsid="00de63b2"/>
    </style:style>
    <style:style style:name="T210" style:family="text">
      <style:text-properties officeooo:rsid="001ab44d"/>
    </style:style>
    <style:style style:name="T211" style:family="text">
      <style:text-properties officeooo:rsid="001c7ad5"/>
    </style:style>
    <style:style style:name="T212" style:family="text">
      <style:text-properties officeooo:rsid="0023586d"/>
    </style:style>
    <style:style style:name="T213" style:family="text">
      <style:text-properties officeooo:rsid="00254aa8"/>
    </style:style>
    <style:style style:name="T214" style:family="text">
      <style:text-properties officeooo:rsid="0027b9b3"/>
    </style:style>
    <style:style style:name="T215" style:family="text">
      <style:text-properties officeooo:rsid="002ab7d0"/>
    </style:style>
    <style:style style:name="T216" style:family="text">
      <style:text-properties officeooo:rsid="0008dd4d"/>
    </style:style>
    <style:style style:name="T217" style:family="text">
      <style:text-properties officeooo:rsid="000a9daa"/>
    </style:style>
    <style:style style:name="T218" style:family="text">
      <style:text-properties officeooo:rsid="00e6b83d"/>
    </style:style>
    <style:style style:name="T219" style:family="text">
      <style:text-properties officeooo:rsid="00e8aa6b"/>
    </style:style>
    <style:style style:name="T220" style:family="text">
      <style:text-properties officeooo:rsid="00eb1c5a"/>
    </style:style>
    <style:style style:name="T221" style:family="text">
      <style:text-properties officeooo:rsid="00eedf93"/>
    </style:style>
    <style:style style:name="T222" style:family="text">
      <style:text-properties officeooo:rsid="002ea01c"/>
    </style:style>
    <style:style style:name="T223" style:family="text">
      <style:text-properties officeooo:rsid="00f0b0e7"/>
    </style:style>
    <style:style style:name="T224" style:family="text">
      <style:text-properties officeooo:rsid="00f263bb"/>
    </style:style>
    <style:style style:name="T225" style:family="text">
      <style:text-properties officeooo:rsid="00f305fd"/>
    </style:style>
    <style:style style:name="T226" style:family="text">
      <style:text-properties officeooo:rsid="00f3d5ed"/>
    </style:style>
    <style:style style:name="T227" style:family="text">
      <style:text-properties officeooo:rsid="00f7bc08"/>
    </style:style>
    <style:style style:name="T228" style:family="text">
      <style:text-properties officeooo:rsid="000a7f73"/>
    </style:style>
    <style:style style:name="T229" style:family="text">
      <style:text-properties fo:font-size="12pt" style:font-size-asian="12pt" style:font-size-complex="12pt"/>
    </style:style>
    <style:style style:name="T230" style:family="text">
      <style:text-properties fo:font-size="12pt" officeooo:rsid="001b2359" style:font-size-asian="12pt" style:font-size-complex="12pt"/>
    </style:style>
    <style:style style:name="T231" style:family="text">
      <style:text-properties fo:font-size="12pt" officeooo:rsid="000a7f73" style:font-size-asian="12pt" style:font-size-complex="12pt"/>
    </style:style>
    <style:style style:name="T232" style:family="text">
      <style:text-properties fo:font-size="12pt" officeooo:rsid="00199ac8" style:font-size-asian="12pt" style:font-size-complex="12pt"/>
    </style:style>
    <style:style style:name="T233" style:family="text">
      <style:text-properties fo:font-size="12pt" fo:font-style="normal" style:font-size-asian="12pt" style:font-style-asian="normal" style:font-size-complex="12pt" style:font-style-complex="normal"/>
    </style:style>
    <style:style style:name="T234" style:family="text">
      <style:text-properties fo:font-size="12pt" fo:font-style="normal" officeooo:rsid="00f7ed93" style:font-size-asian="12pt" style:font-style-asian="normal" style:font-size-complex="12pt" style:font-style-complex="normal"/>
    </style:style>
    <style:style style:name="T235" style:family="text">
      <style:text-properties fo:font-size="12pt" fo:font-style="normal" officeooo:rsid="001c9602" style:font-size-asian="12pt" style:font-style-asian="normal" style:font-size-complex="12pt" style:font-style-complex="normal"/>
    </style:style>
    <style:style style:name="T236" style:family="text">
      <style:text-properties fo:font-size="12pt" fo:font-style="normal" officeooo:rsid="000af18b" style:font-size-asian="12pt" style:font-style-asian="normal" style:font-size-complex="12pt" style:font-style-complex="normal"/>
    </style:style>
    <style:style style:name="T237" style:family="text">
      <style:text-properties fo:font-size="12pt" fo:font-style="normal" officeooo:rsid="001e6150" style:font-size-asian="12pt" style:font-style-asian="normal" style:font-size-complex="12pt" style:font-style-complex="normal"/>
    </style:style>
    <style:style style:name="T238" style:family="text">
      <style:text-properties fo:font-size="12pt" fo:font-style="normal" officeooo:rsid="00199ac8" style:font-size-asian="12pt" style:font-style-asian="normal" style:font-size-complex="12pt" style:font-style-complex="normal"/>
    </style:style>
    <style:style style:name="T239" style:family="text">
      <style:text-properties fo:font-size="12pt" fo:font-style="normal" officeooo:rsid="0047a2eb" style:font-size-asian="12pt" style:font-style-asian="normal" style:font-size-complex="12pt" style:font-style-complex="normal"/>
    </style:style>
    <style:style style:name="T240" style:family="text">
      <style:text-properties fo:font-size="12pt" fo:font-style="normal" officeooo:rsid="0048205f" style:font-size-asian="12pt" style:font-style-asian="normal" style:font-size-complex="12pt" style:font-style-complex="normal"/>
    </style:style>
    <style:style style:name="T241" style:family="text">
      <style:text-properties officeooo:rsid="0048205f"/>
    </style:style>
    <style:style style:name="T242" style:family="text">
      <style:text-properties officeooo:rsid="000af18b"/>
    </style:style>
    <style:style style:name="T243" style:family="text">
      <style:text-properties officeooo:rsid="001b2359"/>
    </style:style>
    <style:style style:name="T244" style:family="text">
      <style:text-properties officeooo:rsid="001c9602"/>
    </style:style>
    <style:style style:name="T245" style:family="text">
      <style:text-properties officeooo:rsid="000c9223"/>
    </style:style>
    <style:style style:name="T246" style:family="text">
      <style:text-properties officeooo:rsid="001e6150"/>
    </style:style>
    <style:style style:name="T247" style:family="text">
      <style:text-properties officeooo:rsid="000df8ef"/>
    </style:style>
    <style:style style:name="T248" style:family="text">
      <style:text-properties officeooo:rsid="004f1160"/>
    </style:style>
    <style:style style:name="T249" style:family="text">
      <style:text-properties officeooo:rsid="000fe596"/>
    </style:style>
    <style:style style:name="T250" style:family="text">
      <style:text-properties officeooo:rsid="004deda0"/>
    </style:style>
    <style:style style:name="T251" style:family="text">
      <style:text-properties officeooo:rsid="0014dff7"/>
    </style:style>
    <style:style style:name="T252" style:family="text">
      <style:text-properties officeooo:rsid="00f7ed93"/>
    </style:style>
    <style:style style:name="T253" style:family="text">
      <style:text-properties officeooo:rsid="00f9e7b0"/>
    </style:style>
    <style:style style:name="T254" style:family="text">
      <style:text-properties officeooo:rsid="00fa0513"/>
    </style:style>
    <style:style style:name="T255" style:family="text">
      <style:text-properties officeooo:rsid="00facdda"/>
    </style:style>
    <style:style style:name="T256" style:family="text">
      <style:text-properties officeooo:rsid="00fb669f"/>
    </style:style>
    <style:style style:name="T257" style:family="text">
      <style:text-properties officeooo:rsid="00fd09f5"/>
    </style:style>
    <style:style style:name="T258" style:family="text">
      <style:text-properties officeooo:rsid="01020daf"/>
    </style:style>
    <style:style style:name="T259" style:family="text">
      <style:text-properties officeooo:rsid="01051831"/>
    </style:style>
    <style:style style:name="T260" style:family="text">
      <style:text-properties officeooo:rsid="0108feb0"/>
    </style:style>
    <style:style style:name="T261" style:family="text">
      <style:text-properties officeooo:rsid="0109ca9c"/>
    </style:style>
    <style:style style:name="T262" style:family="text">
      <style:text-properties officeooo:rsid="010b1060"/>
    </style:style>
    <style:style style:name="T263" style:family="text">
      <style:text-properties officeooo:rsid="010b558e"/>
    </style:style>
    <style:style style:name="T264" style:family="text">
      <style:text-properties officeooo:rsid="010dc51e"/>
    </style:style>
    <style:style style:name="T265" style:family="text">
      <style:text-properties officeooo:rsid="01126234"/>
    </style:style>
    <style:style style:name="T266" style:family="text">
      <style:text-properties officeooo:rsid="00199ac8"/>
    </style:style>
    <style:style style:name="T267" style:family="text">
      <style:text-properties fo:font-weight="normal" style:font-weight-asian="normal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001fa5e5" style:font-weight-asian="bold" style:font-weight-complex="bold"/>
    </style:style>
    <style:style style:name="T270" style:family="text">
      <style:text-properties fo:font-weight="bold" officeooo:rsid="0021a2cb" style:font-weight-asian="bold" style:font-weight-complex="bold"/>
    </style:style>
    <style:style style:name="T271" style:family="text">
      <style:text-properties fo:font-weight="bold" officeooo:rsid="000f55dd" style:font-weight-asian="bold" style:font-weight-complex="bold"/>
    </style:style>
    <style:style style:name="T272" style:family="text">
      <style:text-properties fo:font-weight="bold" officeooo:rsid="002cab10" style:font-weight-asian="bold" style:font-weight-complex="bold"/>
    </style:style>
    <style:style style:name="T273" style:family="text">
      <style:text-properties fo:font-weight="bold" officeooo:rsid="0048bc91" style:font-weight-asian="bold" style:font-weight-complex="bold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0eb1c5a" style:font-style-asian="italic" style:font-style-complex="italic"/>
    </style:style>
    <style:style style:name="T276" style:family="text">
      <style:text-properties fo:font-style="italic" officeooo:rsid="00eedf93" style:font-style-asian="italic" style:font-style-complex="italic"/>
    </style:style>
    <style:style style:name="T277" style:family="text">
      <style:text-properties fo:font-style="italic" officeooo:rsid="00113060" style:font-style-asian="italic" style:font-style-complex="italic"/>
    </style:style>
    <style:style style:name="T278" style:family="text">
      <style:text-properties fo:font-style="italic" officeooo:rsid="00152bc0" style:font-style-asian="italic" style:font-style-complex="italic"/>
    </style:style>
    <style:style style:name="T279" style:family="text">
      <style:text-properties fo:font-style="italic" officeooo:rsid="00f305fd" style:font-style-asian="italic" style:font-style-complex="italic"/>
    </style:style>
    <style:style style:name="T2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1" style:family="text">
      <style:text-properties fo:font-style="normal" fo:font-weight="bold" officeooo:rsid="00eedf93" style:font-style-asian="normal" style:font-weight-asian="bold" style:font-style-complex="normal" style:font-weight-complex="bold"/>
    </style:style>
    <style:style style:name="T282" style:family="text">
      <style:text-properties style:font-name="Libre Franklin SemiBold"/>
    </style:style>
    <style:style style:name="T283" style:family="text">
      <style:text-properties style:font-name="Libre Franklin SemiBold" officeooo:rsid="008f9b4b"/>
    </style:style>
    <style:style style:name="T284" style:family="text">
      <style:text-properties style:font-name="Libre Franklin SemiBold" officeooo:rsid="01181a21"/>
    </style:style>
    <style:style style:name="T285" style:family="text">
      <style:text-properties style:font-name="Libre Franklin SemiBold" officeooo:rsid="00915de8"/>
    </style:style>
    <style:style style:name="T286" style:family="text">
      <style:text-properties style:font-name="Libre Franklin SemiBold" fo:letter-spacing="normal" fo:font-style="normal"/>
    </style:style>
    <style:style style:name="T287" style:family="text">
      <style:text-properties style:font-name="Libre Franklin SemiBold" fo:letter-spacing="normal" fo:font-style="normal" officeooo:rsid="00b97603"/>
    </style:style>
    <style:style style:name="T288" style:family="text">
      <style:text-properties style:font-name="Libre Franklin SemiBold" fo:letter-spacing="normal" fo:font-style="normal" officeooo:rsid="00bff404"/>
    </style:style>
    <style:style style:name="T289" style:family="text">
      <style:text-properties style:font-name="Libre Franklin SemiBold" fo:letter-spacing="normal" fo:font-style="normal" officeooo:rsid="00c3c936"/>
    </style:style>
    <style:style style:name="T290" style:family="text">
      <style:text-properties style:font-name="Libre Franklin SemiBold" fo:letter-spacing="normal" fo:font-style="normal" officeooo:rsid="00c8201a"/>
    </style:style>
    <style:style style:name="T291" style:family="text">
      <style:text-properties style:font-name="Libre Franklin SemiBold" fo:letter-spacing="normal" fo:font-style="normal" officeooo:rsid="00cd3255"/>
    </style:style>
    <style:style style:name="T292" style:family="text">
      <style:text-properties style:font-name="Libre Franklin SemiBold" officeooo:rsid="00bff404"/>
    </style:style>
    <style:style style:name="T293" style:family="text">
      <style:text-properties style:font-name="Libre Franklin SemiBold" officeooo:rsid="00cd3255"/>
    </style:style>
    <style:style style:name="T294" style:family="text">
      <style:text-properties style:font-name="Libre Franklin SemiBold" fo:font-style="normal" officeooo:rsid="00199ac8" style:font-style-asian="normal" style:font-style-complex="normal"/>
    </style:style>
    <style:style style:name="T295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296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297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298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299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300" style:family="text">
      <style:text-properties style:font-name="Libre Franklin SemiBold" fo:font-size="12pt" fo:font-style="normal" officeooo:rsid="0014dff7" style:font-size-asian="12pt" style:font-style-asian="normal" style:font-size-complex="12pt" style:font-style-complex="normal"/>
    </style:style>
    <style:style style:name="T301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302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303" style:family="text">
      <style:text-properties style:font-name="Libre Franklin SemiBold" officeooo:rsid="00199ac8"/>
    </style:style>
    <style:style style:name="T304" style:family="text">
      <style:text-properties fo:font-size="11pt" style:font-size-asian="11pt" style:font-size-complex="11pt"/>
    </style:style>
    <style:style style:name="T305" style:family="text">
      <style:text-properties fo:font-size="11pt" officeooo:rsid="0090ac22" style:font-size-asian="11pt" style:font-size-complex="11pt"/>
    </style:style>
    <style:style style:name="T306" style:family="text">
      <style:text-properties fo:font-size="11pt" officeooo:rsid="00915de8" style:font-size-asian="11pt" style:font-size-complex="11pt"/>
    </style:style>
    <style:style style:name="T307" style:family="text">
      <style:text-properties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STORELA DE REYES MAGOS</text:p>
      <text:p text:style-name="P68">La Pastorela del Ángel</text:p>
      <text:p text:style-name="P2"/>
      <text:p text:style-name="P9">Linda Isabel Martínez Castro</text:p>
      <text:p text:style-name="P9"><text:span text:style-name="T3">Samuel</text:span> José Gutiérrez Avilé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9"><text:soft-page-break/>PRIMER ACTO</text:p>
      <text:p text:style-name="P73"><text:span text:style-name="T7">El Ángel, María,</text:span><text:span text:style-name="T71"> José </text:span><text:span text:style-name="T105">y Jesús</text:span><text:span text:style-name="T71">.</text:span></text:p>
      <text:p text:style-name="P10"/>
      <text:p text:style-name="P55"/>
      <text:p text:style-name="P66"><text:span text:style-name="T82">Se inicia con un canto </text:span><text:span text:style-name="T27">“</text:span><text:span text:style-name="T34">Uri, uri, ura</text:span><text:span text:style-name="T29">” </text:span><text:span text:style-name="T30">ó </text:span><text:span text:style-name="T29">”</text:span><text:span text:style-name="T34">Ya viene mi Dios</text:span><text:span text:style-name="T29">”</text:span><text:span text:style-name="T28">.</text:span></text:p>
      <text:p text:style-name="P55"/>
      <text:p text:style-name="P55"/>
      <text:p text:style-name="P70">ESCENA I</text:p>
      <text:p text:style-name="P12"><text:span text:style-name="T80">Anuncio del Ángel a María </text:span><text:span text:style-name="T50">(Lucas 1, 28-</text:span><text:span text:style-name="T70">38</text:span><text:span text:style-name="T50">)</text:span><text:span text:style-name="T79">.</text:span></text:p>
      <text:p text:style-name="P103"/>
      <text:p text:style-name="P104"/>
      <text:p text:style-name="P105">Sentada en la silla se encuentra la <text:span text:style-name="T78">V</text:span>irgen María realizando costura de su ajuar matrimonial, a sus pies tiene una canasta con telas, María se inclina para tomar una tela.</text:p>
      <text:p text:style-name="P13"/>
      <text:p text:style-name="P17">María entra <text:span text:style-name="T219">sola</text:span> a escena mientras se canta. <text:span text:style-name="T218">Una </text:span><text:span text:style-name="T219">ves </text:span><text:span text:style-name="T218">María esta en su posición, </text:span><text:span text:style-name="T219">e</text:span><text:span text:style-name="T7">l Ángel </text:span><text:span text:style-name="T72">entra en escena, </text:span><text:span text:style-name="T95">se detiene junto a María</text:span><text:span text:style-name="T72"> y </text:span><text:span text:style-name="T7">ext</text:span><text:span text:style-name="T72">i</text:span><text:span text:style-name="T7">end</text:span><text:span text:style-name="T72">e sus brazos.</text:span><text:span text:style-name="T218"> </text:span><text:span text:style-name="T97">El canto se detiene una ve</text:span><text:span text:style-name="T218">s que María y el Ángel</text:span><text:span text:style-name="T97"> llega</text:span><text:span text:style-name="T218">n</text:span><text:span text:style-name="T97"> a su posici</text:span><text:span text:style-name="T218">o</text:span><text:span text:style-name="T97">n</text:span><text:span text:style-name="T218">es</text:span>.</text:p>
      <text:p text:style-name="P14"/>
      <text:p text:style-name="P18">Antes que el Ángel empiece su dialogo suena la campana.</text:p>
      <text:p text:style-name="P18"/>
      <text:p text:style-name="P19"><text:span text:style-name="T269">Ángel</text:span><text:span text:style-name="T7">: </text:span><text:span text:style-name="T11">¡Alégrate!, llena de gracia, el Señor está contigo.</text:span></text:p>
      <text:p text:style-name="P107"/>
      <text:p text:style-name="P113">María se sorprende al escuchar el saludo del Ángel.</text:p>
      <text:p text:style-name="P113"/>
      <text:p text:style-name="P113"><text:span text:style-name="T268">Ángel</text:span>: No temas, María, Dios te ha <text:span text:style-name="T95">bendecido</text:span>. <text:span text:style-name="T95">Tendrás</text:span> un hijo, y le pondrás por nombre Jesús.</text:p>
      <text:p text:style-name="P11"/>
      <text:p text:style-name="P20"><text:span text:style-name="T270">María</text:span><text:span text:style-name="T8">: </text:span><text:span text:style-name="T11">¿Cómo ser</text:span><text:span text:style-name="T15">a</text:span><text:span text:style-name="T11"> eso, si yo no </text:span><text:span text:style-name="T14">estoy casada</text:span><text:span text:style-name="T11">?</text:span></text:p>
      <text:p text:style-name="P108"/>
      <text:p text:style-name="P20"><text:span text:style-name="T31">Á</text:span><text:span text:style-name="T32">ngel</text:span><text:span text:style-name="T12">: El Espíritu Santo </text:span><text:span text:style-name="T15">vendrá</text:span><text:span text:style-name="T12"> sobre ti y el poder de </text:span><text:span text:style-name="T15">Dios</text:span><text:span text:style-name="T12"> </text:span><text:span text:style-name="T15">hará la obra</text:span><text:span text:style-name="T12">. Por eso </text:span><text:span text:style-name="T15">tu</text:span><text:span text:style-name="T12"> </text:span><text:span text:style-name="T15">hijo</text:span><text:span text:style-name="T12"> será Santo y </text:span><text:span text:style-name="T15">le</text:span><text:span text:style-name="T12"> </text:span><text:span text:style-name="T15">dirán</text:span><text:span text:style-name="T12"> Hijo de Dios.</text:span></text:p>
      <text:p text:style-name="P114"/>
      <text:p text:style-name="P21"><text:span text:style-name="T32">M</text:span><text:span text:style-name="T33">aría</text:span><text:span text:style-name="T13">: </text:span><text:span text:style-name="T15">S</text:span><text:span text:style-name="T13">oy la </text:span><text:span text:style-name="T17">esclava</text:span><text:span text:style-name="T13"> de </text:span><text:span text:style-name="T16">Dios</text:span><text:span text:style-name="T13">, que se cumpla lo que has dicho.</text:span></text:p>
      <text:p text:style-name="P109"/>
      <text:p text:style-name="P24"><text:span text:style-name="T11">Inicia el canto “</text:span><text:span text:style-name="T35">Ved </text:span><text:span text:style-name="T36">que la virgen concebirá</text:span><text:span text:style-name="T21">”. </text:span><text:span text:style-name="T13">El Ángel </text:span><text:span text:style-name="T14">se retira</text:span><text:span text:style-name="T13"> y María </text:span><text:span text:style-name="T14">lo sigue </text:span><text:span text:style-name="T21">y</text:span><text:span text:style-name="T14"> </text:span><text:span text:style-name="T13">salen de escena </text:span><text:span text:style-name="T20">juntos</text:span><text:span text:style-name="T13">.</text:span></text:p>
      <text:p text:style-name="P25"/>
      <text:p text:style-name="P26"/>
      <text:p text:style-name="P70">ESCENA I<text:span text:style-name="T2">I</text:span></text:p>
      <text:p text:style-name="P30"><text:span text:style-name="T80">Aparición del Ángel en sueños a José </text:span><text:span text:style-name="T73">(Lucas 1, </text:span><text:span text:style-name="T74">20-21</text:span><text:span text:style-name="T73">)</text:span><text:span text:style-name="T48">.</text:span></text:p>
      <text:p text:style-name="P57"/>
      <text:p text:style-name="P60"/>
      <text:p text:style-name="P32"><text:span text:style-name="T3">El cuarto </text:span><text:span text:style-name="T6">d</text:span><text:span text:style-name="T3">e José, </text:span><text:span text:style-name="T4">con una alfombra, sabanas y almohada y su báculo. José esta recostado y durmiendo cuando el Ángel </text:span><text:span text:style-name="T5">se le </text:span><text:span text:style-name="T4">aparece.</text:span></text:p>
      <text:p text:style-name="P15"/>
      <text:p text:style-name="P61"><text:soft-page-break/><text:span text:style-name="T97">José</text:span> entra a escena mientras se canta “<text:span text:style-name="T275">Ved que la virgen concebirá</text:span>” <text:span text:style-name="T97">(</text:span><text:span text:style-name="T220">Canto del final de la escena anterior</text:span><text:span text:style-name="T97">)</text:span>. <text:span text:style-name="T97">El canto se detiene una ves </text:span><text:span text:style-name="T98">José</text:span><text:span text:style-name="T97"> llega a su posición.</text:span></text:p>
      <text:p text:style-name="P61"/>
      <text:p text:style-name="P62">Antes que el Ángel empiece su dialogo suena la campana.</text:p>
      <text:p text:style-name="P61"/>
      <text:p text:style-name="P22"><text:span text:style-name="T271">Á</text:span><text:span text:style-name="T272">ngel</text:span><text:span text:style-name="T49">: </text:span><text:span text:style-name="T11">José, hijo de David, no temas </text:span><text:span text:style-name="T19">tomar</text:span><text:span text:style-name="T11"> a María </text:span><text:span text:style-name="T18">como</text:span><text:span text:style-name="T11"> tu esposa, porque </text:span><text:span text:style-name="T18">el hijo en </text:span><text:span text:style-name="T19">su</text:span><text:span text:style-name="T18"> vientre</text:span><text:span text:style-name="T11"> </text:span><text:span text:style-name="T18">es</text:span><text:span text:style-name="T11"> del Espíritu Santo. </text:span><text:span text:style-name="T18">Cuando nazca</text:span><text:span text:style-name="T11"> </text:span><text:span text:style-name="T18">le</text:span><text:span text:style-name="T11"> pondrás el nombre de Jesús.</text:span></text:p>
      <text:p text:style-name="P110"/>
      <text:p text:style-name="P23"><text:span text:style-name="T25">Inicia el canto “</text:span><text:span text:style-name="T37">El ángel del Señor acampa</text:span><text:span text:style-name="T25">”. </text:span><text:span text:style-name="T22">José se levanta de su sueño toma el báculo. </text:span><text:span text:style-name="T23">El Ángel se retira</text:span><text:span text:style-name="T22"> y </text:span><text:span text:style-name="T24">José </text:span><text:span text:style-name="T23">lo sigue </text:span><text:span text:style-name="T25">y</text:span><text:span text:style-name="T23"> dejan justos</text:span><text:span text:style-name="T22">.</text:span></text:p>
      <text:p text:style-name="P25"/>
      <text:p text:style-name="P26"/>
      <text:p text:style-name="P70">ESCENA I<text:span text:style-name="T2">II</text:span></text:p>
      <text:p text:style-name="P12"><text:span text:style-name="T80">Nacimiento de Jesús </text:span><text:span text:style-name="T75">(Lucas 2, 4-7)</text:span><text:span text:style-name="T49">.</text:span></text:p>
      <text:p text:style-name="P33"/>
      <text:p text:style-name="P34"/>
      <text:p text:style-name="P35">En medio de la noche en Belén José y María buscan albergue y son guiados por el Ángel. </text:p>
      <text:p text:style-name="P35"/>
      <text:p text:style-name="P35"><text:span text:style-name="T100">El Ángel </text:span><text:span text:style-name="T221">entra en escena seguido por </text:span><text:span text:style-name="T100">José y María </text:span><text:span text:style-name="T221">mientra se canta “</text:span><text:span text:style-name="T276">El ángel de Señor acampa</text:span><text:span text:style-name="T221">” (Canto final de la escena anterior). El Ángel </text:span><text:span text:style-name="T100">puede hacer algunos rodeos </text:span><text:span text:style-name="T223">y va tocando la campana</text:span><text:span text:style-name="T100"> </text:span><text:span text:style-name="T221">antes de llegar a sus lugares.</text:span></text:p>
      <text:p text:style-name="P35"/>
      <text:p text:style-name="P36"><text:span text:style-name="T222">Llegados a </text:span><text:span text:style-name="T221">sus lugares</text:span><text:span text:style-name="T222"> </text:span><text:span text:style-name="T100">José </text:span><text:span text:style-name="T221">y</text:span><text:span text:style-name="T100"> María, </text:span><text:span text:style-name="T221">el Ángel de para detrás de ellos y</text:span><text:span text:style-name="T100"> se detiene el canto.</text:span></text:p>
      <text:p text:style-name="P36"/>
      <text:p text:style-name="P36"><text:span text:style-name="T221">S</text:span><text:span text:style-name="T222">e escucha el llanto de un bebe indicando el nacimiento de Jesús.</text:span></text:p>
      <text:p text:style-name="P31"/>
      <text:p text:style-name="P37"><text:span text:style-name="T281">E</text:span><text:span text:style-name="T280">xclama</text:span><text:span text:style-name="T281">ción</text:span>: ¡ALEGRÍA! <text:span text:style-name="T106">¡</text:span>HA NACIDO EL SALVADOR! <text:span text:style-name="T224">(Alguna persona fuera de escena puede hacer este dialogo).</text:span></text:p>
      <text:p text:style-name="P63"/>
      <text:p text:style-name="P37">Y <text:span text:style-name="T106">se inicia</text:span><text:span text:style-name="T99"> un canto “</text:span><text:span text:style-name="T277">Alegría, ha nacido el </text:span><text:span text:style-name="T278">S</text:span><text:span text:style-name="T277">alvador</text:span><text:span text:style-name="T1">”. </text:span><text:span text:style-name="T221">El Ángel sale de escena. José y María se quedaran en sus lugares el resto de la pastorela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1"><text:soft-page-break/><text:span text:style-name="T2">SEGUNDO</text:span> ACTO</text:p>
      <text:p text:style-name="P28">El Ángel y los Pastores</text:p>
      <text:p text:style-name="P58"/>
      <text:p text:style-name="P59"/>
      <text:p text:style-name="P71">ESCENA I</text:p>
      <text:p text:style-name="P74"><text:span text:style-name="T83">Aparición del Ángel a los Pastores</text:span> <text:span text:style-name="T84">(Lucas 2, 8-16).</text:span></text:p>
      <text:p text:style-name="P75"/>
      <text:p text:style-name="P77"/>
      <text:p text:style-name="P79">Por la noche unos pastores nómadas a la intemperie junto con sus ovejas en campo donde las pastoreaban. Mientras los pastores dormían e<text:span text:style-name="T9">l Ángel se el aparece.</text:span></text:p>
      <text:p text:style-name="P78"/>
      <text:p text:style-name="P80"><text:span text:style-name="T101">Los pastores</text:span> entra a escena mientras se canta <text:span text:style-name="T99">“</text:span><text:span text:style-name="T277">Alegría, ha nacido el </text:span><text:span text:style-name="T278">S</text:span><text:span text:style-name="T277">alvador</text:span><text:span text:style-name="T1">” </text:span><text:span text:style-name="T225">(Canto final de la escena anterior). Una ves los pastores están su lugar entra a escena el Ángel. </text:span><text:span text:style-name="T97">El canto se deti</text:span><text:span text:style-name="T101">ene cundo los pastores</text:span><text:span text:style-name="T97"> llega a su posición</text:span>.</text:p>
      <text:p text:style-name="P81"/>
      <text:p text:style-name="P82">Antes que el Ángel empiece su dialogo suena la campana.</text:p>
      <text:p text:style-name="P76"/>
      <text:p text:style-name="P186"><text:span text:style-name="T53">Á</text:span><text:span text:style-name="T54">ngel</text:span><text:span text:style-name="T52">: </text:span><text:span text:style-name="T38">No teman, les traigo una gran </text:span><text:span text:style-name="T39">noticia</text:span><text:span text:style-name="T38">: Hoy, en </text:span><text:span text:style-name="T39">Belén</text:span><text:span text:style-name="T38">, ha nacido el Mesías, el S</text:span><text:span text:style-name="T39">alvador</text:span><text:span text:style-name="T38">. </text:span><text:span text:style-name="T39">E</text:span><text:span text:style-name="T38">st</text:span><text:span text:style-name="T39">a</text:span><text:span text:style-name="T38"> será </text:span><text:span text:style-name="T39">la</text:span><text:span text:style-name="T38"> señal </text:span><text:span text:style-name="T40">para reconocerlo</text:span><text:span text:style-name="T38">: encontrarán un niño recién nacido envuelto en pañales y acostado en un pesebre.</text:span></text:p>
      <text:p text:style-name="P111"/>
      <text:p text:style-name="P112"><text:span text:style-name="T102">Más</text:span> Ángel<text:span text:style-name="T102">es</text:span> <text:span text:style-name="T102">entran en escena y se posicionan junto al que ya estaba en escena.</text:span></text:p>
      <text:p text:style-name="P112"/>
      <text:p text:style-name="P187"><text:span text:style-name="T44">Ángeles</text:span><text:span text:style-name="T41">: </text:span><text:span text:style-name="T38">¡Gloria a Dios en </text:span><text:span text:style-name="T42">el cielo</text:span><text:span text:style-name="T38">, y en la tierra, paz a los hombres </text:span><text:span text:style-name="T42">que ama Dios</text:span><text:span text:style-name="T38">!</text:span></text:p>
      <text:p text:style-name="P106"/>
      <text:p text:style-name="P188"><text:span text:style-name="T44">Pastor</text:span><text:span text:style-name="T41">: </text:span><text:span text:style-name="T38">Vayamos a Belén </text:span><text:span text:style-name="T40">a</text:span><text:span text:style-name="T38"> ve</text:span><text:span text:style-name="T40">r</text:span><text:span text:style-name="T38"> que ha sucedido y el Á</text:span><text:span text:style-name="T43">ngel</text:span><text:span text:style-name="T38"> nos ha </text:span><text:span text:style-name="T43">dicho</text:span><text:span text:style-name="T38">.</text:span></text:p>
      <text:p text:style-name="P115"/>
      <text:p text:style-name="P16"><text:span text:style-name="T225">Se inicia el canto “</text:span><text:span text:style-name="T279">Vallamos pues hasta Belén</text:span><text:span text:style-name="T225">”. </text:span>Los á<text:span text:style-name="T85">ngeles se retiran </text:span><text:span text:style-name="T225">extras se retiran.</text:span><text:span text:style-name="T85"> </text:span><text:span text:style-name="T225">L</text:span><text:span text:style-name="T85">os</text:span> pastores siguen <text:span text:style-name="T225">al Ángel</text:span> hasta encontrarse con José, María y Jesús. <text:span text:style-name="T103">El Ángel puede dar algunos rodeos </text:span><text:span text:style-name="T225">y tocar la campana</text:span>.</text:p>
      <text:p text:style-name="P56"/>
      <text:p text:style-name="P64">Cuando los pastores llegan donde José, María y Jesús, el Ángel se coloca detrás de ellos y los pastores toman su lugar. Cuando los pastores tomen su lugar el Ángel sale de escena solo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71"><text:soft-page-break/><text:span text:style-name="T2">TERCER</text:span> ACTO</text:p>
      <text:p text:style-name="P28">El Ángel y los Reyes Magos</text:p>
      <text:p text:style-name="P27"/>
      <text:p text:style-name="P27"/>
      <text:p text:style-name="P72">ESCENA I</text:p>
      <text:p text:style-name="P29"><text:span text:style-name="T80">El Ángel </text:span><text:span text:style-name="T81">guía a</text:span><text:span text:style-name="T80"> los Reyes Magos </text:span><text:span text:style-name="T76">(</text:span><text:span text:style-name="T77">Mateo 2, 1-</text:span><text:span text:style-name="T76">).</text:span></text:p>
      <text:p text:style-name="P39"/>
      <text:p text:style-name="P65"/>
      <text:p text:style-name="P40">Los magos de oriente se seguían al Ángel (estrella) <text:span text:style-name="T86">hasta </text:span>llega<text:span text:style-name="T86">r</text:span> a <text:span text:style-name="T226">Belén</text:span>.</text:p>
      <text:p text:style-name="P40"/>
      <text:p text:style-name="P42">Cuando el Ángel salga de escena se detiene el canto “<text:span text:style-name="T274">Vallamos pues hasta Belén</text:span>” (Canto final de la escena anterior).</text:p>
      <text:p text:style-name="P34"/>
      <text:p text:style-name="P38"><text:span text:style-name="T221">E</text:span>xclama<text:span text:style-name="T221">ción</text:span>: <text:span text:style-name="T11">¿Dónde está el rey de los judíos que acaba de nacer? Porque vimos su estrella en </text:span><text:span text:style-name="T26">o</text:span><text:span text:style-name="T11">riente y hemos venido a adorarlo</text:span><text:span text:style-name="T46">.</text:span> <text:span text:style-name="T224">(Alguna persona fuera de escena puede hacer este dialogo).</text:span></text:p>
      <text:p text:style-name="P116"/>
      <text:p text:style-name="P117"><text:span text:style-name="T225">Se inicia el canto “</text:span><text:span text:style-name="T279">Los niños de Belén</text:span><text:span text:style-name="T225">”. </text:span><text:span text:style-name="T226">E</text:span><text:span text:style-name="T77">l Ángel (estrella) </text:span><text:span text:style-name="T226">entra en escena seguido por los Reyes Magos. </text:span><text:span text:style-name="T104">El Ángel puede dar algunos rodeos </text:span><text:span text:style-name="T226">y tocar la campana</text:span><text:span text:style-name="T77">.</text:span></text:p>
      <text:p text:style-name="P117"/>
      <text:p text:style-name="P117"><text:span text:style-name="T104">Una vez llegados los Reyes Magos donde se en</text:span><text:span text:style-name="T226">cuen</text:span><text:span text:style-name="T104">tran José, María, </text:span><text:span text:style-name="T226">Jesús</text:span><text:span text:style-name="T104"> y </text:span><text:span text:style-name="T226">los pastores, el Ángel se coloca detrás ellos.</text:span></text:p>
      <text:p text:style-name="P118"/>
      <text:p text:style-name="P119">Los Reyes Mago se posicionan a <text:span text:style-name="T227">un</text:span> lado. Cada Rey Mago pasara frente a Jesús, <text:span text:style-name="T227">cantara la parte que le corresponde, seguido</text:span> dirá su dialogo y se arrodilla<text:span text:style-name="T227">ra</text:span> adorando a Jesús, luego regresara a su lugar.</text:p>
      <text:p text:style-name="P119"/>
      <text:p text:style-name="P190"><text:span text:style-name="T56">Me</text:span><text:span text:style-name="T57">l</text:span><text:span text:style-name="T56">cho</text:span><text:span text:style-name="T58">r </text:span><text:span text:style-name="T59">(Parte cantada)</text:span></text:p>
      <text:p text:style-name="P191"><text:bookmark-start text:name="__DdeLink__43_13854922573"/><text:tab/>Yo <text:span text:style-name="T252">ve</text:span><text:bookmark-start text:name="__DdeLink__39_13854922573"/>ngo de oriente lejano,<text:bookmark-end text:name="__DdeLink__43_13854922573"/><text:bookmark-end text:name="__DdeLink__39_13854922573"/></text:p>
      <text:p text:style-name="P189"><text:span text:style-name="T233"><text:tab/></text:span><text:span text:style-name="T234">d</text:span><text:bookmark-start text:name="__DdeLink__46_13854922573"/><text:span text:style-name="T233">el país </text:span><text:bookmark-end text:name="__DdeLink__46_13854922573"/><text:span text:style-name="T234">del</text:span><text:span text:style-name="T233"> oro y la plata.</text:span></text:p>
      <text:p text:style-name="P191"><text:bookmark-start text:name="__DdeLink__37_13854922574"/><text:bookmark-start text:name="__DdeLink__48_13854922574"/><text:tab/><text:span text:style-name="T242">M</text:span>as de noche no puedo dormir</text:p>
      <text:p text:style-name="P191"><text:tab/>porque he visto una estrella,</text:p>
      <text:p text:style-name="P121"><text:tab/>una estrella en el cielo.<text:bookmark-end text:name="__DdeLink__37_13854922574"/><text:bookmark-end text:name="__DdeLink__48_13854922574"/></text:p>
      <text:p text:style-name="P120"/>
      <text:p text:style-name="P120"><text:span text:style-name="T268">Melchor</text:span>: Yo soy Melchor y traigo para ti oro, porque yo se que eres Rey Eterno.</text:p>
      <text:p text:style-name="P120"/>
      <text:p text:style-name="P190"><text:span text:style-name="T60">Gaspar </text:span><text:span text:style-name="T59">(Parte cantada)</text:span></text:p>
      <text:p text:style-name="P191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89"><text:span text:style-name="T233"><text:tab/></text:span><text:bookmark-start text:name="__DdeLink__46_138549225711"/><text:span text:style-name="T233">del país de</text:span><text:bookmark-end text:name="__DdeLink__46_138549225711"/><text:span text:style-name="T233">l </text:span><text:span text:style-name="T235">incien</text:span><text:span text:style-name="T236">s</text:span><text:span text:style-name="T235">o y el perfume.</text:span></text:p>
      <text:p text:style-name="P191"><text:bookmark-start text:name="__DdeLink__37_138549225721"/><text:bookmark-start text:name="__DdeLink__48_138549225721"/><text:tab/><text:span text:style-name="T245">M</text:span>as de noche no puedo dormir</text:p>
      <text:p text:style-name="P191"><text:tab/>porque he visto una estrella,</text:p>
      <text:p text:style-name="P122"><text:tab/>una estrella en el cielo.<text:bookmark-end text:name="__DdeLink__37_138549225721"/><text:bookmark-end text:name="__DdeLink__48_138549225721"/></text:p>
      <text:p text:style-name="P120"/>
      <text:p text:style-name="P43"><text:span text:style-name="T268">G</text:span><text:span text:style-name="T273">aspar</text:span>: Yo soy Gaspar y traigo para ti incienso, porque yo se que eres Dios de Israel.</text:p>
      <text:p text:style-name="P189"><text:span text:style-name="T62"/></text:p>
      <text:p text:style-name="P189"><text:soft-page-break/><text:span text:style-name="T62">Balta</text:span><text:span text:style-name="T63">s</text:span><text:span text:style-name="T62">a</text:span><text:span text:style-name="T64">r </text:span><text:span text:style-name="T65">(Parte cantada)</text:span></text:p>
      <text:p text:style-name="P191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89"><text:span text:style-name="T233"><text:tab/></text:span><text:bookmark-start text:name="__DdeLink__46_138549225721"/><text:span text:style-name="T233">del país de</text:span><text:bookmark-end text:name="__DdeLink__46_138549225721"/><text:span text:style-name="T233"> </text:span><text:span text:style-name="T237">la mirra y el aceite.</text:span></text:p>
      <text:p text:style-name="P191"><text:bookmark-start text:name="__DdeLink__37_138549225731"/><text:bookmark-start text:name="__DdeLink__48_138549225731"/><text:tab/><text:span text:style-name="T247">M</text:span>as de noche no puedo dormir</text:p>
      <text:p text:style-name="P191"><text:tab/>porque he visto una estrella,</text:p>
      <text:p text:style-name="P67"><text:tab/>una estrella en el cielo.<text:bookmark-end text:name="__DdeLink__37_138549225731"/><text:bookmark-end text:name="__DdeLink__48_138549225731"/></text:p>
      <text:p text:style-name="P67"/>
      <text:p text:style-name="P43"><text:span text:style-name="T268">B</text:span><text:span text:style-name="T273">altasar</text:span>: Yo soy Baltasar y traigo para ti mirra, por que yo se que eres Cordero de Dios.</text:p>
      <text:p text:style-name="P43"/>
      <text:p text:style-name="P44"><text:span text:style-name="T226">Luego que cada Rey Mago </text:span><text:span text:style-name="T253">dijo su</text:span><text:span text:style-name="T226"> dialogo</text:span><text:span text:style-name="T253"> pasaran los tres </text:span><text:span text:style-name="T264">juntos </text:span><text:span text:style-name="T253">frente a Jesús de arrodillaran a </text:span><text:span text:style-name="T264">la</text:span><text:span text:style-name="T253"> ves </text:span><text:span text:style-name="T264">hasta que</text:span><text:span text:style-name="T253"> termine el canto y</text:span><text:span text:style-name="T226"> tomara</text:span><text:span text:style-name="T253">n</text:span><text:span text:style-name="T226"> su lugar </text:span><text:span text:style-name="T253">para completar</text:span><text:span text:style-name="T47"> el nacimiento.</text:span></text:p>
      <text:p text:style-name="P45"/>
      <text:p text:style-name="P47">FIN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NEXO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"><text:soft-page-break/>CARACTERIZACIÓN</text:p>
      <text:p text:style-name="P4"/>
      <text:p text:style-name="P4"/>
      <text:p text:style-name="P5">Á<text:span text:style-name="T76">ngel</text:span></text:p>
      <text:p text:style-name="P48">No importa el sexo, vestido todo de blanco sin ceñirse la cintura <text:span text:style-name="T77">(opcional se puede vestir de colores brillantes con una túnica muy ornamentada)</text:span> con a las en la espalda.</text:p>
      <text:p text:style-name="P46"/>
      <text:p text:style-name="P6">María</text:p>
      <text:p text:style-name="P49"><text:span text:style-name="T96">Mujer de a</text:span>pariencia juvenil, sin maquillaje o lo más natural posible, vestida con túnica blanca o rosada, con velo blanco o celeste. Lleva ceñida la cintura con una cinta del mismo color del velo <text:span text:style-name="T96">y</text:span> lleva sandalias.</text:p>
      <text:p text:style-name="P6"/>
      <text:p text:style-name="P7">José</text:p>
      <text:p text:style-name="P50"><text:span text:style-name="T76">Hombre j</text:span>oven adulto de apariencia amable, vestido de túnica verde o azul y manto café. <text:span text:style-name="T49">A veces también sostiene un báculo o callado con lirios en la parte superior.</text:span></text:p>
      <text:p text:style-name="P50"/>
      <text:p text:style-name="P8">Pastor</text:p>
      <text:p text:style-name="P51">P<text:span text:style-name="T94">ueden llevar túnicas con los siguientes colores: café, blanco a rayas, verde o negro. Llevan la cintura ceñida con cordón.</text:span></text:p>
      <text:p text:style-name="P41"/>
      <text:p text:style-name="P8">Melchor</text:p>
      <text:p text:style-name="P52">Rey de oriente <text:span text:style-name="T89">(Europa)</text:span>, es <text:span text:style-name="T88">portador</text:span> <text:span text:style-name="T88">d</text:span>el oro. <text:span text:style-name="T88">Es también </text:span>el mayor de los Reyes Magos <text:span text:style-name="T90">(Representa la ancianidad </text:span><text:span text:style-name="T91">de hombre</text:span><text:span text:style-name="T90">)</text:span>, <text:span text:style-name="T89">con la cabeza y barba blanca (canosa)</text:span>. Vestido con una túnica dorada, amarilla o blanca y capa roja, <text:span text:style-name="T90">corona</text:span> y <text:span text:style-name="T89">llevando </text:span>un cofre.</text:p>
      <text:p text:style-name="P41"/>
      <text:p text:style-name="P8">Gaspar</text:p>
      <text:p text:style-name="P53">Rey de oriente (Asia), es el portado del incienso. Es un hombre adulto <text:span text:style-name="T91">(Representa la adultez del hombre)</text:span> de cabello claro y barba tupida (<text:span text:style-name="T91">C</text:span>astaño claro). <text:span text:style-name="T87">Vestido con una túnica dorada, amarilla o blanca y capa </text:span>azul o purpura, <text:span text:style-name="T90">corona</text:span><text:span text:style-name="T87"> y </text:span>llevando <text:span text:style-name="T87">un </text:span>incensario<text:span text:style-name="T87">.</text:span></text:p>
      <text:p text:style-name="P41"/>
      <text:p text:style-name="P8">Baltasar</text:p>
      <text:p text:style-name="P54">Rey de oriente (África, <text:span text:style-name="T93">usualmente representado como una persona de raza negra</text:span>), es el portador de la mirra. Es el más joven de los reyes magos (<text:span text:style-name="T91">Representa la juventud del hombre</text:span>).<text:span text:style-name="T87">Vestido con una túnica dorada, amarilla o blanca y capa </text:span><text:span text:style-name="T92">verde</text:span><text:span text:style-name="T89">, </text:span>corona<text:span text:style-name="T87"> y </text:span><text:span text:style-name="T89">llevando </text:span><text:span text:style-name="T92">frasco de perfume</text:span><text:span text:style-name="T87">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"><text:soft-page-break/>CANTOS</text:p>
      <text:p text:style-name="P246"/>
      <text:p text:style-name="P247"/>
      <text:p text:style-name="P223">URÍ, URÍ, URÍ, URÁ</text:p>
      <text:p text:style-name="P286">V<text:span text:style-name="T139">illancico </text:span><text:span text:style-name="T257">Español</text:span></text:p>
      <text:p text:style-name="P248"/>
      <text:p text:style-name="P198"><text:s text:c="8"/>Mi<text:span text:style-name="T139">m</text:span> <text:s text:c="28"/>Si7 <text:s text:c="36"/>Mi<text:span text:style-name="T139">m</text:span></text:p>
      <text:p text:style-name="P253"><text:span text:style-name="T163">A</text:span><text:span text:style-name="T140">. <text:s text:c="3"/></text:span><text:span text:style-name="T66">URÍ, URÍ, URÍ, URÁ URÍ, URÍ, URÍ, URÁ.</text:span></text:p>
      <text:p text:style-name="P199"><text:s text:c="46"/><text:span text:style-name="T166">Si7 <text:s text:c="36"/>Mim</text:span></text:p>
      <text:p text:style-name="P249"><text:span text:style-name="T140"><text:s text:c="8"/></text:span><text:span text:style-name="T282">URÍ, URÍ, URÍ, URÁ URÍ, URÍ, URÍ, URÁ.</text:span></text:p>
      <text:p text:style-name="P200"><text:s text:c="47"/><text:span text:style-name="T166">Si7</text:span></text:p>
      <text:p text:style-name="P289"><text:s text:c="9"/>URÍ, URÍ, URÍ, URÁ.</text:p>
      <text:p text:style-name="P199"><text:s text:c="111"/>Mi<text:span text:style-name="T167">m</text:span></text:p>
      <text:p text:style-name="P248"><text:s text:c="9"/><text:span text:style-name="T282">PAM PÁM, PAM PÁM, PAM PA RA</text:span><text:span text:style-name="T283">M </text:span><text:span text:style-name="T282">PAM PÁM,</text:span></text:p>
      <text:p text:style-name="P199"><text:s text:c="112"/>Si7</text:p>
      <text:p text:style-name="P250"><text:s text:c="9"/><text:span text:style-name="T282">PAM PÁM, PAM PÁM, PAM PA RA</text:span><text:span text:style-name="T283">M </text:span><text:span text:style-name="T282">PAM PÁM.</text:span></text:p>
      <text:p text:style-name="P199"><text:s text:c="59"/>Mi<text:span text:style-name="T167">m</text:span></text:p>
      <text:p text:style-name="P248"><text:s text:c="9"/><text:span text:style-name="T282">LA</text:span><text:span text:style-name="T284">I</text:span><text:span text:style-name="T282"> LA RÁ LA </text:span><text:span text:style-name="T284">LA LA</text:span><text:span text:style-name="T282"> LÁ.</text:span></text:p>
      <text:p text:style-name="P248"/>
      <text:section text:style-name="Sect1" text:name="Sección1">
        <text:p text:style-name="P276"><text:span text:style-name="T107"><text:s text:c="7"/>Mi</text:span><text:span text:style-name="T131">m</text:span><text:span text:style-name="T107"> <text:s text:c="49"/>Si7</text:span></text:p>
        <text:p text:style-name="P248"><text:span text:style-name="T140">S.</text:span> <text:s text:c="3"/>Un niño pequeño va a nacer,</text:p>
        <text:p text:style-name="P199"><text:s text:c="37"/>Mi<text:span text:style-name="T168">m</text:span></text:p>
        <text:p text:style-name="P248"><text:s text:c="8"/>un niñito pequeño.</text:p>
        <text:p text:style-name="P193"><text:s text:c="85"/><text:span text:style-name="T304">Si7</text:span></text:p>
        <text:p text:style-name="P251"><text:span text:style-name="T141">A</text:span><text:span text:style-name="T140">.</text:span> <text:s text:c="3"/><text:span text:style-name="T173">Un niño pequeño va a nacer,</text:span></text:p>
        <text:p text:style-name="P193"><text:s text:c="47"/><text:span text:style-name="T304">Mi</text:span><text:span text:style-name="T305">m</text:span></text:p>
        <text:p text:style-name="P251"><text:s text:c="9"/><text:span text:style-name="T173">un niñito pequeño.</text:span></text:p>
        <text:p text:style-name="P248"/>
        <text:p text:style-name="P192"><text:s text:c="75"/><text:span text:style-name="T304">Si7</text:span></text:p>
        <text:p text:style-name="P248"><text:span text:style-name="T141">S.</text:span> <text:s text:c="3"/>¿Cómo se llamará? <text:span text:style-name="T176">¡</text:span>Enmanuel!</text:p>
        <text:p text:style-name="P192"><text:s text:c="90"/><text:span text:style-name="T304">Mi</text:span><text:span text:style-name="T306">m</text:span></text:p>
        <text:p text:style-name="P248"><text:span text:style-name="T140">A.</text:span> <text:s text:c="3"/><text:span text:style-name="T282">¿CÓMO SE LLAMARÁ? </text:span><text:span text:style-name="T285">¡</text:span><text:span text:style-name="T282">ENMANUEL!</text:span></text:p>
        <text:p text:style-name="P192"><text:s text:c="91"/><text:span text:style-name="T304">Si7</text:span></text:p>
        <text:p text:style-name="P248"><text:s text:c="9"/><text:span text:style-name="T282">¿CÓMO SE LLAMARÁ? </text:span><text:span text:style-name="T285">¡</text:span><text:span text:style-name="T282">ENMANUEL!</text:span></text:p>
        <text:p text:style-name="P199"><text:s text:c="56"/>Mi<text:span text:style-name="T176">m</text:span></text:p>
        <text:p text:style-name="P248"><text:s text:c="9"/><text:span text:style-name="T285">¡</text:span><text:span text:style-name="T282">VEN CHIQUITITO, VEN!</text:span></text:p>
        <text:p text:style-name="P248"/>
        <text:p text:style-name="P248"/>
        <text:p text:style-name="P201"><text:s text:c="8"/>Mi<text:span text:style-name="T139">m</text:span> <text:s text:c="28"/>Si7</text:p>
        <text:p text:style-name="P254"><text:span text:style-name="T163">A</text:span><text:span text:style-name="T140">. <text:s text:c="3"/></text:span><text:span text:style-name="T66">URÍ, URÍ, URÍ, URÁ...</text:span></text:p>
        <text:p text:style-name="P248"/>
        <text:p text:style-name="P277"><text:span text:style-name="T107"><text:s text:c="7"/>Mi</text:span><text:span text:style-name="T132">m</text:span><text:span text:style-name="T107"> <text:s text:c="48"/>Si7</text:span></text:p>
        <text:p text:style-name="P248"><text:span text:style-name="T140">S.</text:span> <text:s text:c="3"/>Su madrecita está en Belén,</text:p>
        <text:p text:style-name="P199"><text:s text:c="51"/>Mi<text:span text:style-name="T176">m</text:span></text:p>
        <text:p text:style-name="P248"><text:s text:c="9"/>su padre es carpintero.</text:p>
        <text:p text:style-name="P202"><text:s text:c="81"/>Si7</text:p>
        <text:p text:style-name="P252"><text:span text:style-name="T159">A</text:span><text:span text:style-name="T140">.</text:span> <text:s text:c="3"/><text:span text:style-name="T173">Su madrecita está en Belén,</text:span></text:p>
        <text:p text:style-name="P202"><text:s text:c="63"/>Mi<text:span text:style-name="T176">m</text:span></text:p>
        <text:p text:style-name="P252"><text:s text:c="9"/><text:span text:style-name="T173">su padre es carpintero.</text:span></text:p>
        <text:p text:style-name="P237"/>
        <text:p text:style-name="P194"><text:s text:c="75"/><text:span text:style-name="T304">Si7</text:span></text:p>
        <text:p text:style-name="P255"><text:span text:style-name="T141">S.</text:span> <text:s text:c="3"/>¿Cómo se llamará? <text:span text:style-name="T176">¡</text:span>Enmanuel!</text:p>
        <text:p text:style-name="P194"><text:s text:c="90"/><text:span text:style-name="T304">Mi</text:span><text:span text:style-name="T306">m</text:span></text:p>
        <text:p text:style-name="P255"><text:span text:style-name="T140">A.</text:span> <text:s text:c="3"/><text:span text:style-name="T282">¿CÓMO SE LLAMARÁ? </text:span><text:span text:style-name="T285">¡</text:span><text:span text:style-name="T282">ENMANUEL!</text:span></text:p>
        <text:p text:style-name="P194"><text:s text:c="91"/><text:span text:style-name="T304">Si7</text:span></text:p>
        <text:p text:style-name="P255"><text:s text:c="9"/><text:span text:style-name="T282">¿CÓMO SE LLAMARÁ? </text:span><text:span text:style-name="T285">¡</text:span><text:span text:style-name="T282">ENMANUEL!</text:span></text:p>
        <text:p text:style-name="P203"><text:s text:c="56"/>Mi<text:span text:style-name="T176">m</text:span></text:p>
        <text:p text:style-name="P255"><text:s text:c="9"/><text:span text:style-name="T285">¡</text:span><text:span text:style-name="T282">VEN CHIQUITITO, VEN!</text:span></text:p>
        <text:p text:style-name="P255"/>
        <text:p text:style-name="P255"/>
        <text:p text:style-name="P203"><text:s text:c="8"/>Mi<text:span text:style-name="T139">m</text:span> <text:s text:c="28"/>Si7</text:p>
        <text:p text:style-name="P255"><text:span text:style-name="T163">A</text:span><text:span text:style-name="T140">. <text:s text:c="3"/></text:span><text:span text:style-name="T66">URÍ, URÍ, URÍ, URÁ...</text:span></text:p>
        <text:p text:style-name="P248"/>
      </text:section>
      <text:p text:style-name="P248"/>
      <text:p text:style-name="P248"/>
      <text:p text:style-name="P248"/>
      <text:p text:style-name="P248"/>
      <text:p text:style-name="P248"/>
      <text:p text:style-name="P248"/>
      <text:p text:style-name="P264"/>
      <text:p text:style-name="P225"><text:soft-page-break/><text:span text:style-name="T210">VED</text:span> <text:span text:style-name="T210">QUE</text:span> <text:span text:style-name="T210">LA</text:span> <text:span text:style-name="T210">VIRGEN</text:span> <text:span text:style-name="T210">concebirÁ</text:span></text:p>
      <text:p text:style-name="P99">Mateo 1, 20-25</text:p>
      <text:p text:style-name="P83"/>
      <text:p text:style-name="P212"><text:tab/><text:span text:style-name="T255">Re</text:span><text:span text:style-name="T211">m</text:span> <text:s text:c="49"/><text:span text:style-name="T255">Do</text:span><text:span text:style-name="T211"> <text:s text:c="6"/></text:span><text:span text:style-name="T255">Re</text:span><text:span text:style-name="T211">m <text:s/></text:span><text:span text:style-name="T255">Do</text:span><text:span text:style-name="T211"> <text:s text:c="5"/></text:span><text:span text:style-name="T255">Re</text:span><text:span text:style-name="T211">m</text:span></text:p>
      <text:p text:style-name="P85"><text:span text:style-name="T142">S.<text:tab/></text:span><text:span text:style-name="T198">Ved que la virgen concebirá y dará a luz un hijo,</text:span></text:p>
      <text:p text:style-name="P204"><text:tab/> <text:s text:c="46"/><text:span text:style-name="T255">Do</text:span><text:span text:style-name="T211"> <text:s text:c="24"/></text:span><text:span text:style-name="T255">Re</text:span><text:span text:style-name="T211">m</text:span></text:p>
      <text:p text:style-name="P85"><text:tab/>a quien pondrá por nombre Enmanuel.</text:p>
      <text:p text:style-name="P85"/>
      <text:p text:style-name="P204"><text:tab/><text:span text:style-name="T255">Re</text:span><text:span text:style-name="T211">m</text:span> <text:s text:c="24"/><text:span text:style-name="T255">Do</text:span><text:span text:style-name="T211"> <text:s text:c="22"/></text:span><text:span text:style-name="T255">Re</text:span><text:span text:style-name="T211">m</text:span></text:p>
      <text:p text:style-name="P85"><text:span text:style-name="T142">A.<text:tab/></text:span><text:span text:style-name="T174">eNmanuel, dios CON NOSOTROS.</text:span></text:p>
      <text:p text:style-name="P97"/>
      <text:p text:style-name="P213"><text:span text:style-name="T211"><text:tab/></text:span><text:span text:style-name="T255">Re</text:span><text:span text:style-name="T211">m <text:s text:c="38"/></text:span><text:span text:style-name="T255">Do</text:span><text:span text:style-name="T211"> <text:s text:c="11"/></text:span><text:span text:style-name="T255">Re</text:span><text:span text:style-name="T211">m <text:s/></text:span><text:span text:style-name="T255">Do</text:span><text:span text:style-name="T211"> <text:s text:c="19"/></text:span><text:span text:style-name="T255">Re</text:span><text:span text:style-name="T211">m</text:span></text:p>
      <text:p text:style-name="P92"><text:span text:style-name="T143">S.<text:tab/></text:span><text:span text:style-name="T201">José, no temas en tomar a María <text:s text:c="2"/>como tu mujer,</text:span></text:p>
      <text:p text:style-name="P205"><text:tab/> <text:s text:c="40"/><text:span text:style-name="T255">Do</text:span><text:span text:style-name="T211"> <text:s text:c="13"/></text:span><text:span text:style-name="T255">Re</text:span><text:span text:style-name="T211">m</text:span></text:p>
      <text:p text:style-name="P92"><text:tab/>por que su hijo es el E<text:span text:style-name="T212">n</text:span>manuel.</text:p>
      <text:p text:style-name="P88"/>
      <text:p text:style-name="P206"><text:tab/><text:span text:style-name="T255">Re</text:span><text:span text:style-name="T211">m</text:span> <text:s text:c="24"/><text:span text:style-name="T255">Do</text:span><text:span text:style-name="T211"> <text:s text:c="22"/></text:span><text:span text:style-name="T255">Re</text:span><text:span text:style-name="T211">m</text:span></text:p>
      <text:p text:style-name="P88"><text:span text:style-name="T142">A.<text:tab/></text:span><text:span text:style-name="T174">eNmanuel, dios CON NOSOTROS.</text:span></text:p>
      <text:p text:style-name="P231"/>
      <text:p text:style-name="P213"><text:span text:style-name="T211"><text:tab/></text:span><text:span text:style-name="T255">Re</text:span><text:span text:style-name="T211">m <text:s text:c="23"/></text:span><text:span text:style-name="T255">Do</text:span><text:span text:style-name="T211"> <text:s text:c="16"/></text:span><text:span text:style-name="T255">Re</text:span><text:span text:style-name="T211">m </text:span><text:span text:style-name="T255">Do</text:span><text:span text:style-name="T211"> <text:s text:c="5"/></text:span><text:span text:style-name="T255">Re</text:span><text:span text:style-name="T211">m</text:span></text:p>
      <text:p text:style-name="P92"><text:span text:style-name="T143">S.<text:tab/></text:span><text:span text:style-name="T197">Dará a luz un hijo, él salvará <text:s text:c="5"/>a su pueblo,</text:span></text:p>
      <text:p text:style-name="P205"><text:tab/> <text:s text:c="45"/><text:span text:style-name="T255">Do</text:span><text:span text:style-name="T211"> <text:s text:c="25"/></text:span><text:span text:style-name="T255">Re</text:span><text:span text:style-name="T211">m</text:span></text:p>
      <text:p text:style-name="P92"><text:tab/>y tú le pondrás por nombre E<text:span text:style-name="T213">n</text:span>manuel.</text:p>
      <text:p text:style-name="P88"/>
      <text:p text:style-name="P206"><text:tab/><text:span text:style-name="T255">Re</text:span><text:span text:style-name="T211">m</text:span> <text:s text:c="24"/><text:span text:style-name="T255">Do</text:span><text:span text:style-name="T211"> <text:s text:c="22"/></text:span><text:span text:style-name="T255">Re</text:span><text:span text:style-name="T211">m</text:span></text:p>
      <text:p text:style-name="P88"><text:span text:style-name="T142">A.<text:tab/></text:span><text:span text:style-name="T174">eNmanuel, dios CON NOSOTROS.</text:span></text:p>
      <text:p text:style-name="P139"/>
      <text:p text:style-name="P155"><text:span text:style-name="T211"><text:tab/></text:span><text:span text:style-name="T255">Re</text:span><text:span text:style-name="T211">m <text:s text:c="34"/></text:span><text:span text:style-name="T255">Do</text:span><text:span text:style-name="T211"> <text:s text:c="3"/></text:span><text:span text:style-name="T255">Re</text:span><text:span text:style-name="T211">m </text:span><text:span text:style-name="T255">Do</text:span><text:span text:style-name="T211"> <text:s text:c="28"/></text:span><text:span text:style-name="T255">Re</text:span><text:span text:style-name="T211">m</text:span></text:p>
      <text:p text:style-name="P93"><text:span text:style-name="T45">S.<text:tab/></text:span><text:span text:style-name="T10">Despertado del sueño hizo <text:s text:c="2"/>como mando el ángel,</text:span></text:p>
      <text:p text:style-name="P156"><text:tab/> <text:s text:c="27"/><text:span text:style-name="T255">Do</text:span><text:span text:style-name="T211"> <text:s text:c="16"/></text:span><text:span text:style-name="T255">Re</text:span><text:span text:style-name="T211">m</text:span></text:p>
      <text:p text:style-name="P123"><text:tab/>y <text:span text:style-name="T215">fue pa</text:span>dre del E<text:span text:style-name="T214">n</text:span>manuel.</text:p>
      <text:p text:style-name="P89"/>
      <text:p text:style-name="P207"><text:tab/><text:span text:style-name="T255">Re</text:span><text:span text:style-name="T211">m</text:span> <text:s text:c="24"/><text:span text:style-name="T255">Do</text:span><text:span text:style-name="T211"> <text:s text:c="22"/></text:span><text:span text:style-name="T255">Re</text:span><text:span text:style-name="T211">m</text:span></text:p>
      <text:p text:style-name="P89"><text:span text:style-name="T142">A.<text:tab/></text:span><text:span text:style-name="T174">eNmanuel, dios CON NOSOTROS.</text:span></text:p>
      <text:p text:style-name="P140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6"><text:soft-page-break/>El ángel del Señor acampa</text:p>
      <text:p text:style-name="P287">Salmo 3<text:span text:style-name="T198">4</text:span>(3<text:span text:style-name="T198">3</text:span>) <text:span text:style-name="T177">8.10.</text:span><text:span text:style-name="T178">16.19</text:span></text:p>
      <text:p text:style-name="P96"/>
      <text:p text:style-name="P208"><text:s text:c="9"/>Sol <text:s text:c="40"/>Re</text:p>
      <text:p text:style-name="P86"><text:span text:style-name="T142">S.</text:span><text:span text:style-name="T198"> <text:s text:c="3"/></text:span>El ángel del Señor acampa</text:p>
      <text:p text:style-name="P208"><text:s text:c="8"/>Lam <text:s text:c="30"/>Mim</text:p>
      <text:p text:style-name="P86"><text:s text:c="8"/>en torno a sus fieles.</text:p>
      <text:p text:style-name="P208"><text:s text:c="10"/>Sol <text:s text:c="20"/>Re</text:p>
      <text:p text:style-name="P87"><text:span text:style-name="T142">A.</text:span><text:span text:style-name="T198"> <text:s text:c="3"/></text:span><text:span text:style-name="T173">Su misericordia</text:span></text:p>
      <text:p text:style-name="P152"><text:s text:c="10"/>Lam <text:s text:c="38"/>Mim</text:p>
      <text:p text:style-name="P234"><text:s text:c="9"/>llena la tierra toda.</text:p>
      <text:p text:style-name="P157"><text:s text:c="10"/>Sol <text:s text:c="2"/>Re <text:s text:c="2"/>Lam Mim</text:p>
      <text:p text:style-name="P235"><text:span text:style-name="T148"><text:s text:c="4"/></text:span><text:span text:style-name="T180"><text:s text:c="5"/></text:span><text:span text:style-name="T179">Uh, uh, U</text:span><text:span text:style-name="T180">h,</text:span><text:span text:style-name="T179"> <text:s/>u</text:span><text:span text:style-name="T180">h.</text:span></text:p>
      <text:p text:style-name="P167"><text:span text:style-name="T180"><text:s text:c="10"/>Sol <text:s text:c="2"/>Re <text:s text:c="2"/></text:span><text:span text:style-name="T179">Lam Mim</text:span></text:p>
      <text:p text:style-name="P236"><text:s text:c="9"/>Uh, uh, Uh, <text:s/>uh.</text:p>
      <text:p text:style-name="P232"/>
      <text:p text:style-name="P209"><text:s text:c="9"/>Sol <text:s text:c="43"/>Re</text:p>
      <text:p text:style-name="P94"><text:span text:style-name="T143">S.</text:span><text:span text:style-name="T199"> <text:s text:c="3"/></text:span><text:span text:style-name="T201">A l</text:span><text:span text:style-name="T197">os que</text:span> teme<text:span text:style-name="T197">n</text:span> al Señor,</text:p>
      <text:p text:style-name="P209"><text:s text:c="9"/>Lam <text:s text:c="14"/>Mim</text:p>
      <text:p text:style-name="P94"><text:s text:c="8"/>nada les falta.</text:p>
      <text:p text:style-name="P210"><text:s text:c="10"/>Sol <text:s text:c="20"/>Re</text:p>
      <text:p text:style-name="P90"><text:span text:style-name="T170">A.</text:span><text:span text:style-name="T175"> <text:s text:c="3"/></text:span><text:span text:style-name="T173">Su misericordia...</text:span></text:p>
      <text:p text:style-name="P230"/>
      <text:p text:style-name="P209"><text:s text:c="9"/>Sol <text:s text:c="37"/>Re</text:p>
      <text:p text:style-name="P94"><text:span text:style-name="T143">S.</text:span><text:span text:style-name="T199"> <text:s text:c="3"/></text:span><text:span text:style-name="T197">E</text:span>l Señor mira a los justos,</text:p>
      <text:p text:style-name="P209"><text:s text:c="9"/>Lam <text:s text:c="25"/>Mim</text:p>
      <text:p text:style-name="P94"><text:s text:c="8"/>escucha sus gritos.</text:p>
      <text:p text:style-name="P211"><text:s text:c="10"/>Sol <text:s text:c="20"/>Re</text:p>
      <text:p text:style-name="P91"><text:span text:style-name="T170">A.</text:span><text:span text:style-name="T175"> <text:s text:c="3"/></text:span><text:span text:style-name="T173">Su misericordia...</text:span></text:p>
      <text:p text:style-name="P124"/>
      <text:p text:style-name="P158"><text:s text:c="9"/>Sol <text:s text:c="34"/>Re</text:p>
      <text:p text:style-name="P95"><text:span text:style-name="T45">S. <text:s text:c="3"/></text:span><text:span text:style-name="T10">El Señor esta cerca,</text:span></text:p>
      <text:p text:style-name="P158"><text:s text:c="9"/>Lam <text:s text:c="26"/>Mim</text:p>
      <text:p text:style-name="P125"><text:s text:c="8"/>salva a los abatidos.</text:p>
      <text:p text:style-name="P211"><text:s text:c="10"/>Sol <text:s text:c="20"/>Re</text:p>
      <text:p text:style-name="P91"><text:span text:style-name="T170">A.</text:span><text:span text:style-name="T175"> <text:s text:c="3"/></text:span><text:span text:style-name="T173">Su misericordia...</text:span></text:p>
      <text:p text:style-name="P126"/>
      <text:p text:style-name="P23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233"/>
      <text:p text:style-name="P178"><text:soft-page-break/>ALEGRÍA, HA NACIDO EL SALVADOR</text:p>
      <text:p text:style-name="P243"><text:span text:style-name="T181">v</text:span><text:span text:style-name="T179">illancico </text:span><text:span text:style-name="T196">Italiano </text:span><text:span text:style-name="T179">- Lucas 2, 10-16 - Isaías 1, 3</text:span></text:p>
      <text:p text:style-name="P127"/>
      <text:section text:style-name="Sect1" text:name="Sección3">
        <text:p text:style-name="P159"><text:s text:c="10"/>Fa <text:s text:c="57"/>La</text:p>
        <text:p text:style-name="P146"><text:span text:style-name="T164">A.</text:span><text:span text:style-name="T179"> <text:s text:c="3"/>¡ALEGRÍA, ALEGRÍA, ALEGRÍA,</text:span></text:p>
        <text:p text:style-name="P159"><text:s text:c="25"/>Sib</text:p>
        <text:p text:style-name="P150"><text:s text:c="9"/>HA NACIDO EL SALVADOR,</text:p>
        <text:p text:style-name="P159"><text:s text:c="23"/>Reb</text:p>
        <text:p text:style-name="P150"><text:s text:c="9"/>ACOSTADO EN UN PESEBRE!</text:p>
        <text:p text:style-name="P159"><text:s text:c="70"/>Do7</text:p>
        <text:p text:style-name="P150"><text:s text:c="9"/>¡ÉL ES EL CRISTO, EL SEÑOR!</text:p>
        <text:p text:style-name="P256"/>
        <text:p text:style-name="P160"><text:s text:c="7"/>Rem <text:s text:c="33"/>Fa</text:p>
        <text:p text:style-name="P142"><text:span text:style-name="T145">S.</text:span><text:span text:style-name="T182"> <text:s text:c="3"/></text:span><text:span text:style-name="T179">Un ángel vino del cielo</text:span></text:p>
        <text:p text:style-name="P160"><text:s text:c="14"/><text:span text:style-name="T254">Sol</text:span>m <text:s text:c="14"/><text:span text:style-name="T260">Lam</text:span> <text:s text:c="5"/>Rem</text:p>
        <text:p text:style-name="P128"><text:s text:c="8"/>trayendo una gran noticia:</text:p>
        <text:p text:style-name="P160"><text:s text:c="9"/>Solm <text:s text:c="16"/>Rem</text:p>
        <text:p text:style-name="P128"><text:s text:c="8"/>¡Hoy os ha nacido,</text:p>
        <text:p text:style-name="P160"><text:s text:c="28"/>La <text:s text:c="22"/>Rem</text:p>
        <text:p text:style-name="P128"><text:s text:c="8"/>os ha nacido el Salvador!</text:p>
        <text:p text:style-name="P160"><text:s text:c="10"/>Solm <text:s text:c="23"/>Rem</text:p>
        <text:p text:style-name="P142"><text:span text:style-name="T145">A.</text:span><text:span text:style-name="T179"> <text:s text:c="3"/></text:span><text:span text:style-name="T286">¡H</text:span><text:span text:style-name="T287">OY</text:span><text:span text:style-name="T286"> </text:span><text:span text:style-name="T287">OS</text:span><text:span text:style-name="T286"> </text:span><text:span text:style-name="T287">HA</text:span><text:span text:style-name="T286"> </text:span><text:span text:style-name="T287">NACIDO</text:span><text:span text:style-name="T286">,</text:span></text:p>
        <text:p text:style-name="P154"><text:s text:c="35"/>La <text:s text:c="34"/>Rem</text:p>
        <text:p text:style-name="P142"><text:span text:style-name="T179"><text:s text:c="8"/></text:span><text:span text:style-name="T287">OS</text:span><text:span text:style-name="T286"> </text:span><text:span text:style-name="T287">HA</text:span><text:span text:style-name="T286"> </text:span><text:span text:style-name="T287">NACIDO</text:span><text:span text:style-name="T286"> </text:span><text:span text:style-name="T287">EL</text:span><text:span text:style-name="T286"> S</text:span><text:span text:style-name="T287">ALVADOR!</text:span></text:p>
        <text:p text:style-name="P128"/>
        <text:p text:style-name="P161"><text:s text:c="10"/>Fa <text:s text:c="57"/>La</text:p>
        <text:p text:style-name="P147"><text:span text:style-name="T144">A.</text:span><text:span text:style-name="T179"> <text:s text:c="3"/>¡ALEGRÍA, ALEGRÍA, ALEGRÍA,...</text:span></text:p>
        <text:p text:style-name="P128"/>
        <text:p text:style-name="P168"><text:span text:style-name="T179"><text:s text:c="8"/>Rem <text:s text:c="37"/></text:span><text:span text:style-name="T183"><text:s text:c="6"/></text:span><text:span text:style-name="T179"><text:s text:c="2"/>Fa</text:span></text:p>
        <text:p text:style-name="P142"><text:span text:style-name="T145">S.</text:span><text:span text:style-name="T182"> <text:s text:c="3"/>¡Envuelto en blancos pañales</text:span></text:p>
        <text:p text:style-name="P160"><text:s text:c="21"/><text:span text:style-name="T256">Sol</text:span>m <text:s text:c="8"/><text:span text:style-name="T260">Lam</text:span> <text:s text:c="9"/>Rem</text:p>
        <text:p text:style-name="P128"><text:s text:c="8"/>y acostado en un pesebre!</text:p>
        <text:p text:style-name="P160"><text:s text:c="8"/>Solm <text:s text:c="24"/>Rem</text:p>
        <text:p text:style-name="P128"><text:s text:c="8"/>Esta será la señal</text:p>
        <text:p text:style-name="P160"><text:s text:c="26"/>La <text:s text:c="16"/>Rem</text:p>
        <text:p text:style-name="P128"><text:s text:c="8"/>de que Él es el Señor.</text:p>
        <text:p text:style-name="P160"><text:s text:c="8"/>Solm <text:s text:c="33"/>Rem</text:p>
        <text:p text:style-name="P142"><text:span text:style-name="T145">A.</text:span><text:span text:style-name="T179"> <text:s text:c="3"/></text:span><text:span text:style-name="T286">E</text:span><text:span text:style-name="T288">STA</text:span><text:span text:style-name="T286"> </text:span><text:span text:style-name="T288">SERÁ</text:span><text:span text:style-name="T286"> </text:span><text:span text:style-name="T288">LA</text:span><text:span text:style-name="T286"> </text:span><text:span text:style-name="T288">SEÑAL</text:span></text:p>
        <text:p text:style-name="P160"><text:s text:c="29"/>La <text:s text:c="24"/>Rem</text:p>
        <text:p text:style-name="P142"><text:span text:style-name="T179"><text:s text:c="8"/></text:span><text:span text:style-name="T288">DE QUE</text:span><text:span text:style-name="T286"> É</text:span><text:span text:style-name="T288">L</text:span><text:span text:style-name="T286"> </text:span><text:span text:style-name="T288">ES</text:span><text:span text:style-name="T286"> </text:span><text:span text:style-name="T288">EL</text:span><text:span text:style-name="T286"> </text:span><text:span text:style-name="T288">SEÑOR.</text:span></text:p>
        <text:p text:style-name="P129"/>
        <text:p text:style-name="P162"><text:s text:c="10"/>Fa <text:s text:c="57"/>La</text:p>
        <text:p text:style-name="P148"><text:span text:style-name="T164">A.</text:span><text:span text:style-name="T179"> <text:s text:c="3"/>¡ALEGRÍA, ALEGRÍA, ALEGRÍA,...</text:span></text:p>
        <text:p text:style-name="P129"/>
        <text:p text:style-name="P131"/>
        <text:p text:style-name="P131"/>
        <text:p text:style-name="P131"/>
        <text:p text:style-name="P131"/>
        <text:p text:style-name="P160"><text:s text:c="8"/>Rem <text:s text:c="22"/>Fa</text:p>
        <text:p text:style-name="P142"><text:span text:style-name="T145">S.</text:span><text:span text:style-name="T182"> <text:s text:c="3"/>Dejándoles el ángel,</text:span></text:p>
        <text:p text:style-name="P160"><text:s text:c="20"/><text:span text:style-name="T256">Sol</text:span>m <text:span text:style-name="T261">Lam</text:span> <text:s text:c="10"/>Rem</text:p>
        <text:p text:style-name="P128"><text:s text:c="8"/>se decían unos a otros:</text:p>
        <text:p text:style-name="P160"><text:s text:c="8"/>Solm <text:s text:c="26"/>Rem</text:p>
        <text:p text:style-name="P128"><text:s text:c="8"/>Vamos hasta Belén,</text:p>
        <text:p text:style-name="P160"><text:s text:c="14"/>La <text:s text:c="19"/>Rem</text:p>
        <text:p text:style-name="P128"><text:s text:c="8"/>a ver al Salvador.</text:p>
        <text:p text:style-name="P160"><text:s text:c="9"/>Solm <text:s text:c="34"/>Rem</text:p>
        <text:p text:style-name="P142"><text:span text:style-name="T145">A.</text:span><text:span text:style-name="T179"> <text:s text:c="3"/></text:span><text:span text:style-name="T289">VAMOS HASTA BELÉN</text:span></text:p>
        <text:p text:style-name="P160"><text:s text:c="16"/>La <text:s text:c="29"/>Rem</text:p>
        <text:p text:style-name="P142"><text:span text:style-name="T179"><text:s text:c="8"/></text:span><text:span text:style-name="T289">A VER AL SALVADOR</text:span><text:span text:style-name="T288">.</text:span></text:p>
        <text:p text:style-name="P130"/>
        <text:p text:style-name="P163"><text:s text:c="10"/>Fa <text:s text:c="57"/>La</text:p>
        <text:p text:style-name="P149"><text:span text:style-name="T144">A.</text:span><text:span text:style-name="T179"> <text:s text:c="3"/>¡ALEGRÍA, ALEGRÍA, ALEGRÍA,...</text:span></text:p>
        <text:p text:style-name="P130"/>
        <text:p text:style-name="P160"><text:s text:c="8"/>Rem <text:s text:c="31"/>Fa</text:p>
        <text:p text:style-name="P142"><text:span text:style-name="T145">S.</text:span><text:span text:style-name="T182"> <text:s text:c="3"/>Encontraron a María,</text:span></text:p>
        <text:p text:style-name="P160"><text:s text:c="25"/><text:span text:style-name="T256">Sol</text:span>m <text:s text:c="2"/><text:span text:style-name="T262">Lam</text:span> <text:s/>Rem</text:p>
        <text:p text:style-name="P128"><text:s text:c="8"/>y encontraron a José.</text:p>
        <text:p text:style-name="P160"><text:s text:c="15"/>Solm <text:s text:c="9"/>Rem</text:p>
        <text:p text:style-name="P142"><text:span text:style-name="T179"><text:s text:c="8"/></text:span><text:span text:style-name="T184">A</text:span><text:span text:style-name="T179">l buey, a el burro,</text:span></text:p>
        <text:p text:style-name="P160"><text:s text:c="17"/>La <text:s text:c="25"/>Rem</text:p>
        <text:p text:style-name="P128"><text:s text:c="8"/>y al niño, el Enmanuel.</text:p>
        <text:p text:style-name="P160"><text:s text:c="18"/>Solm <text:s text:c="14"/>Rem</text:p>
        <text:p text:style-name="P142"><text:span text:style-name="T145">A.</text:span><text:span text:style-name="T179"> <text:s text:c="3"/></text:span><text:span text:style-name="T289">AL BUEY, A EL BURRO</text:span></text:p>
        <text:p text:style-name="P160"><text:s text:c="21"/>La <text:s text:c="34"/>Rem</text:p>
        <text:p text:style-name="P142"><text:span text:style-name="T179"><text:s text:c="8"/></text:span><text:span text:style-name="T289">Y AL NIÑO, EL ENMANUEL.</text:span></text:p>
        <text:p text:style-name="P130"/>
        <text:p text:style-name="P163"><text:s text:c="10"/>Fa <text:s text:c="57"/>La</text:p>
        <text:p text:style-name="P149"><text:span text:style-name="T164">A.</text:span><text:span text:style-name="T179"> <text:s text:c="3"/>¡ALEGRÍA, ALEGRÍA, ALEGRÍA,...</text:span></text:p>
        <text:p text:style-name="P130"/>
        <text:p text:style-name="P160"><text:s text:c="8"/>Rem <text:s text:c="36"/>Fa</text:p>
        <text:p text:style-name="P142"><text:span text:style-name="T145">S.</text:span><text:span text:style-name="T182"> <text:s text:c="3"/>El buey conoce a su amo,</text:span></text:p>
        <text:p text:style-name="P160"><text:s text:c="13"/><text:span text:style-name="T256">Sol</text:span>m <text:s text:c="2"/><text:span text:style-name="T263">Lam</text:span> <text:s text:c="8"/>Rem</text:p>
        <text:p text:style-name="P128"><text:s text:c="8"/>el burro su pesebre.</text:p>
        <text:p text:style-name="P160"><text:s text:c="9"/>Solm <text:s text:c="24"/>Rem</text:p>
        <text:p text:style-name="P128"><text:s text:c="8"/>Pero Israel no conoce,</text:p>
        <text:p text:style-name="P160"><text:s text:c="21"/>La <text:s text:c="23"/>Rem</text:p>
        <text:p text:style-name="P128"><text:s text:c="8"/>no conoce a su Señor.</text:p>
        <text:p text:style-name="P160"><text:s text:c="9"/>Solm <text:s text:c="39"/>Rem</text:p>
        <text:p text:style-name="P142"><text:span text:style-name="T145">A.</text:span><text:span text:style-name="T179"> <text:s text:c="3"/></text:span><text:span text:style-name="T290">PERO ISRAEL NO CONOCE</text:span><text:span text:style-name="T286">,</text:span></text:p>
        <text:p text:style-name="P160"><text:s text:c="25"/>La <text:s text:c="30"/>Rem</text:p>
        <text:p text:style-name="P142"><text:span text:style-name="T179"><text:s text:c="8"/></text:span><text:span text:style-name="T290">NO CONOCE A SU SEÑOR.</text:span></text:p>
        <text:p text:style-name="P131"/>
      </text:section>
      <text:p text:style-name="P227"><text:soft-page-break/><text:span text:style-name="T183">V</text:span><text:span text:style-name="T179">allamos pues hasta Belén</text:span></text:p>
      <text:p text:style-name="P151"><text:span text:style-name="T183">V</text:span><text:span text:style-name="T179">illancico </text:span><text:span text:style-name="T196">Español</text:span></text:p>
      <text:p text:style-name="P131"/>
      <text:p text:style-name="P169"><text:span text:style-name="T183"><text:s text:c="10"/>M</text:span><text:span text:style-name="T179">i <text:s text:c="48"/>Lam</text:span></text:p>
      <text:p text:style-name="P143"><text:span text:style-name="T149">A.</text:span><text:span text:style-name="T189"> <text:s text:c="3"/></text:span><text:span text:style-name="T288">V</text:span><text:span text:style-name="T291">ALLAMOS PUES HASTA BELÉN</text:span></text:p>
      <text:p text:style-name="P175"><text:span text:style-name="T179"><text:s text:c="20"/></text:span><text:span text:style-name="T189">Rem <text:s text:c="50"/>Mi</text:span></text:p>
      <text:p text:style-name="P143"><text:span text:style-name="T179"><text:s text:c="9"/></text:span><text:span text:style-name="T291">Y VEAMOS LO QUE HA SUCEDIDO</text:span><text:span text:style-name="T286">,</text:span></text:p>
      <text:p text:style-name="P176"><text:span text:style-name="T179"><text:s text:c="23"/></text:span><text:span text:style-name="T189">Rem <text:s text:c="33"/></text:span><text:span text:style-name="T195">Lam</text:span></text:p>
      <text:p text:style-name="P143"><text:span text:style-name="T183"><text:s text:c="9"/></text:span><text:span text:style-name="T291">Y EL SANTO, BENDITO SEA</text:span><text:span text:style-name="T286">,</text:span></text:p>
      <text:p text:style-name="P177"><text:span text:style-name="T179"><text:s text:c="21"/></text:span><text:span text:style-name="T189">Rem <text:s text:c="23"/>Mi/</text:span><text:span text:style-name="T190">Fa/Mi</text:span></text:p>
      <text:p text:style-name="P143"><text:span text:style-name="T179"><text:s text:c="9"/></text:span><text:span text:style-name="T291">NOS HA MANIFESTA <text:s text:c="5"/>DO</text:span><text:span text:style-name="T286">.</text:span></text:p>
      <text:p text:style-name="P131"/>
      <text:p text:style-name="P170"><text:span text:style-name="T183"><text:s text:c="8"/></text:span><text:span text:style-name="T192">Mi</text:span><text:span text:style-name="T191"> <text:s text:c="20"/></text:span><text:span text:style-name="T192">Lam</text:span></text:p>
      <text:p text:style-name="P144"><text:span text:style-name="T146">S.</text:span><text:span text:style-name="T187"> <text:s text:c="3"/></text:span><text:span text:style-name="T185">Ya nació el salvador</text:span></text:p>
      <text:p text:style-name="P171"><text:span text:style-name="T183"><text:s text:c="9"/></text:span><text:span text:style-name="T193">Fa</text:span><text:span text:style-name="T191"> <text:s text:c="28"/></text:span><text:span text:style-name="T193">Mi</text:span></text:p>
      <text:p text:style-name="P179"><text:s text:c="8"/>envuelto en pañales.</text:p>
      <text:p text:style-name="P164"><text:s text:c="8"/><text:span text:style-name="T205">Rem <text:s text:c="17"/></text:span><text:span text:style-name="T207">Lam</text:span></text:p>
      <text:p text:style-name="P180"><text:s text:c="8"/>Vamos a Belén</text:p>
      <text:p text:style-name="P164"><text:s text:c="19"/><text:span text:style-name="T207">Rem</text:span><text:span text:style-name="T203"> <text:s text:c="5"/></text:span><text:span text:style-name="T207">Mi/Fa/</text:span><text:span text:style-name="T203">Mi</text:span></text:p>
      <text:p text:style-name="P180"><text:span text:style-name="T202"><text:s text:c="8"/>que quiero ver al Rey</text:span>.</text:p>
      <text:p text:style-name="P132"/>
      <text:p text:style-name="P172"><text:span text:style-name="T183"><text:s text:c="10"/>M</text:span><text:span text:style-name="T179">i <text:s text:c="48"/>Lam</text:span></text:p>
      <text:p text:style-name="P136"><text:span text:style-name="T160">A.</text:span><text:span text:style-name="T203"> <text:s text:c="3"/></text:span><text:span text:style-name="T292">V</text:span><text:span text:style-name="T293">ALLAMOS PUES HASTA BELÉN...</text:span></text:p>
      <text:p text:style-name="P134"/>
      <text:p text:style-name="P166"><text:span text:style-name="T200"><text:s text:c="9"/></text:span><text:span text:style-name="T205">Mi</text:span><text:span text:style-name="T204"> <text:s text:c="20"/></text:span><text:span text:style-name="T205">Lam</text:span></text:p>
      <text:p text:style-name="P145"><text:span text:style-name="T147">S.</text:span><text:span text:style-name="T188"> <text:s text:c="3"/></text:span><text:span text:style-name="T185">Ya nació el </text:span><text:span text:style-name="T186">C</text:span><text:span text:style-name="T185">risto</text:span></text:p>
      <text:p text:style-name="P173"><text:span text:style-name="T183"><text:s text:c="20"/></text:span><text:span text:style-name="T194">Fa</text:span><text:span text:style-name="T191"> <text:s text:c="26"/></text:span><text:span text:style-name="T194">Mi</text:span></text:p>
      <text:p text:style-name="P180"><text:s text:c="8"/>acostado en un pesebre.</text:p>
      <text:p text:style-name="P165"><text:s text:c="8"/><text:span text:style-name="T205">Rem <text:s text:c="17"/></text:span><text:span text:style-name="T208">Lam</text:span></text:p>
      <text:p text:style-name="P181"><text:s text:c="8"/>Vamos a Belén</text:p>
      <text:p text:style-name="P165"><text:s text:c="19"/><text:span text:style-name="T208">Rem</text:span><text:span text:style-name="T203"> <text:s text:c="6"/></text:span><text:span text:style-name="T208">Mi/Fa <text:s text:c="17"/>Mi</text:span></text:p>
      <text:p text:style-name="P182"><text:span text:style-name="T202"><text:s text:c="8"/>que quiero ver <text:s text:c="2"/>al </text:span><text:span text:style-name="T206">Enmanuel</text:span>.</text:p>
      <text:p text:style-name="P132"/>
      <text:p text:style-name="P172"><text:span text:style-name="T183"><text:s text:c="10"/>M</text:span><text:span text:style-name="T179">i <text:s text:c="48"/>Lam</text:span></text:p>
      <text:p text:style-name="P136"><text:span text:style-name="T160">A.</text:span><text:span text:style-name="T203"> <text:s text:c="3"/></text:span><text:span text:style-name="T292">V</text:span><text:span text:style-name="T293">ALLAMOS PUES HASTA BELÉN...</text:span></text:p>
      <text:p text:style-name="P136"/>
      <text:p text:style-name="P166"><text:span text:style-name="T200"><text:s text:c="8"/></text:span><text:span text:style-name="T205">Mi</text:span><text:span text:style-name="T204"> <text:s text:c="28"/></text:span><text:span text:style-name="T205">Lam</text:span></text:p>
      <text:p text:style-name="P181"><text:span text:style-name="T150">S.</text:span><text:span text:style-name="T55"> <text:s text:c="3"/></text:span>Ya nació el <text:span text:style-name="T202">M</text:span>esías</text:p>
      <text:p text:style-name="P166"><text:span text:style-name="T200"><text:s text:c="14"/></text:span><text:span text:style-name="T209">Fa</text:span><text:span text:style-name="T204"> <text:s text:c="27"/></text:span><text:span text:style-name="T209">Mi</text:span></text:p>
      <text:p text:style-name="P183"><text:s text:c="8"/>el hijo del carpintero.</text:p>
      <text:p text:style-name="P165"><text:s text:c="8"/><text:span text:style-name="T205">Rem <text:s text:c="18"/></text:span><text:span text:style-name="T209">Lam</text:span></text:p>
      <text:p text:style-name="P181"><text:s text:c="8"/>Vamos a Belén</text:p>
      <text:p text:style-name="P165"><text:s text:c="19"/><text:span text:style-name="T209">Rem</text:span><text:span text:style-name="T203"> <text:s text:c="5"/>Mi/</text:span><text:span text:style-name="T209">Fa <text:s text:c="12"/>Mi</text:span></text:p>
      <text:p text:style-name="P182"><text:span text:style-name="T202"><text:s text:c="8"/>que quiero ver <text:s text:c="3"/>al </text:span><text:span text:style-name="T206">profeta</text:span>.</text:p>
      <text:p text:style-name="P133"/>
      <text:p text:style-name="P174"><text:span text:style-name="T183"><text:s text:c="10"/>M</text:span><text:span text:style-name="T179">i <text:s text:c="48"/>Lam</text:span></text:p>
      <text:p text:style-name="P137"><text:span text:style-name="T160">A.</text:span><text:span text:style-name="T203"> <text:s text:c="3"/></text:span><text:span text:style-name="T292">V</text:span><text:span text:style-name="T293">ALLAMOS PUES HASTA BELÉN...</text:span></text:p>
      <text:p text:style-name="P137"/>
      <text:p text:style-name="P224"><text:soft-page-break/><text:span text:style-name="T307">LOS NIÑOS DE BELÉN</text:span></text:p>
      <text:p text:style-name="P100">De la vigilia de Reye<text:span text:style-name="T228">s</text:span> Mago – Solemnidad de la Epifanía del Señor</text:p>
      <text:p text:style-name="P84"/>
      <text:section text:style-name="Sect1" text:name="Sección5">
        <text:p text:style-name="P214"><text:s text:c="11"/>Do</text:p>
        <text:p text:style-name="P275"><text:bookmark-start text:name="__DdeLink__52_13854922572"/><text:span text:style-name="T165">A</text:span><text:bookmark-end text:name="__DdeLink__52_13854922572"/><text:span text:style-name="T165">. <text:s text:c="3"/></text:span><text:span text:style-name="T294">LOS NIÑOS DE BELÉN</text:span><text:span text:style-name="T133"> </text:span><text:span text:style-name="T294">ESTÁN</text:span></text:p>
        <text:p text:style-name="P215"><text:s text:c="16"/>Sol7 <text:s text:c="27"/>Do</text:p>
        <text:p text:style-name="P257"><text:span text:style-name="T238"><text:s text:c="9"/></text:span><text:span text:style-name="T296">JUGANDO EN LA PLAZA</text:span><text:span text:style-name="T297">,</text:span></text:p>
        <text:p text:style-name="P195"/>
        <text:p text:style-name="P290"><text:span text:style-name="T238"><text:s text:c="9"/>YA VIENEN LOS REYES MAGOS</text:span><text:span text:style-name="T239">,</text:span></text:p>
        <text:p text:style-name="P278"><text:span text:style-name="T118"><text:s text:c="35"/>Sol</text:span><text:span text:style-name="T107">7 <text:s text:c="21"/></text:span><text:span text:style-name="T118">Do</text:span></text:p>
        <text:p text:style-name="P290"><text:span text:style-name="T238"><text:s text:c="9"/>QUE SON UNO DOS Y TRES</text:span><text:span text:style-name="T239">.</text:span></text:p>
        <text:p text:style-name="P280"><text:span text:style-name="T120"><text:s text:c="31"/>Mi</text:span><text:span text:style-name="T121">m</text:span><text:span text:style-name="T119"> <text:s text:c="22"/></text:span><text:span text:style-name="T120">La</text:span><text:span text:style-name="T121">m</text:span></text:p>
        <text:p text:style-name="P290"><text:span text:style-name="T238"><text:s text:c="9"/></text:span><text:span text:style-name="T233">¿</text:span><text:span text:style-name="T239">D</text:span><text:span text:style-name="T238">E</text:span><text:span text:style-name="T239"> </text:span><text:span text:style-name="T238">DÓNDE</text:span><text:span text:style-name="T239"> </text:span><text:span text:style-name="T238">VENÍS</text:span><text:span text:style-name="T239"> </text:span><text:span text:style-name="T238">VOSOTROS</text:span><text:span text:style-name="T239">,</text:span></text:p>
        <text:p text:style-name="P280"><text:span text:style-name="T122"><text:s text:c="29"/></text:span><text:span text:style-name="T120">Re</text:span><text:span text:style-name="T122">7 <text:s text:c="25"/></text:span><text:span text:style-name="T120">Sol</text:span></text:p>
        <text:p text:style-name="P290"><text:span text:style-name="T238"><text:s text:c="9"/>CON CABALLOS Y CAMELLOS</text:span><text:span text:style-name="T240">?</text:span></text:p>
        <text:p text:style-name="P216"><text:s text:c="40"/>Do</text:p>
        <text:p text:style-name="P101"><text:span text:style-name="T232"><text:s text:c="9"/></text:span><text:span text:style-name="T229">¿</text:span><text:span text:style-name="T230">QUIENES S</text:span><text:span text:style-name="T231">OI</text:span><text:span text:style-name="T230">S</text:span><text:span text:style-name="T229">?, ¿</text:span><text:span text:style-name="T230">QUIENES SO</text:span><text:span text:style-name="T231">I</text:span><text:span text:style-name="T230">S</text:span><text:span text:style-name="T229">?</text:span></text:p>
        <text:p text:style-name="P216"><text:s text:c="31"/>Sol<text:span text:style-name="T241">7 <text:s text:c="28"/></text:span>Do</text:p>
        <text:p text:style-name="P101"><text:span text:style-name="T232"><text:s text:c="9"/></text:span><text:span text:style-name="T229">¿Q</text:span><text:span text:style-name="T230">UE</text:span><text:span text:style-name="T229"> </text:span><text:span text:style-name="T230">VENÍS</text:span><text:span text:style-name="T229"> </text:span><text:span text:style-name="T230">A HACER AQUÍ</text:span><text:span text:style-name="T229">?</text:span></text:p>
        <text:p text:style-name="P98"/>
        <text:p text:style-name="P288"><text:span text:style-name="T153">Me</text:span><text:span text:style-name="T154">l</text:span><text:span text:style-name="T153">cho</text:span><text:span text:style-name="T155">r</text:span></text:p>
        <text:p text:style-name="P216"><text:s text:c="8"/>Do</text:p>
        <text:p text:style-name="P265"><text:bookmark-start text:name="__DdeLink__43_1385492257"/><text:span text:style-name="T140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79"><text:span text:style-name="T107"><text:s text:c="55"/></text:span><text:span text:style-name="T111">Sol</text:span></text:p>
        <text:p text:style-name="P266"><text:span text:style-name="T266"><text:s text:c="9"/></text:span><text:bookmark-start text:name="__DdeLink__46_1385492257"/>del país de<text:bookmark-end text:name="__DdeLink__46_1385492257"/>l oro y la plata.</text:p>
        <text:p text:style-name="P280"><text:span text:style-name="T119"><text:s text:c="28"/></text:span><text:span text:style-name="T123">Fa</text:span><text:span text:style-name="T119"> <text:s text:c="42"/></text:span><text:span text:style-name="T123">Do</text:span></text:p>
        <text:p text:style-name="P266"><text:span text:style-name="T266"><text:s text:c="9"/></text:span><text:bookmark-start text:name="__DdeLink__37_1385492257"/><text:bookmark-start text:name="__DdeLink__48_1385492257"/><text:span text:style-name="T242">M</text:span>as de noche no puedo dormir</text:p>
        <text:p text:style-name="P279"><text:span text:style-name="T113"><text:s text:c="62"/></text:span><text:span text:style-name="T111">Sol</text:span><text:span text:style-name="T136">7</text:span></text:p>
        <text:p text:style-name="P266"><text:span text:style-name="T266"><text:s text:c="9"/></text:span>porque he visto una estrella,</text:p>
        <text:p text:style-name="P281"><text:span text:style-name="T121"><text:s text:c="51"/></text:span><text:span text:style-name="T123">Do</text:span><text:span text:style-name="T121"> <text:s text:c="7"/></text:span><text:span text:style-name="T123">Do</text:span><text:span text:style-name="T121">7</text:span></text:p>
        <text:p text:style-name="P266"><text:span text:style-name="T266"><text:s text:c="9"/></text:span>una estrella en el cielo.<text:bookmark-end text:name="__DdeLink__37_1385492257"/><text:bookmark-end text:name="__DdeLink__48_1385492257"/></text:p>
        <text:p text:style-name="P280"><text:span text:style-name="T119"><text:s text:c="31"/></text:span><text:span text:style-name="T123">Fa</text:span></text:p>
        <text:p text:style-name="P257"><text:span text:style-name="T161">A. <text:s text:c="3"/></text:span><text:bookmark-start text:name="__DdeLink__37_13854922571"/><text:bookmark-start text:name="__DdeLink__48_13854922571"/><text:span text:style-name="T298">M</text:span><text:span text:style-name="T299">AS</text:span><text:span text:style-name="T295"> </text:span><text:span text:style-name="T299">DE</text:span><text:span text:style-name="T295"> </text:span><text:span text:style-name="T299">NOCHE</text:span></text:p>
        <text:p text:style-name="P216"><text:s text:c="50"/>Do</text:p>
        <text:p text:style-name="P258"><text:span text:style-name="T238"><text:s text:c="9"/></text:span><text:span text:style-name="T299">NO</text:span><text:span text:style-name="T295"> </text:span><text:span text:style-name="T299">PUEDE</text:span><text:span text:style-name="T295"> </text:span><text:span text:style-name="T299">DORMIR</text:span></text:p>
        <text:p text:style-name="P280"><text:span text:style-name="T123"><text:s text:c="24"/></text:span><text:span text:style-name="T121"><text:s text:c="53"/></text:span><text:span text:style-name="T123">Sol</text:span><text:span text:style-name="T124">7</text:span></text:p>
        <text:p text:style-name="P258"><text:span text:style-name="T238"><text:s text:c="9"/></text:span><text:span text:style-name="T299">PORQUE HA</text:span><text:span text:style-name="T295"> </text:span><text:span text:style-name="T299">VISTO</text:span><text:span text:style-name="T134"> </text:span><text:span text:style-name="T299">UNA</text:span><text:span text:style-name="T295"> </text:span><text:span text:style-name="T299">ESTRELLA</text:span><text:span text:style-name="T295">,</text:span></text:p>
        <text:p text:style-name="P217"><text:s text:c="74"/><text:span text:style-name="T243">Do</text:span></text:p>
        <text:p text:style-name="P258"><text:span text:style-name="T238"><text:s text:c="9"/></text:span><text:span text:style-name="T299">UNA</text:span><text:span text:style-name="T295"> </text:span><text:span text:style-name="T299">ESTRELLA</text:span><text:span text:style-name="T295"> </text:span><text:span text:style-name="T299">EN</text:span><text:span text:style-name="T295"> </text:span><text:span text:style-name="T299">EL</text:span><text:span text:style-name="T295"> </text:span><text:span text:style-name="T299">CIELO</text:span><text:span text:style-name="T295">.</text:span><text:bookmark-end text:name="__DdeLink__48_13854922571"/><text:bookmark-end text:name="__DdeLink__37_13854922571"/></text:p>
        <text:p text:style-name="P282"><text:span text:style-name="T120"><text:s text:c="11"/>Do</text:span></text:p>
        <text:p text:style-name="P267"><text:bookmark-start text:name="__DdeLink__52_138549225721"/><text:span text:style-name="T158">A</text:span><text:bookmark-end text:name="__DdeLink__52_138549225721"/><text:span text:style-name="T158">. <text:s text:c="3"/></text:span><text:span text:style-name="T67">LOS NIÑOS DE BELÉN</text:span><text:span text:style-name="T135"> </text:span><text:span text:style-name="T67">ESTÁN...</text:span></text:p>
        <text:p text:style-name="P268"/>
        <text:p text:style-name="P268"/>
        <text:p text:style-name="P268"/>
        <text:p text:style-name="P244">Gaspar</text:p>
        <text:p text:style-name="P216"><text:s text:c="8"/>Do</text:p>
        <text:p text:style-name="P265"><text:bookmark-start text:name="__DdeLink__43_13854922571"/><text:span text:style-name="T140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79"><text:span text:style-name="T107"><text:s text:c="74"/></text:span><text:span text:style-name="T111">Sol</text:span></text:p>
        <text:p text:style-name="P266"><text:span text:style-name="T266"><text:s text:c="9"/></text:span><text:bookmark-start text:name="__DdeLink__46_13854922571"/>del país de<text:bookmark-end text:name="__DdeLink__46_13854922571"/>l <text:span text:style-name="T244">incien</text:span><text:span text:style-name="T242">s</text:span><text:span text:style-name="T244">o y el perfume.</text:span></text:p>
        <text:p text:style-name="P280"><text:span text:style-name="T119"><text:s text:c="28"/></text:span><text:span text:style-name="T123">Fa</text:span><text:span text:style-name="T119"> <text:s text:c="41"/></text:span><text:span text:style-name="T123">Do</text:span></text:p>
        <text:p text:style-name="P266"><text:span text:style-name="T266"><text:s text:c="9"/></text:span><text:bookmark-start text:name="__DdeLink__48_13854922572"/><text:bookmark-start text:name="__DdeLink__37_13854922572"/><text:span text:style-name="T245">M</text:span>as de noche no puedo dormir</text:p>
        <text:p text:style-name="P279"><text:span text:style-name="T113"><text:s text:c="62"/></text:span><text:span text:style-name="T111">Sol</text:span><text:span text:style-name="T136">7</text:span></text:p>
        <text:p text:style-name="P266"><text:span text:style-name="T266"><text:s text:c="9"/></text:span>porque he visto una estrella,</text:p>
        <text:p text:style-name="P280"><text:span text:style-name="T121"><text:s text:c="51"/></text:span><text:span text:style-name="T123">Do</text:span><text:span text:style-name="T121"> <text:s text:c="7"/></text:span><text:span text:style-name="T123">Do</text:span><text:span text:style-name="T121">7</text:span></text:p>
        <text:p text:style-name="P266"><text:span text:style-name="T266"><text:s text:c="9"/></text:span>una estrella en el cielo.<text:bookmark-end text:name="__DdeLink__37_13854922572"/><text:bookmark-end text:name="__DdeLink__48_13854922572"/></text:p>
        <text:p text:style-name="P282"><text:span text:style-name="T119"><text:s text:c="31"/></text:span><text:span text:style-name="T123">Fa</text:span></text:p>
        <text:p text:style-name="P267"><text:span text:style-name="T156">A. <text:s text:c="3"/></text:span><text:span text:style-name="T68">M</text:span><text:span text:style-name="T69">AS DE NOCHE...</text:span><text:bookmark-start text:name="__DdeLink__61_1385492257"/></text:p>
        <text:p text:style-name="P282"><text:span text:style-name="T120"><text:s text:c="11"/>Do</text:span></text:p>
        <text:p text:style-name="P267"><text:bookmark-start text:name="__DdeLink__52_1385492257211"/><text:span text:style-name="T158">A</text:span><text:bookmark-end text:name="__DdeLink__52_1385492257211"/><text:span text:style-name="T158">. <text:s text:c="3"/></text:span><text:span text:style-name="T67">LOS NIÑOS DE BELÉN</text:span><text:span text:style-name="T135"> </text:span><text:span text:style-name="T67">ESTÁN...</text:span></text:p>
        <text:p text:style-name="P269"><text:bookmark-end text:name="__DdeLink__61_1385492257"/></text:p>
        <text:p text:style-name="P288"><text:span text:style-name="T157">Balta</text:span><text:span text:style-name="T154">s</text:span><text:span text:style-name="T157">a</text:span><text:span text:style-name="T155">r</text:span></text:p>
        <text:p text:style-name="P216"><text:s text:c="8"/>Do</text:p>
        <text:p text:style-name="P265"><text:bookmark-start text:name="__DdeLink__43_13854922572"/><text:span text:style-name="T140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79"><text:span text:style-name="T107"><text:s text:c="66"/></text:span><text:span text:style-name="T111">Sol</text:span></text:p>
        <text:p text:style-name="P266"><text:span text:style-name="T266"><text:s text:c="9"/></text:span><text:bookmark-start text:name="__DdeLink__46_13854922572"/>del país de<text:bookmark-end text:name="__DdeLink__46_13854922572"/> <text:span text:style-name="T246">la mirra y el aceite.</text:span></text:p>
        <text:p text:style-name="P280"><text:span text:style-name="T119"><text:s text:c="28"/></text:span><text:span text:style-name="T123">Fa</text:span><text:span text:style-name="T119"> <text:s text:c="41"/></text:span><text:span text:style-name="T123">Do</text:span></text:p>
        <text:p text:style-name="P266"><text:span text:style-name="T266"><text:s text:c="9"/></text:span><text:bookmark-start text:name="__DdeLink__37_13854922573"/><text:bookmark-start text:name="__DdeLink__48_13854922573"/><text:span text:style-name="T247">M</text:span>as de noche no puedo dormir</text:p>
        <text:p text:style-name="P279"><text:span text:style-name="T113"><text:s text:c="62"/></text:span><text:span text:style-name="T111">Sol</text:span><text:span text:style-name="T136">7</text:span></text:p>
        <text:p text:style-name="P266"><text:span text:style-name="T266"><text:s text:c="9"/></text:span>porque he visto una estrella,</text:p>
        <text:p text:style-name="P280"><text:span text:style-name="T121"><text:s text:c="51"/></text:span><text:span text:style-name="T123">Do</text:span><text:span text:style-name="T121"> <text:s text:c="7"/></text:span><text:span text:style-name="T123">Do</text:span><text:span text:style-name="T121">7</text:span></text:p>
        <text:p text:style-name="P266"><text:span text:style-name="T266"><text:s text:c="9"/></text:span>una estrella en el cielo.<text:bookmark-end text:name="__DdeLink__37_13854922573"/><text:bookmark-end text:name="__DdeLink__48_13854922573"/></text:p>
        <text:p text:style-name="P282"><text:span text:style-name="T119"><text:s text:c="31"/></text:span><text:span text:style-name="T123">Fa</text:span></text:p>
        <text:p text:style-name="P267"><text:span text:style-name="T156">A. <text:s text:c="3"/></text:span><text:span text:style-name="T68">M</text:span><text:span text:style-name="T69">AS DE NOCHE...</text:span><text:bookmark-start text:name="__DdeLink__61_13854922571"/></text:p>
        <text:p text:style-name="P282"><text:span text:style-name="T120"><text:s text:c="11"/>Do</text:span></text:p>
        <text:p text:style-name="P267"><text:bookmark-start text:name="__DdeLink__52_13854922572111"/><text:span text:style-name="T158">A</text:span><text:bookmark-end text:name="__DdeLink__52_13854922572111"/><text:span text:style-name="T158">. <text:s text:c="3"/></text:span><text:span text:style-name="T67">LOS NIÑOS DE BELÉN</text:span><text:span text:style-name="T135"> </text:span><text:span text:style-name="T67">ESTÁN...</text:span></text:p>
        <text:p text:style-name="P269"><text:bookmark-end text:name="__DdeLink__61_13854922571"/><text:span text:style-name="T123"/></text:p>
        <text:p text:style-name="P245"><text:span text:style-name="T248">Melcho</text:span><text:span text:style-name="T249">r</text:span><text:span text:style-name="T248">, Gaspar y </text:span><text:span text:style-name="T250">Balta</text:span><text:span text:style-name="T249">s</text:span><text:span text:style-name="T250">ar</text:span></text:p>
        <text:p text:style-name="P218"><text:s text:c="9"/>Do</text:p>
        <text:p text:style-name="P265"><text:span text:style-name="T140">S. <text:s text:c="3"/></text:span>V<text:bookmark-start text:name="__DdeLink__39_1385492257111"/>enimos del oriente lejano,<text:bookmark-end text:name="__DdeLink__39_1385492257111"/></text:p>
        <text:p text:style-name="P279"><text:span text:style-name="T107"><text:s text:c="79"/></text:span><text:span text:style-name="T112">Sol</text:span></text:p>
        <text:p text:style-name="P266"><text:span text:style-name="T266"><text:s text:c="9"/></text:span>hemos visto en el cielo u<text:span text:style-name="T248">na</text:span> estrella.</text:p>
        <text:p text:style-name="P280"><text:span text:style-name="T119"><text:s text:c="20"/></text:span><text:span text:style-name="T125">Fa</text:span><text:span text:style-name="T119"> <text:s text:c="36"/></text:span><text:span text:style-name="T125">Do</text:span></text:p>
        <text:p text:style-name="P266"><text:span text:style-name="T266"><text:s text:c="9"/></text:span><text:bookmark-start text:name="__DdeLink__69_1385492257"/>Y venimos a adorar al rey</text:p>
        <text:p text:style-name="P279"><text:span text:style-name="T113"><text:s text:c="42"/></text:span><text:span text:style-name="T112">Sol</text:span><text:span text:style-name="T114">7</text:span></text:p>
        <text:p text:style-name="P266"><text:span text:style-name="T266"><text:s text:c="9"/></text:span><text:span text:style-name="T251">a</text:span>l rey de los judíos</text:p>
        <text:p text:style-name="P279"><text:span text:style-name="T113"><text:s text:c="44"/></text:span><text:span text:style-name="T112">Do</text:span><text:span text:style-name="T114"><text:tab/></text:span><text:span text:style-name="T112">Do</text:span><text:span text:style-name="T114">7</text:span></text:p>
        <text:p text:style-name="P266"><text:span text:style-name="T266"><text:s text:c="9"/></text:span>que <text:span text:style-name="T248">ha </text:span>naci<text:span text:style-name="T248">do</text:span> aquí.<text:bookmark-end text:name="__DdeLink__69_1385492257"/></text:p>
        <text:p text:style-name="P280"><text:span text:style-name="T119"><text:s text:c="15"/></text:span><text:span text:style-name="T126">Fa</text:span><text:span text:style-name="T119"> <text:s text:c="52"/></text:span><text:span text:style-name="T126">Do</text:span></text:p>
        <text:p text:style-name="P257"><text:span text:style-name="T162">A. <text:s text:c="3"/></text:span><text:bookmark-start text:name="__DdeLink__69_13854922571"/><text:span text:style-name="T300">Y </text:span><text:span text:style-name="T301">VIENEN</text:span><text:span text:style-name="T295"> </text:span><text:span text:style-name="T301">A</text:span><text:span text:style-name="T295"> </text:span><text:span text:style-name="T301">ADORAR AL REY</text:span></text:p>
        <text:p text:style-name="P280"><text:span text:style-name="T126"><text:s text:c="14"/></text:span><text:span text:style-name="T121"><text:s text:c="41"/></text:span><text:span text:style-name="T126">Sol</text:span><text:span text:style-name="T127">7</text:span></text:p>
        <text:p text:style-name="P291"><text:span text:style-name="T266"><text:s text:c="9"/></text:span>AL REY DE LOS JUDÍOS</text:p>
        <text:p text:style-name="P280"><text:span text:style-name="T126"><text:s text:c="11"/></text:span><text:span text:style-name="T121"><text:s text:c="42"/></text:span><text:span text:style-name="T126">Do</text:span></text:p>
        <text:p text:style-name="P258"><text:bookmark-end text:name="__DdeLink__69_13854922571"/><text:span text:style-name="T238"><text:s text:c="9"/></text:span><text:span text:style-name="T301">QUE HA N</text:span><text:span text:style-name="T302">A</text:span><text:span text:style-name="T301">CIDO AQUÍ.</text:span></text:p>
        <text:p text:style-name="P283"><text:span text:style-name="T120"><text:s text:c="11"/>Do</text:span></text:p>
        <text:p text:style-name="P138"><text:bookmark-start text:name="__DdeLink__52_1385492257212"/><text:span text:style-name="T158">A</text:span><text:bookmark-end text:name="__DdeLink__52_1385492257212"/><text:span text:style-name="T158">. <text:s text:c="3"/></text:span><text:span text:style-name="T303">LOS NIÑOS DE BELÉN</text:span><text:span text:style-name="T135"> </text:span><text:span text:style-name="T303">ESTÁN...</text:span></text:p>
      </text:section>
      <text:p text:style-name="P228"><text:soft-page-break/>Cantemos al niño</text:p>
      <text:p text:style-name="P102">Villancico Español</text:p>
      <text:p text:style-name="P270"/>
      <text:p text:style-name="P219"><text:tab/><text:span text:style-name="T258">Mi</text:span> <text:s text:c="37"/><text:span text:style-name="T258">Si7</text:span> <text:s text:c="52"/><text:span text:style-name="T258">Mi</text:span></text:p>
      <text:p text:style-name="P259"><text:span text:style-name="T151">A.</text:span><text:span text:style-name="T216"><text:tab/></text:span><text:span text:style-name="T282">CANTEMOS, CANTEMOS, CANTEMOS AL NIÑO,</text:span></text:p>
      <text:p text:style-name="P219"><text:tab/> <text:s text:c="43"/><text:span text:style-name="T258">Si7</text:span> <text:s text:c="54"/><text:span text:style-name="T258">Mi</text:span></text:p>
      <text:p text:style-name="P259"><text:tab/><text:span text:style-name="T282">CANTEMOS, CANTEMOS, CANTEMOS AL REY.</text:span></text:p>
      <text:p text:style-name="P219"><text:tab/> <text:s text:c="43"/><text:span text:style-name="T258">Si7</text:span> <text:s text:c="52"/><text:span text:style-name="T258">Mi</text:span></text:p>
      <text:p text:style-name="P259"><text:span text:style-name="T216"><text:tab/></text:span><text:span text:style-name="T282">CANTEMOS, CANTEMOS, CANTEMOS AL NIÑO,</text:span></text:p>
      <text:p text:style-name="P219"><text:tab/> <text:s text:c="43"/><text:span text:style-name="T258">Si7</text:span> <text:s text:c="54"/><text:span text:style-name="T258">Mi</text:span></text:p>
      <text:p text:style-name="P197"><text:span text:style-name="T51"><text:tab/></text:span><text:span text:style-name="T66">CANTEMOS, CANTEMOS, CANTEMOS AL REY.</text:span></text:p>
      <text:p text:style-name="P271"/>
      <text:section text:style-name="Sect1" text:name="Sección4">
        <text:p text:style-name="P220"><text:tab/><text:span text:style-name="T258">Mi</text:span>m <text:s text:c="15"/><text:span text:style-name="T258">La</text:span>m <text:s text:c="33"/><text:span text:style-name="T258">Mi</text:span>m</text:p>
        <text:p text:style-name="P260"><text:span text:style-name="T151">S.</text:span><text:span text:style-name="T216"><text:tab/>Á</text:span>ngeles venid, ángeles del Señor,</text:p>
        <text:p text:style-name="P220"><text:tab/> <text:s text:c="29"/><text:span text:style-name="T258">S</text:span>i<text:span text:style-name="T265">7</text:span> <text:s text:c="28"/><text:span text:style-name="T258">Mi</text:span>m</text:p>
        <text:p text:style-name="P260"><text:tab/>ha nacido un niño, el hijo de Dios.</text:p>
        <text:p text:style-name="P260"/>
        <text:p text:style-name="P220"><text:tab/><text:span text:style-name="T258">Mi</text:span>m <text:s text:c="29"/><text:span text:style-name="T258">La</text:span>m</text:p>
        <text:p text:style-name="P238"><text:span text:style-name="T151">A.</text:span><text:span text:style-name="T216"><text:tab/></text:span><text:span text:style-name="T282">Enmanuel es santo,</text:span></text:p>
        <text:p text:style-name="P184"><text:span text:style-name="T267"><text:tab/></text:span><text:span text:style-name="T128"> <text:s text:c="35"/></text:span><text:span text:style-name="T129">Mi</text:span><text:span text:style-name="T130">m</text:span></text:p>
        <text:p text:style-name="P242"><text:tab/>Enmanuel amor,</text:p>
        <text:p text:style-name="P184"><text:span text:style-name="T267"><text:tab/></text:span><text:span text:style-name="T128"> <text:s text:c="39"/></text:span><text:span text:style-name="T129">S</text:span><text:span text:style-name="T128">im</text:span></text:p>
        <text:p text:style-name="P242"><text:tab/>Enmanuel bendito,</text:p>
        <text:p text:style-name="P185"><text:span text:style-name="T107"><text:tab/> <text:s text:c="36"/></text:span><text:span text:style-name="T137">Mi</text:span><text:span text:style-name="T138">m</text:span></text:p>
        <text:p text:style-name="P242"><text:tab/>cordero de Dios.</text:p>
        <text:p text:style-name="P240"/>
        <text:p text:style-name="P221"><text:tab/><text:span text:style-name="T258">Mi</text:span> <text:s text:c="37"/><text:span text:style-name="T258">Si7</text:span></text:p>
        <text:p text:style-name="P262"><text:span text:style-name="T151">A.</text:span><text:span text:style-name="T216"><text:tab/></text:span><text:span text:style-name="T282">CANTEMOS, CANTEMOS...</text:span></text:p>
        <text:p text:style-name="P272"/>
        <text:p text:style-name="P220"><text:tab/><text:span text:style-name="T259">Mi</text:span>m <text:s text:c="24"/><text:span text:style-name="T259">La</text:span>m</text:p>
        <text:p text:style-name="P260"><text:span text:style-name="T151">S.</text:span><text:span text:style-name="T216"><text:tab/></text:span>En esta noche santa</text:p>
        <text:p text:style-name="P284"><text:tab/><text:span text:style-name="T107"> <text:s text:c="42"/></text:span><text:span text:style-name="T115">Mi</text:span><text:span text:style-name="T107">m</text:span></text:p>
        <text:p text:style-name="P260"><text:tab/>se cumples las promesas,</text:p>
        <text:p text:style-name="P284"><text:tab/><text:span text:style-name="T107"> <text:s text:c="35"/></text:span><text:span text:style-name="T115">S</text:span><text:span text:style-name="T107">i</text:span><text:span text:style-name="T117">7</text:span></text:p>
        <text:p text:style-name="P260"><text:tab/>que a nuestros padres</text:p>
        <text:p text:style-name="P220"><text:tab/> <text:s text:c="34"/><text:span text:style-name="T259">Mi</text:span>m</text:p>
        <text:p text:style-name="P260"><text:tab/>hicieron los profetas.</text:p>
        <text:p text:style-name="P260"/>
        <text:p text:style-name="P222"><text:tab/><text:span text:style-name="T258">Mi</text:span>m <text:s text:c="29"/><text:span text:style-name="T258">La</text:span>m</text:p>
        <text:p text:style-name="P239"><text:span text:style-name="T151">A.</text:span><text:span text:style-name="T216"><text:tab/></text:span><text:span text:style-name="T282">Enmanuel es santo,...</text:span></text:p>
        <text:p text:style-name="P240"/>
        <text:p text:style-name="P222"><text:tab/><text:span text:style-name="T258">Mi</text:span> <text:s text:c="37"/><text:span text:style-name="T258">Si7</text:span></text:p>
        <text:p text:style-name="P263"><text:span text:style-name="T151">A.</text:span><text:span text:style-name="T216"><text:tab/></text:span><text:span text:style-name="T282">CANTEMOS, CANTEMOS...</text:span></text:p>
        <text:p text:style-name="P273"/>
        <text:p text:style-name="P273"/>
        <text:p text:style-name="P284"><text:tab/><text:span text:style-name="T116">Mi</text:span><text:span text:style-name="T107">m <text:s text:c="20"/></text:span><text:span text:style-name="T116">La</text:span><text:span text:style-name="T107">m <text:s text:c="18"/></text:span><text:span text:style-name="T116">Mi</text:span><text:span text:style-name="T107">m</text:span></text:p>
        <text:p text:style-name="P260"><text:span text:style-name="T151">S.</text:span><text:span text:style-name="T216"><text:tab/></text:span>Yo te quiero a ti hijo de David,</text:p>
        <text:p text:style-name="P284"><text:tab/><text:span text:style-name="T107"> <text:s text:c="27"/></text:span><text:span text:style-name="T116">S</text:span><text:span text:style-name="T107">i</text:span><text:span text:style-name="T117">7</text:span><text:span text:style-name="T107"> <text:s text:c="33"/></text:span><text:span text:style-name="T116">Mi</text:span><text:span text:style-name="T107">m</text:span></text:p>
        <text:p text:style-name="P260"><text:tab/>soy un pecador ten piedad de mi.</text:p>
        <text:p text:style-name="P263"/>
        <text:p text:style-name="P222"><text:tab/><text:span text:style-name="T258">Mi</text:span>m <text:s text:c="29"/><text:span text:style-name="T258">La</text:span>m</text:p>
        <text:p text:style-name="P239"><text:span text:style-name="T151">A.</text:span><text:span text:style-name="T216"><text:tab/></text:span><text:span text:style-name="T282">Enmanuel es santo,...</text:span></text:p>
        <text:p text:style-name="P241"/>
        <text:p text:style-name="P222"><text:tab/><text:span text:style-name="T258">Mi</text:span> <text:s text:c="37"/><text:span text:style-name="T258">Si7</text:span></text:p>
        <text:p text:style-name="P263"><text:span text:style-name="T151">A.</text:span><text:span text:style-name="T216"><text:tab/></text:span><text:span text:style-name="T282">CANTEMOS, CANTEMOS...</text:span></text:p>
        <text:p text:style-name="P274"/>
        <text:p text:style-name="P284"><text:tab/><text:span text:style-name="T116">Mi</text:span><text:span text:style-name="T107">m <text:s text:c="19"/></text:span><text:span text:style-name="T116">La</text:span><text:span text:style-name="T107">m <text:s text:c="28"/></text:span><text:span text:style-name="T116">Mi</text:span><text:span text:style-name="T107">m</text:span></text:p>
        <text:p text:style-name="P260"><text:span text:style-name="T151">S.</text:span><text:span text:style-name="T216"><text:tab/></text:span>No temas María madre del Señor,</text:p>
        <text:p text:style-name="P284"><text:tab/><text:span text:style-name="T107"> <text:s text:c="27"/></text:span><text:span text:style-name="T116">S</text:span><text:span text:style-name="T107">i</text:span><text:span text:style-name="T117">7</text:span><text:span text:style-name="T107"> <text:s text:c="34"/></text:span><text:span text:style-name="T116">Mi</text:span><text:span text:style-name="T107">m</text:span></text:p>
        <text:p text:style-name="P260"><text:tab/>has hallado gracia delante de Dios.</text:p>
        <text:p text:style-name="P263"/>
        <text:p text:style-name="P222"><text:tab/><text:span text:style-name="T258">Mi</text:span>m <text:s text:c="29"/><text:span text:style-name="T258">La</text:span>m</text:p>
        <text:p text:style-name="P239"><text:span text:style-name="T151">A.</text:span><text:span text:style-name="T216"><text:tab/></text:span><text:span text:style-name="T282">Enmanuel es santo,...</text:span></text:p>
        <text:p text:style-name="P241"/>
        <text:p text:style-name="P222"><text:tab/><text:span text:style-name="T258">Mi</text:span> <text:s text:c="37"/><text:span text:style-name="T258">Si7</text:span></text:p>
        <text:p text:style-name="P263"><text:span text:style-name="T151">A.</text:span><text:span text:style-name="T216"><text:tab/></text:span><text:span text:style-name="T282">CANTEMOS, CANTEMOS...</text:span></text:p>
        <text:p text:style-name="P274"/>
        <text:p text:style-name="P285"><text:tab/><text:span text:style-name="T116">Mi</text:span><text:span text:style-name="T107">m <text:s text:c="17"/></text:span><text:span text:style-name="T116">La</text:span><text:span text:style-name="T107">m <text:s text:c="26"/></text:span><text:span text:style-name="T116">Mi</text:span><text:span text:style-name="T107">m</text:span></text:p>
        <text:p text:style-name="P260"><text:span text:style-name="T152">S.</text:span><text:span text:style-name="T217"> <text:tab/></text:span>No temas José padre del Señor,</text:p>
        <text:p text:style-name="P284"><text:tab/><text:span text:style-name="T107"> <text:s text:c="22"/></text:span><text:span text:style-name="T116">S</text:span><text:span text:style-name="T107">i</text:span><text:span text:style-name="T117">7</text:span><text:span text:style-name="T107"> <text:s text:c="38"/></text:span><text:span text:style-name="T116">Mi</text:span><text:span text:style-name="T107">m</text:span></text:p>
        <text:p text:style-name="P260"><text:tab/>eres el testigo de la gloria de Dios.</text:p>
        <text:p text:style-name="P263"/>
        <text:p text:style-name="P222"><text:tab/><text:span text:style-name="T258">Mi</text:span>m <text:s text:c="29"/><text:span text:style-name="T258">La</text:span>m</text:p>
        <text:p text:style-name="P239"><text:span text:style-name="T151">A.</text:span><text:span text:style-name="T216"><text:tab/></text:span><text:span text:style-name="T282">Enmanuel es santo,...</text:span></text:p>
        <text:p text:style-name="P241"/>
        <text:p text:style-name="P222"><text:tab/><text:span text:style-name="T258">Mi</text:span> <text:s text:c="37"/><text:span text:style-name="T258">Si7</text:span></text:p>
        <text:p text:style-name="P263"><text:span text:style-name="T151">A.</text:span><text:span text:style-name="T216"><text:tab/></text:span><text:span text:style-name="T282">CANTEMOS, CANTEMOS...</text:span></text:p>
        <text:p text:style-name="P1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" style:font-pitch="fixed"/>
    <style:font-face style:name="Comic Sans MS" svg:font-family="'Comic Sans MS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Math" svg:font-family="'Latin Modern Math'" style:font-pitch="variable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" svg:font-family="'Libre Franklin SemiBold'" style:font-pitch="variable"/>
    <style:font-face style:name="Libre Franklin SemiBold1" svg:font-family="'Libre Franklin SemiBold'" style:font-adornments="SemiBold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2-12-16T15:50:45.291014599</dc:date>
    <meta:editing-duration>P3DT6H11M46S</meta:editing-duration>
    <meta:editing-cycles>225</meta:editing-cycles>
    <meta:generator>LibreOffice/7.3.4.2$Linux_X86_64 LibreOffice_project/30$Build-2</meta:generator>
    <meta:document-statistic meta:table-count="0" meta:image-count="0" meta:object-count="0" meta:page-count="15" meta:paragraph-count="470" meta:word-count="2679" meta:character-count="23110" meta:non-whitespace-character-count="11430"/>
  </office:meta>
</office:document-meta>
</file>